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27in"/>
    </style:style>
    <style:style style:name="co2" style:family="table-column">
      <style:table-column-properties fo:break-before="auto" style:column-width="1.9756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Experiment config name</text:p>
          </table:table-cell>
          <table:table-cell office:value-type="string" calcext:value-type="string">
            <text:p>Decentral max time prediction</text:p>
          </table:table-cell>
          <table:table-cell office:value-type="string" calcext:value-type="string">
            <text:p>CBAA</text:p>
          </table:table-cell>
          <table:table-cell office:value-type="string" calcext:value-type="string">
            <text:p>AD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_4_8_2_0</text:p>
          </table:table-cell>
          <table:table-cell office:value-type="float" office:value="526.248" calcext:value-type="float">
            <text:p>526.248</text:p>
          </table:table-cell>
          <table:table-cell office:value-type="float" office:value="745.078709859622" calcext:value-type="float">
            <text:p>745.078709859622</text:p>
          </table:table-cell>
          <table:table-cell office:value-type="float" office:value="574.380112819117" calcext:value-type="float">
            <text:p>574.380112819117</text:p>
          </table:table-cell>
          <table:table-cell/>
          <table:table-cell table:formula="of:=[.C2]/[.B2]" office:value-type="float" office:value="1.41583190788302" calcext:value-type="float">
            <text:p>1.41583190788302</text:p>
          </table:table-cell>
          <table:table-cell table:formula="of:=[.D2]/[.B2]" office:value-type="float" office:value="1.09146279476429" calcext:value-type="float">
            <text:p>1.09146279476429</text:p>
          </table:table-cell>
        </table:table-row>
        <table:table-row table:style-name="ro1">
          <table:table-cell office:value-type="string" calcext:value-type="string">
            <text:p>01_4_8_2_1</text:p>
          </table:table-cell>
          <table:table-cell office:value-type="float" office:value="453.98" calcext:value-type="float">
            <text:p>453.98</text:p>
          </table:table-cell>
          <table:table-cell office:value-type="float" office:value="455.664168370452" calcext:value-type="float">
            <text:p>455.664168370452</text:p>
          </table:table-cell>
          <table:table-cell office:value-type="float" office:value="509.09992165655" calcext:value-type="float">
            <text:p>509.09992165655</text:p>
          </table:table-cell>
          <table:table-cell/>
          <table:table-cell table:formula="of:=[.C3]/[.B3]" office:value-type="float" office:value="1.00370978538802" calcext:value-type="float">
            <text:p>1.00370978538802</text:p>
          </table:table-cell>
          <table:table-cell table:formula="of:=[.D3]/[.B3]" office:value-type="float" office:value="1.12141486773988" calcext:value-type="float">
            <text:p>1.12141486773988</text:p>
          </table:table-cell>
        </table:table-row>
        <table:table-row table:style-name="ro1">
          <table:table-cell office:value-type="string" calcext:value-type="string">
            <text:p>02_4_8_2_2</text:p>
          </table:table-cell>
          <table:table-cell office:value-type="float" office:value="398.889" calcext:value-type="float">
            <text:p>398.889</text:p>
          </table:table-cell>
          <table:table-cell office:value-type="float" office:value="625.843349645527" calcext:value-type="float">
            <text:p>625.843349645527</text:p>
          </table:table-cell>
          <table:table-cell office:value-type="float" office:value="560.983516487138" calcext:value-type="float">
            <text:p>560.983516487138</text:p>
          </table:table-cell>
          <table:table-cell/>
          <table:table-cell table:formula="of:=[.C4]/[.B4]" office:value-type="float" office:value="1.5689661776723" calcext:value-type="float">
            <text:p>1.5689661776723</text:p>
          </table:table-cell>
          <table:table-cell table:formula="of:=[.D4]/[.B4]" office:value-type="float" office:value="1.4063649699218" calcext:value-type="float">
            <text:p>1.4063649699218</text:p>
          </table:table-cell>
        </table:table-row>
        <table:table-row table:style-name="ro1">
          <table:table-cell office:value-type="string" calcext:value-type="string">
            <text:p>03_4_8_2_3</text:p>
          </table:table-cell>
          <table:table-cell office:value-type="float" office:value="776.317" calcext:value-type="float">
            <text:p>776.317</text:p>
          </table:table-cell>
          <table:table-cell office:value-type="float" office:value="780.079887146831" calcext:value-type="float">
            <text:p>780.079887146831</text:p>
          </table:table-cell>
          <table:table-cell office:value-type="float" office:value="982.916068764664" calcext:value-type="float">
            <text:p>982.916068764664</text:p>
          </table:table-cell>
          <table:table-cell/>
          <table:table-cell table:formula="of:=[.C5]/[.B5]" office:value-type="float" office:value="1.00484710130891" calcext:value-type="float">
            <text:p>1.00484710130891</text:p>
          </table:table-cell>
          <table:table-cell table:formula="of:=[.D5]/[.B5]" office:value-type="float" office:value="1.26612719902393" calcext:value-type="float">
            <text:p>1.26612719902393</text:p>
          </table:table-cell>
        </table:table-row>
        <table:table-row table:style-name="ro1">
          <table:table-cell office:value-type="string" calcext:value-type="string">
            <text:p>04_4_8_2_4</text:p>
          </table:table-cell>
          <table:table-cell office:value-type="float" office:value="537.537" calcext:value-type="float">
            <text:p>537.537</text:p>
          </table:table-cell>
          <table:table-cell office:value-type="float" office:value="709.640194539548" calcext:value-type="float">
            <text:p>709.640194539548</text:p>
          </table:table-cell>
          <table:table-cell office:value-type="float" office:value="556.792210253308" calcext:value-type="float">
            <text:p>556.792210253308</text:p>
          </table:table-cell>
          <table:table-cell/>
          <table:table-cell table:formula="of:=[.C6]/[.B6]" office:value-type="float" office:value="1.32016995023514" calcext:value-type="float">
            <text:p>1.32016995023514</text:p>
          </table:table-cell>
          <table:table-cell table:formula="of:=[.D6]/[.B6]" office:value-type="float" office:value="1.03582118115275" calcext:value-type="float">
            <text:p>1.03582118115275</text:p>
          </table:table-cell>
        </table:table-row>
        <table:table-row table:style-name="ro1">
          <table:table-cell office:value-type="string" calcext:value-type="string">
            <text:p>05_4_8_2_5</text:p>
          </table:table-cell>
          <table:table-cell office:value-type="float" office:value="820.261" calcext:value-type="float">
            <text:p>820.261</text:p>
          </table:table-cell>
          <table:table-cell office:value-type="float" office:value="828.957945483809" calcext:value-type="float">
            <text:p>828.957945483809</text:p>
          </table:table-cell>
          <table:table-cell office:value-type="float" office:value="830.319274594617" calcext:value-type="float">
            <text:p>830.319274594617</text:p>
          </table:table-cell>
          <table:table-cell/>
          <table:table-cell table:formula="of:=[.C7]/[.B7]" office:value-type="float" office:value="1.01060265632989" calcext:value-type="float">
            <text:p>1.01060265632989</text:p>
          </table:table-cell>
          <table:table-cell table:formula="of:=[.D7]/[.B7]" office:value-type="float" office:value="1.01226228553426" calcext:value-type="float">
            <text:p>1.01226228553426</text:p>
          </table:table-cell>
        </table:table-row>
        <table:table-row table:style-name="ro1">
          <table:table-cell office:value-type="string" calcext:value-type="string">
            <text:p>06_4_8_2_6</text:p>
          </table:table-cell>
          <table:table-cell office:value-type="float" office:value="445.77" calcext:value-type="float">
            <text:p>445.77</text:p>
          </table:table-cell>
          <table:table-cell office:value-type="float" office:value="714.400361009678" calcext:value-type="float">
            <text:p>714.400361009678</text:p>
          </table:table-cell>
          <table:table-cell office:value-type="float" office:value="703.328697987691" calcext:value-type="float">
            <text:p>703.328697987691</text:p>
          </table:table-cell>
          <table:table-cell/>
          <table:table-cell table:formula="of:=[.C8]/[.B8]" office:value-type="float" office:value="1.60262099515373" calcext:value-type="float">
            <text:p>1.60262099515373</text:p>
          </table:table-cell>
          <table:table-cell table:formula="of:=[.D8]/[.B8]" office:value-type="float" office:value="1.57778383019874" calcext:value-type="float">
            <text:p>1.57778383019874</text:p>
          </table:table-cell>
        </table:table-row>
        <table:table-row table:style-name="ro1">
          <table:table-cell office:value-type="string" calcext:value-type="string">
            <text:p>07_4_8_2_7</text:p>
          </table:table-cell>
          <table:table-cell office:value-type="float" office:value="388.789" calcext:value-type="float">
            <text:p>388.789</text:p>
          </table:table-cell>
          <table:table-cell office:value-type="float" office:value="414.649977560716" calcext:value-type="float">
            <text:p>414.649977560716</text:p>
          </table:table-cell>
          <table:table-cell office:value-type="float" office:value="575.898013022138" calcext:value-type="float">
            <text:p>575.898013022138</text:p>
          </table:table-cell>
          <table:table-cell/>
          <table:table-cell table:formula="of:=[.C9]/[.B9]" office:value-type="float" office:value="1.06651674188497" calcext:value-type="float">
            <text:p>1.06651674188497</text:p>
          </table:table-cell>
          <table:table-cell table:formula="of:=[.D9]/[.B9]" office:value-type="float" office:value="1.48126107740224" calcext:value-type="float">
            <text:p>1.48126107740224</text:p>
          </table:table-cell>
        </table:table-row>
        <table:table-row table:style-name="ro1">
          <table:table-cell office:value-type="string" calcext:value-type="string">
            <text:p>08_4_8_2_8</text:p>
          </table:table-cell>
          <table:table-cell office:value-type="float" office:value="616.317" calcext:value-type="float">
            <text:p>616.317</text:p>
          </table:table-cell>
          <table:table-cell office:value-type="float" office:value="618.283740947626" calcext:value-type="float">
            <text:p>618.283740947626</text:p>
          </table:table-cell>
          <table:table-cell office:value-type="float" office:value="759.899973479335" calcext:value-type="float">
            <text:p>759.899973479335</text:p>
          </table:table-cell>
          <table:table-cell/>
          <table:table-cell table:formula="of:=[.C10]/[.B10]" office:value-type="float" office:value="1.00319111909557" calcext:value-type="float">
            <text:p>1.00319111909557</text:p>
          </table:table-cell>
          <table:table-cell table:formula="of:=[.D10]/[.B10]" office:value-type="float" office:value="1.23296935421112" calcext:value-type="float">
            <text:p>1.23296935421112</text:p>
          </table:table-cell>
        </table:table-row>
        <table:table-row table:style-name="ro1">
          <table:table-cell office:value-type="string" calcext:value-type="string">
            <text:p>09_4_8_2_9</text:p>
          </table:table-cell>
          <table:table-cell office:value-type="float" office:value="507.752" calcext:value-type="float">
            <text:p>507.752</text:p>
          </table:table-cell>
          <table:table-cell office:value-type="float" office:value="767.962533198475" calcext:value-type="float">
            <text:p>767.962533198475</text:p>
          </table:table-cell>
          <table:table-cell office:value-type="float" office:value="634.350227469217" calcext:value-type="float">
            <text:p>634.350227469217</text:p>
          </table:table-cell>
          <table:table-cell/>
          <table:table-cell table:formula="of:=[.C11]/[.B11]" office:value-type="float" office:value="1.51247564401219" calcext:value-type="float">
            <text:p>1.51247564401219</text:p>
          </table:table-cell>
          <table:table-cell table:formula="of:=[.D11]/[.B11]" office:value-type="float" office:value="1.24933082975393" calcext:value-type="float">
            <text:p>1.24933082975393</text:p>
          </table:table-cell>
        </table:table-row>
        <table:table-row table:style-name="ro1">
          <table:table-cell office:value-type="string" calcext:value-type="string">
            <text:p>10_4_8_2_10</text:p>
          </table:table-cell>
          <table:table-cell office:value-type="float" office:value="954.151" calcext:value-type="float">
            <text:p>954.151</text:p>
          </table:table-cell>
          <table:table-cell office:value-type="float" office:value="954.159991779938" calcext:value-type="float">
            <text:p>954.159991779938</text:p>
          </table:table-cell>
          <table:table-cell office:value-type="float" office:value="1095.36445117651" calcext:value-type="float">
            <text:p>1095.36445117651</text:p>
          </table:table-cell>
          <table:table-cell/>
          <table:table-cell table:formula="of:=[.C12]/[.B12]" office:value-type="float" office:value="1.00000942385423" calcext:value-type="float">
            <text:p>1.00000942385423</text:p>
          </table:table-cell>
          <table:table-cell table:formula="of:=[.D12]/[.B12]" office:value-type="float" office:value="1.14799906008222" calcext:value-type="float">
            <text:p>1.14799906008222</text:p>
          </table:table-cell>
        </table:table-row>
        <table:table-row table:style-name="ro1">
          <table:table-cell office:value-type="string" calcext:value-type="string">
            <text:p>11_4_8_2_11</text:p>
          </table:table-cell>
          <table:table-cell office:value-type="float" office:value="502.217" calcext:value-type="float">
            <text:p>502.217</text:p>
          </table:table-cell>
          <table:table-cell office:value-type="float" office:value="502.222151961681" calcext:value-type="float">
            <text:p>502.222151961681</text:p>
          </table:table-cell>
          <table:table-cell office:value-type="float" office:value="576.50786334546" calcext:value-type="float">
            <text:p>576.50786334546</text:p>
          </table:table-cell>
          <table:table-cell/>
          <table:table-cell table:formula="of:=[.C13]/[.B13]" office:value-type="float" office:value="1.00001025843745" calcext:value-type="float">
            <text:p>1.00001025843745</text:p>
          </table:table-cell>
          <table:table-cell table:formula="of:=[.D13]/[.B13]" office:value-type="float" office:value="1.14792582358913" calcext:value-type="float">
            <text:p>1.14792582358913</text:p>
          </table:table-cell>
        </table:table-row>
        <table:table-row table:style-name="ro1">
          <table:table-cell office:value-type="string" calcext:value-type="string">
            <text:p>12_4_8_2_12</text:p>
          </table:table-cell>
          <table:table-cell office:value-type="float" office:value="755.176" calcext:value-type="float">
            <text:p>755.176</text:p>
          </table:table-cell>
          <table:table-cell office:value-type="float" office:value="755.182366580982" calcext:value-type="float">
            <text:p>755.182366580982</text:p>
          </table:table-cell>
          <table:table-cell office:value-type="float" office:value="837.008654096177" calcext:value-type="float">
            <text:p>837.008654096177</text:p>
          </table:table-cell>
          <table:table-cell/>
          <table:table-cell table:formula="of:=[.C14]/[.B14]" office:value-type="float" office:value="1.00000843059232" calcext:value-type="float">
            <text:p>1.00000843059232</text:p>
          </table:table-cell>
          <table:table-cell table:formula="of:=[.D14]/[.B14]" office:value-type="float" office:value="1.10836236068966" calcext:value-type="float">
            <text:p>1.10836236068966</text:p>
          </table:table-cell>
        </table:table-row>
        <table:table-row table:style-name="ro1">
          <table:table-cell office:value-type="string" calcext:value-type="string">
            <text:p>13_4_8_2_13</text:p>
          </table:table-cell>
          <table:table-cell office:value-type="float" office:value="486.842" calcext:value-type="float">
            <text:p>486.842</text:p>
          </table:table-cell>
          <table:table-cell office:value-type="float" office:value="615.592015216319" calcext:value-type="float">
            <text:p>615.592015216319</text:p>
          </table:table-cell>
          <table:table-cell office:value-type="float" office:value="507.792129485999" calcext:value-type="float">
            <text:p>507.792129485999</text:p>
          </table:table-cell>
          <table:table-cell/>
          <table:table-cell table:formula="of:=[.C15]/[.B15]" office:value-type="float" office:value="1.26445954789504" calcext:value-type="float">
            <text:p>1.26445954789504</text:p>
          </table:table-cell>
          <table:table-cell table:formula="of:=[.D15]/[.B15]" office:value-type="float" office:value="1.04303270770804" calcext:value-type="float">
            <text:p>1.04303270770804</text:p>
          </table:table-cell>
        </table:table-row>
        <table:table-row table:style-name="ro1">
          <table:table-cell office:value-type="string" calcext:value-type="string">
            <text:p>14_4_8_2_14</text:p>
          </table:table-cell>
          <table:table-cell office:value-type="float" office:value="491.598" calcext:value-type="float">
            <text:p>491.598</text:p>
          </table:table-cell>
          <table:table-cell office:value-type="float" office:value="514.210442476472" calcext:value-type="float">
            <text:p>514.210442476472</text:p>
          </table:table-cell>
          <table:table-cell office:value-type="float" office:value="623.472214424396" calcext:value-type="float">
            <text:p>623.472214424396</text:p>
          </table:table-cell>
          <table:table-cell/>
          <table:table-cell table:formula="of:=[.C16]/[.B16]" office:value-type="float" office:value="1.04599783253079" calcext:value-type="float">
            <text:p>1.04599783253079</text:p>
          </table:table-cell>
          <table:table-cell table:formula="of:=[.D16]/[.B16]" office:value-type="float" office:value="1.26825620613671" calcext:value-type="float">
            <text:p>1.26825620613671</text:p>
          </table:table-cell>
        </table:table-row>
        <table:table-row table:style-name="ro1">
          <table:table-cell office:value-type="string" calcext:value-type="string">
            <text:p>15_4_8_2_15</text:p>
          </table:table-cell>
          <table:table-cell office:value-type="float" office:value="584.956" calcext:value-type="float">
            <text:p>584.956</text:p>
          </table:table-cell>
          <table:table-cell office:value-type="float" office:value="624.492696005041" calcext:value-type="float">
            <text:p>624.492696005041</text:p>
          </table:table-cell>
          <table:table-cell office:value-type="float" office:value="778.597831754846" calcext:value-type="float">
            <text:p>778.597831754846</text:p>
          </table:table-cell>
          <table:table-cell/>
          <table:table-cell table:formula="of:=[.C17]/[.B17]" office:value-type="float" office:value="1.0675891793657" calcext:value-type="float">
            <text:p>1.0675891793657</text:p>
          </table:table-cell>
          <table:table-cell table:formula="of:=[.D17]/[.B17]" office:value-type="float" office:value="1.33103657669097" calcext:value-type="float">
            <text:p>1.33103657669097</text:p>
          </table:table-cell>
        </table:table-row>
        <table:table-row table:style-name="ro1">
          <table:table-cell office:value-type="string" calcext:value-type="string">
            <text:p>16_4_8_2_16</text:p>
          </table:table-cell>
          <table:table-cell office:value-type="float" office:value="1183.288" calcext:value-type="float">
            <text:p>1183.288</text:p>
          </table:table-cell>
          <table:table-cell office:value-type="float" office:value="1199.50235477389" calcext:value-type="float">
            <text:p>1199.50235477389</text:p>
          </table:table-cell>
          <table:table-cell office:value-type="float" office:value="1272.89912439046" calcext:value-type="float">
            <text:p>1272.89912439046</text:p>
          </table:table-cell>
          <table:table-cell/>
          <table:table-cell table:formula="of:=[.C18]/[.B18]" office:value-type="float" office:value="1.01370279659211" calcext:value-type="float">
            <text:p>1.01370279659211</text:p>
          </table:table-cell>
          <table:table-cell table:formula="of:=[.D18]/[.B18]" office:value-type="float" office:value="1.07573061198158" calcext:value-type="float">
            <text:p>1.07573061198158</text:p>
          </table:table-cell>
        </table:table-row>
        <table:table-row table:style-name="ro1">
          <table:table-cell office:value-type="string" calcext:value-type="string">
            <text:p>17_4_8_2_17</text:p>
          </table:table-cell>
          <table:table-cell office:value-type="float" office:value="409.099" calcext:value-type="float">
            <text:p>409.099</text:p>
          </table:table-cell>
          <table:table-cell office:value-type="float" office:value="441.648545527461" calcext:value-type="float">
            <text:p>441.648545527461</text:p>
          </table:table-cell>
          <table:table-cell office:value-type="float" office:value="409.105249636885" calcext:value-type="float">
            <text:p>409.105249636885</text:p>
          </table:table-cell>
          <table:table-cell/>
          <table:table-cell table:formula="of:=[.C19]/[.B19]" office:value-type="float" office:value="1.07956398213504" calcext:value-type="float">
            <text:p>1.07956398213504</text:p>
          </table:table-cell>
          <table:table-cell table:formula="of:=[.D19]/[.B19]" office:value-type="float" office:value="1.00001527658803" calcext:value-type="float">
            <text:p>1.00001527658803</text:p>
          </table:table-cell>
        </table:table-row>
        <table:table-row table:style-name="ro1">
          <table:table-cell office:value-type="string" calcext:value-type="string">
            <text:p>18_4_8_2_18</text:p>
          </table:table-cell>
          <table:table-cell office:value-type="float" office:value="565.664" calcext:value-type="float">
            <text:p>565.664</text:p>
          </table:table-cell>
          <table:table-cell office:value-type="float" office:value="565.668545416029" calcext:value-type="float">
            <text:p>565.668545416029</text:p>
          </table:table-cell>
          <table:table-cell office:value-type="float" office:value="596.733468716661" calcext:value-type="float">
            <text:p>596.733468716661</text:p>
          </table:table-cell>
          <table:table-cell/>
          <table:table-cell table:formula="of:=[.C20]/[.B20]" office:value-type="float" office:value="1.00000803554058" calcext:value-type="float">
            <text:p>1.00000803554058</text:p>
          </table:table-cell>
          <table:table-cell table:formula="of:=[.D20]/[.B20]" office:value-type="float" office:value="1.05492566031542" calcext:value-type="float">
            <text:p>1.05492566031542</text:p>
          </table:table-cell>
        </table:table-row>
        <table:table-row table:style-name="ro1">
          <table:table-cell office:value-type="string" calcext:value-type="string">
            <text:p>19_4_8_2_19</text:p>
          </table:table-cell>
          <table:table-cell office:value-type="float" office:value="503.906" calcext:value-type="float">
            <text:p>503.906</text:p>
          </table:table-cell>
          <table:table-cell office:value-type="float" office:value="901.340975891219" calcext:value-type="float">
            <text:p>901.340975891219</text:p>
          </table:table-cell>
          <table:table-cell office:value-type="float" office:value="639.435988595129" calcext:value-type="float">
            <text:p>639.435988595129</text:p>
          </table:table-cell>
          <table:table-cell/>
          <table:table-cell table:formula="of:=[.C21]/[.B21]" office:value-type="float" office:value="1.78870856050775" calcext:value-type="float">
            <text:p>1.78870856050775</text:p>
          </table:table-cell>
          <table:table-cell table:formula="of:=[.D21]/[.B21]" office:value-type="float" office:value="1.26895887049396" calcext:value-type="float">
            <text:p>1.26895887049396</text:p>
          </table:table-cell>
        </table:table-row>
        <table:table-row table:style-name="ro1">
          <table:table-cell office:value-type="string" calcext:value-type="string">
            <text:p>20_4_8_2_20</text:p>
          </table:table-cell>
          <table:table-cell office:value-type="float" office:value="523.775" calcext:value-type="float">
            <text:p>523.775</text:p>
          </table:table-cell>
          <table:table-cell office:value-type="float" office:value="586.263701251713" calcext:value-type="float">
            <text:p>586.263701251713</text:p>
          </table:table-cell>
          <table:table-cell office:value-type="float" office:value="525.318000220611" calcext:value-type="float">
            <text:p>525.318000220611</text:p>
          </table:table-cell>
          <table:table-cell/>
          <table:table-cell table:formula="of:=[.C22]/[.B22]" office:value-type="float" office:value="1.11930447473001" calcext:value-type="float">
            <text:p>1.11930447473001</text:p>
          </table:table-cell>
          <table:table-cell table:formula="of:=[.D22]/[.B22]" office:value-type="float" office:value="1.00294592185693" calcext:value-type="float">
            <text:p>1.00294592185693</text:p>
          </table:table-cell>
        </table:table-row>
        <table:table-row table:style-name="ro1">
          <table:table-cell office:value-type="string" calcext:value-type="string">
            <text:p>21_4_8_2_21</text:p>
          </table:table-cell>
          <table:table-cell office:value-type="float" office:value="594.548" calcext:value-type="float">
            <text:p>594.548</text:p>
          </table:table-cell>
          <table:table-cell table:number-columns-repeated="2" office:value-type="float" office:value="594.669729939714" calcext:value-type="float">
            <text:p>594.669729939714</text:p>
          </table:table-cell>
          <table:table-cell/>
          <table:table-cell table:formula="of:=[.C23]/[.B23]" office:value-type="float" office:value="1.00020474367034" calcext:value-type="float">
            <text:p>1.00020474367034</text:p>
          </table:table-cell>
          <table:table-cell table:formula="of:=[.D23]/[.B23]" office:value-type="float" office:value="1.00020474367034" calcext:value-type="float">
            <text:p>1.00020474367034</text:p>
          </table:table-cell>
        </table:table-row>
        <table:table-row table:style-name="ro1">
          <table:table-cell office:value-type="string" calcext:value-type="string">
            <text:p>22_4_8_2_22</text:p>
          </table:table-cell>
          <table:table-cell office:value-type="float" office:value="1022.412" calcext:value-type="float">
            <text:p>1022.412</text:p>
          </table:table-cell>
          <table:table-cell office:value-type="float" office:value="1184.77274275578" calcext:value-type="float">
            <text:p>1184.77274275578</text:p>
          </table:table-cell>
          <table:table-cell office:value-type="float" office:value="1033.56249017405" calcext:value-type="float">
            <text:p>1033.56249017405</text:p>
          </table:table-cell>
          <table:table-cell/>
          <table:table-cell table:formula="of:=[.C24]/[.B24]" office:value-type="float" office:value="1.1588016795145" calcext:value-type="float">
            <text:p>1.1588016795145</text:p>
          </table:table-cell>
          <table:table-cell table:formula="of:=[.D24]/[.B24]" office:value-type="float" office:value="1.01090606347935" calcext:value-type="float">
            <text:p>1.01090606347935</text:p>
          </table:table-cell>
        </table:table-row>
        <table:table-row table:style-name="ro1">
          <table:table-cell office:value-type="string" calcext:value-type="string">
            <text:p>23_4_8_2_23</text:p>
          </table:table-cell>
          <table:table-cell office:value-type="float" office:value="413.973" calcext:value-type="float">
            <text:p>413.973</text:p>
          </table:table-cell>
          <table:table-cell office:value-type="float" office:value="511.833511293842" calcext:value-type="float">
            <text:p>511.833511293842</text:p>
          </table:table-cell>
          <table:table-cell office:value-type="float" office:value="519.768162498621" calcext:value-type="float">
            <text:p>519.768162498621</text:p>
          </table:table-cell>
          <table:table-cell/>
          <table:table-cell table:formula="of:=[.C25]/[.B25]" office:value-type="float" office:value="1.2363934635685" calcext:value-type="float">
            <text:p>1.2363934635685</text:p>
          </table:table-cell>
          <table:table-cell table:formula="of:=[.D25]/[.B25]" office:value-type="float" office:value="1.25556053776121" calcext:value-type="float">
            <text:p>1.25556053776121</text:p>
          </table:table-cell>
        </table:table-row>
        <table:table-row table:style-name="ro1">
          <table:table-cell office:value-type="string" calcext:value-type="string">
            <text:p>24_4_8_2_24</text:p>
          </table:table-cell>
          <table:table-cell office:value-type="float" office:value="404.295" calcext:value-type="float">
            <text:p>404.295</text:p>
          </table:table-cell>
          <table:table-cell office:value-type="float" office:value="422.159493994475" calcext:value-type="float">
            <text:p>422.159493994475</text:p>
          </table:table-cell>
          <table:table-cell office:value-type="float" office:value="474.763283646593" calcext:value-type="float">
            <text:p>474.763283646593</text:p>
          </table:table-cell>
          <table:table-cell/>
          <table:table-cell table:formula="of:=[.C26]/[.B26]" office:value-type="float" office:value="1.04418677944193" calcext:value-type="float">
            <text:p>1.04418677944193</text:p>
          </table:table-cell>
          <table:table-cell table:formula="of:=[.D26]/[.B26]" office:value-type="float" office:value="1.17429917175971" calcext:value-type="float">
            <text:p>1.17429917175971</text:p>
          </table:table-cell>
        </table:table-row>
        <table:table-row table:style-name="ro1">
          <table:table-cell office:value-type="string" calcext:value-type="string">
            <text:p>25_4_8_2_25</text:p>
          </table:table-cell>
          <table:table-cell office:value-type="float" office:value="587.343" calcext:value-type="float">
            <text:p>587.343</text:p>
          </table:table-cell>
          <table:table-cell office:value-type="float" office:value="1084.28486506459" calcext:value-type="float">
            <text:p>1084.28486506459</text:p>
          </table:table-cell>
          <table:table-cell office:value-type="float" office:value="779.337418638473" calcext:value-type="float">
            <text:p>779.337418638473</text:p>
          </table:table-cell>
          <table:table-cell/>
          <table:table-cell table:formula="of:=[.C27]/[.B27]" office:value-type="float" office:value="1.84608459633398" calcext:value-type="float">
            <text:p>1.84608459633398</text:p>
          </table:table-cell>
          <table:table-cell table:formula="of:=[.D27]/[.B27]" office:value-type="float" office:value="1.3268863656134" calcext:value-type="float">
            <text:p>1.3268863656134</text:p>
          </table:table-cell>
        </table:table-row>
        <table:table-row table:style-name="ro1">
          <table:table-cell office:value-type="string" calcext:value-type="string">
            <text:p>26_4_8_2_26</text:p>
          </table:table-cell>
          <table:table-cell office:value-type="float" office:value="507.798" calcext:value-type="float">
            <text:p>507.798</text:p>
          </table:table-cell>
          <table:table-cell office:value-type="float" office:value="507.801129104343" calcext:value-type="float">
            <text:p>507.801129104343</text:p>
          </table:table-cell>
          <table:table-cell office:value-type="float" office:value="609.690858092656" calcext:value-type="float">
            <text:p>609.690858092656</text:p>
          </table:table-cell>
          <table:table-cell/>
          <table:table-cell table:formula="of:=[.C28]/[.B28]" office:value-type="float" office:value="1.0000061621045" calcext:value-type="float">
            <text:p>1.0000061621045</text:p>
          </table:table-cell>
          <table:table-cell table:formula="of:=[.D28]/[.B28]" office:value-type="float" office:value="1.2006562808295" calcext:value-type="float">
            <text:p>1.2006562808295</text:p>
          </table:table-cell>
        </table:table-row>
        <table:table-row table:style-name="ro1">
          <table:table-cell office:value-type="string" calcext:value-type="string">
            <text:p>27_4_8_2_27</text:p>
          </table:table-cell>
          <table:table-cell office:value-type="float" office:value="554.623" calcext:value-type="float">
            <text:p>554.623</text:p>
          </table:table-cell>
          <table:table-cell office:value-type="float" office:value="593.983178099646" calcext:value-type="float">
            <text:p>593.983178099646</text:p>
          </table:table-cell>
          <table:table-cell office:value-type="float" office:value="572.211582428307" calcext:value-type="float">
            <text:p>572.211582428307</text:p>
          </table:table-cell>
          <table:table-cell/>
          <table:table-cell table:formula="of:=[.C29]/[.B29]" office:value-type="float" office:value="1.07096744653512" calcext:value-type="float">
            <text:p>1.07096744653512</text:p>
          </table:table-cell>
          <table:table-cell table:formula="of:=[.D29]/[.B29]" office:value-type="float" office:value="1.03171268127775" calcext:value-type="float">
            <text:p>1.03171268127775</text:p>
          </table:table-cell>
        </table:table-row>
        <table:table-row table:style-name="ro1">
          <table:table-cell office:value-type="string" calcext:value-type="string">
            <text:p>28_4_8_2_28</text:p>
          </table:table-cell>
          <table:table-cell office:value-type="float" office:value="545.708" calcext:value-type="float">
            <text:p>545.708</text:p>
          </table:table-cell>
          <table:table-cell office:value-type="float" office:value="675.097935528038" calcext:value-type="float">
            <text:p>675.097935528038</text:p>
          </table:table-cell>
          <table:table-cell office:value-type="float" office:value="549.526724846249" calcext:value-type="float">
            <text:p>549.526724846249</text:p>
          </table:table-cell>
          <table:table-cell/>
          <table:table-cell table:formula="of:=[.C30]/[.B30]" office:value-type="float" office:value="1.23710470714748" calcext:value-type="float">
            <text:p>1.23710470714748</text:p>
          </table:table-cell>
          <table:table-cell table:formula="of:=[.D30]/[.B30]" office:value-type="float" office:value="1.00699774393311" calcext:value-type="float">
            <text:p>1.00699774393311</text:p>
          </table:table-cell>
        </table:table-row>
        <table:table-row table:style-name="ro1">
          <table:table-cell office:value-type="string" calcext:value-type="string">
            <text:p>29_4_8_2_29</text:p>
          </table:table-cell>
          <table:table-cell office:value-type="float" office:value="362.351" calcext:value-type="float">
            <text:p>362.351</text:p>
          </table:table-cell>
          <table:table-cell office:value-type="float" office:value="416.718374599995" calcext:value-type="float">
            <text:p>416.718374599995</text:p>
          </table:table-cell>
          <table:table-cell office:value-type="float" office:value="437.855188828404" calcext:value-type="float">
            <text:p>437.855188828404</text:p>
          </table:table-cell>
          <table:table-cell/>
          <table:table-cell table:formula="of:=[.C31]/[.B31]" office:value-type="float" office:value="1.15004063628911" calcext:value-type="float">
            <text:p>1.15004063628911</text:p>
          </table:table-cell>
          <table:table-cell table:formula="of:=[.D31]/[.B31]" office:value-type="float" office:value="1.20837306597306" calcext:value-type="float">
            <text:p>1.20837306597306</text:p>
          </table:table-cell>
        </table:table-row>
        <table:table-row table:style-name="ro1">
          <table:table-cell office:value-type="string" calcext:value-type="string">
            <text:p>30_4_8_4_0</text:p>
          </table:table-cell>
          <table:table-cell office:value-type="float" office:value="847.661" calcext:value-type="float">
            <text:p>847.661</text:p>
          </table:table-cell>
          <table:table-cell office:value-type="float" office:value="985.108964477696" calcext:value-type="float">
            <text:p>985.108964477696</text:p>
          </table:table-cell>
          <table:table-cell office:value-type="float" office:value="1131.0722473171" calcext:value-type="float">
            <text:p>1131.0722473171</text:p>
          </table:table-cell>
          <table:table-cell/>
          <table:table-cell table:formula="of:=[.C32]/[.B32]" office:value-type="float" office:value="1.16214968540218" calcext:value-type="float">
            <text:p>1.16214968540218</text:p>
          </table:table-cell>
          <table:table-cell table:formula="of:=[.D32]/[.B32]" office:value-type="float" office:value="1.33434503571251" calcext:value-type="float">
            <text:p>1.33434503571251</text:p>
          </table:table-cell>
        </table:table-row>
        <table:table-row table:style-name="ro1">
          <table:table-cell office:value-type="string" calcext:value-type="string">
            <text:p>31_4_8_4_1</text:p>
          </table:table-cell>
          <table:table-cell office:value-type="float" office:value="609.882" calcext:value-type="float">
            <text:p>609.882</text:p>
          </table:table-cell>
          <table:table-cell office:value-type="float" office:value="718.108080819233" calcext:value-type="float">
            <text:p>718.108080819233</text:p>
          </table:table-cell>
          <table:table-cell office:value-type="float" office:value="673.895656013056" calcext:value-type="float">
            <text:p>673.895656013056</text:p>
          </table:table-cell>
          <table:table-cell/>
          <table:table-cell table:formula="of:=[.C33]/[.B33]" office:value-type="float" office:value="1.17745413181441" calcext:value-type="float">
            <text:p>1.17745413181441</text:p>
          </table:table-cell>
          <table:table-cell table:formula="of:=[.D33]/[.B33]" office:value-type="float" office:value="1.10496072357121" calcext:value-type="float">
            <text:p>1.10496072357121</text:p>
          </table:table-cell>
        </table:table-row>
        <table:table-row table:style-name="ro1">
          <table:table-cell office:value-type="string" calcext:value-type="string">
            <text:p>32_4_8_4_2</text:p>
          </table:table-cell>
          <table:table-cell office:value-type="float" office:value="728.61" calcext:value-type="float">
            <text:p>728.61</text:p>
          </table:table-cell>
          <table:table-cell office:value-type="float" office:value="955.554075047255" calcext:value-type="float">
            <text:p>955.554075047255</text:p>
          </table:table-cell>
          <table:table-cell office:value-type="float" office:value="875.261939328885" calcext:value-type="float">
            <text:p>875.261939328885</text:p>
          </table:table-cell>
          <table:table-cell/>
          <table:table-cell table:formula="of:=[.C34]/[.B34]" office:value-type="float" office:value="1.31147537783897" calcext:value-type="float">
            <text:p>1.31147537783897</text:p>
          </table:table-cell>
          <table:table-cell table:formula="of:=[.D34]/[.B34]" office:value-type="float" office:value="1.20127631974429" calcext:value-type="float">
            <text:p>1.20127631974429</text:p>
          </table:table-cell>
        </table:table-row>
        <table:table-row table:style-name="ro1">
          <table:table-cell office:value-type="string" calcext:value-type="string">
            <text:p>33_4_8_4_3</text:p>
          </table:table-cell>
          <table:table-cell office:value-type="float" office:value="774.42" calcext:value-type="float">
            <text:p>774.42</text:p>
          </table:table-cell>
          <table:table-cell office:value-type="float" office:value="828.831704521088" calcext:value-type="float">
            <text:p>828.831704521088</text:p>
          </table:table-cell>
          <table:table-cell office:value-type="float" office:value="904.385057634544" calcext:value-type="float">
            <text:p>904.385057634544</text:p>
          </table:table-cell>
          <table:table-cell/>
          <table:table-cell table:formula="of:=[.C35]/[.B35]" office:value-type="float" office:value="1.07026123359558" calcext:value-type="float">
            <text:p>1.07026123359558</text:p>
          </table:table-cell>
          <table:table-cell table:formula="of:=[.D35]/[.B35]" office:value-type="float" office:value="1.16782244471287" calcext:value-type="float">
            <text:p>1.16782244471287</text:p>
          </table:table-cell>
        </table:table-row>
        <table:table-row table:style-name="ro1">
          <table:table-cell office:value-type="string" calcext:value-type="string">
            <text:p>34_4_8_4_4</text:p>
          </table:table-cell>
          <table:table-cell office:value-type="float" office:value="633.588" calcext:value-type="float">
            <text:p>633.588</text:p>
          </table:table-cell>
          <table:table-cell office:value-type="float" office:value="651.837147869571" calcext:value-type="float">
            <text:p>651.837147869571</text:p>
          </table:table-cell>
          <table:table-cell office:value-type="float" office:value="712.122354795629" calcext:value-type="float">
            <text:p>712.122354795629</text:p>
          </table:table-cell>
          <table:table-cell/>
          <table:table-cell table:formula="of:=[.C36]/[.B36]" office:value-type="float" office:value="1.02880286222209" calcext:value-type="float">
            <text:p>1.02880286222209</text:p>
          </table:table-cell>
          <table:table-cell table:formula="of:=[.D36]/[.B36]" office:value-type="float" office:value="1.12395177117564" calcext:value-type="float">
            <text:p>1.12395177117564</text:p>
          </table:table-cell>
        </table:table-row>
        <table:table-row table:style-name="ro1">
          <table:table-cell office:value-type="string" calcext:value-type="string">
            <text:p>35_4_8_4_5</text:p>
          </table:table-cell>
          <table:table-cell office:value-type="float" office:value="668.658" calcext:value-type="float">
            <text:p>668.658</text:p>
          </table:table-cell>
          <table:table-cell office:value-type="float" office:value="942.969580114968" calcext:value-type="float">
            <text:p>942.969580114968</text:p>
          </table:table-cell>
          <table:table-cell office:value-type="float" office:value="785.835097490583" calcext:value-type="float">
            <text:p>785.835097490583</text:p>
          </table:table-cell>
          <table:table-cell/>
          <table:table-cell table:formula="of:=[.C37]/[.B37]" office:value-type="float" office:value="1.410241977386" calcext:value-type="float">
            <text:p>1.410241977386</text:p>
          </table:table-cell>
          <table:table-cell table:formula="of:=[.D37]/[.B37]" office:value-type="float" office:value="1.17524219779107" calcext:value-type="float">
            <text:p>1.17524219779107</text:p>
          </table:table-cell>
        </table:table-row>
        <table:table-row table:style-name="ro1">
          <table:table-cell office:value-type="string" calcext:value-type="string">
            <text:p>36_4_8_4_6</text:p>
          </table:table-cell>
          <table:table-cell office:value-type="float" office:value="635.644" calcext:value-type="float">
            <text:p>635.644</text:p>
          </table:table-cell>
          <table:table-cell office:value-type="float" office:value="685.836433638577" calcext:value-type="float">
            <text:p>685.836433638577</text:p>
          </table:table-cell>
          <table:table-cell office:value-type="float" office:value="837.558513751379" calcext:value-type="float">
            <text:p>837.558513751379</text:p>
          </table:table-cell>
          <table:table-cell/>
          <table:table-cell table:formula="of:=[.C38]/[.B38]" office:value-type="float" office:value="1.0789631202978" calcext:value-type="float">
            <text:p>1.0789631202978</text:p>
          </table:table-cell>
          <table:table-cell table:formula="of:=[.D38]/[.B38]" office:value-type="float" office:value="1.31765345657535" calcext:value-type="float">
            <text:p>1.31765345657535</text:p>
          </table:table-cell>
        </table:table-row>
        <table:table-row table:style-name="ro1">
          <table:table-cell office:value-type="string" calcext:value-type="string">
            <text:p>37_4_8_4_7</text:p>
          </table:table-cell>
          <table:table-cell office:value-type="float" office:value="783.822" calcext:value-type="float">
            <text:p>783.822</text:p>
          </table:table-cell>
          <table:table-cell office:value-type="float" office:value="949.230162664131" calcext:value-type="float">
            <text:p>949.230162664131</text:p>
          </table:table-cell>
          <table:table-cell office:value-type="float" office:value="992.602594797825" calcext:value-type="float">
            <text:p>992.602594797825</text:p>
          </table:table-cell>
          <table:table-cell/>
          <table:table-cell table:formula="of:=[.C39]/[.B39]" office:value-type="float" office:value="1.21102771122032" calcext:value-type="float">
            <text:p>1.21102771122032</text:p>
          </table:table-cell>
          <table:table-cell table:formula="of:=[.D39]/[.B39]" office:value-type="float" office:value="1.26636225418249" calcext:value-type="float">
            <text:p>1.26636225418249</text:p>
          </table:table-cell>
        </table:table-row>
        <table:table-row table:style-name="ro1">
          <table:table-cell office:value-type="string" calcext:value-type="string">
            <text:p>38_4_8_4_8</text:p>
          </table:table-cell>
          <table:table-cell office:value-type="float" office:value="757.375" calcext:value-type="float">
            <text:p>757.375</text:p>
          </table:table-cell>
          <table:table-cell office:value-type="float" office:value="926.60475106988" calcext:value-type="float">
            <text:p>926.60475106988</text:p>
          </table:table-cell>
          <table:table-cell office:value-type="float" office:value="786.805963936845" calcext:value-type="float">
            <text:p>786.805963936845</text:p>
          </table:table-cell>
          <table:table-cell/>
          <table:table-cell table:formula="of:=[.C40]/[.B40]" office:value-type="float" office:value="1.22344248367041" calcext:value-type="float">
            <text:p>1.22344248367041</text:p>
          </table:table-cell>
          <table:table-cell table:formula="of:=[.D40]/[.B40]" office:value-type="float" office:value="1.03885917007671" calcext:value-type="float">
            <text:p>1.03885917007671</text:p>
          </table:table-cell>
        </table:table-row>
        <table:table-row table:style-name="ro1">
          <table:table-cell office:value-type="string" calcext:value-type="string">
            <text:p>39_4_8_4_9</text:p>
          </table:table-cell>
          <table:table-cell office:value-type="float" office:value="900.663" calcext:value-type="float">
            <text:p>900.663</text:p>
          </table:table-cell>
          <table:table-cell office:value-type="float" office:value="1129.78984667092" calcext:value-type="float">
            <text:p>1129.78984667092</text:p>
          </table:table-cell>
          <table:table-cell office:value-type="float" office:value="1087.82718299144" calcext:value-type="float">
            <text:p>1087.82718299144</text:p>
          </table:table-cell>
          <table:table-cell/>
          <table:table-cell table:formula="of:=[.C41]/[.B41]" office:value-type="float" office:value="1.25439797867895" calcext:value-type="float">
            <text:p>1.25439797867895</text:p>
          </table:table-cell>
          <table:table-cell table:formula="of:=[.D41]/[.B41]" office:value-type="float" office:value="1.20780711874635" calcext:value-type="float">
            <text:p>1.20780711874635</text:p>
          </table:table-cell>
        </table:table-row>
        <table:table-row table:style-name="ro1">
          <table:table-cell office:value-type="string" calcext:value-type="string">
            <text:p>40_4_8_4_10</text:p>
          </table:table-cell>
          <table:table-cell office:value-type="float" office:value="426.721" calcext:value-type="float">
            <text:p>426.721</text:p>
          </table:table-cell>
          <table:table-cell office:value-type="float" office:value="493.767414191247" calcext:value-type="float">
            <text:p>493.767414191247</text:p>
          </table:table-cell>
          <table:table-cell office:value-type="float" office:value="570.926720839797" calcext:value-type="float">
            <text:p>570.926720839797</text:p>
          </table:table-cell>
          <table:table-cell/>
          <table:table-cell table:formula="of:=[.C42]/[.B42]" office:value-type="float" office:value="1.15712002500755" calcext:value-type="float">
            <text:p>1.15712002500755</text:p>
          </table:table-cell>
          <table:table-cell table:formula="of:=[.D42]/[.B42]" office:value-type="float" office:value="1.33793912378298" calcext:value-type="float">
            <text:p>1.33793912378298</text:p>
          </table:table-cell>
        </table:table-row>
        <table:table-row table:style-name="ro1">
          <table:table-cell office:value-type="string" calcext:value-type="string">
            <text:p>41_4_8_4_11</text:p>
          </table:table-cell>
          <table:table-cell office:value-type="float" office:value="786.115" calcext:value-type="float">
            <text:p>786.115</text:p>
          </table:table-cell>
          <table:table-cell office:value-type="float" office:value="926.802323384942" calcext:value-type="float">
            <text:p>926.802323384942</text:p>
          </table:table-cell>
          <table:table-cell office:value-type="float" office:value="891.552477946697" calcext:value-type="float">
            <text:p>891.552477946697</text:p>
          </table:table-cell>
          <table:table-cell/>
          <table:table-cell table:formula="of:=[.C43]/[.B43]" office:value-type="float" office:value="1.17896532108526" calcext:value-type="float">
            <text:p>1.17896532108526</text:p>
          </table:table-cell>
          <table:table-cell table:formula="of:=[.D43]/[.B43]" office:value-type="float" office:value="1.13412475012778" calcext:value-type="float">
            <text:p>1.13412475012778</text:p>
          </table:table-cell>
        </table:table-row>
        <table:table-row table:style-name="ro1">
          <table:table-cell office:value-type="string" calcext:value-type="string">
            <text:p>42_4_8_4_12</text:p>
          </table:table-cell>
          <table:table-cell office:value-type="float" office:value="495.643" calcext:value-type="float">
            <text:p>495.643</text:p>
          </table:table-cell>
          <table:table-cell office:value-type="float" office:value="629.943647383259" calcext:value-type="float">
            <text:p>629.943647383259</text:p>
          </table:table-cell>
          <table:table-cell office:value-type="float" office:value="570.507465255431" calcext:value-type="float">
            <text:p>570.507465255431</text:p>
          </table:table-cell>
          <table:table-cell/>
          <table:table-cell table:formula="of:=[.C44]/[.B44]" office:value-type="float" office:value="1.2709624616574" calcext:value-type="float">
            <text:p>1.2709624616574</text:p>
          </table:table-cell>
          <table:table-cell table:formula="of:=[.D44]/[.B44]" office:value-type="float" office:value="1.15104513784202" calcext:value-type="float">
            <text:p>1.15104513784202</text:p>
          </table:table-cell>
        </table:table-row>
        <table:table-row table:style-name="ro1">
          <table:table-cell office:value-type="string" calcext:value-type="string">
            <text:p>43_4_8_4_13</text:p>
          </table:table-cell>
          <table:table-cell office:value-type="float" office:value="557.494" calcext:value-type="float">
            <text:p>557.494</text:p>
          </table:table-cell>
          <table:table-cell office:value-type="float" office:value="776.242621745223" calcext:value-type="float">
            <text:p>776.242621745223</text:p>
          </table:table-cell>
          <table:table-cell office:value-type="float" office:value="598.564279670026" calcext:value-type="float">
            <text:p>598.564279670026</text:p>
          </table:table-cell>
          <table:table-cell/>
          <table:table-cell table:formula="of:=[.C45]/[.B45]" office:value-type="float" office:value="1.39237843231537" calcext:value-type="float">
            <text:p>1.39237843231537</text:p>
          </table:table-cell>
          <table:table-cell table:formula="of:=[.D45]/[.B45]" office:value-type="float" office:value="1.07366945594038" calcext:value-type="float">
            <text:p>1.07366945594038</text:p>
          </table:table-cell>
        </table:table-row>
        <table:table-row table:style-name="ro1">
          <table:table-cell office:value-type="string" calcext:value-type="string">
            <text:p>44_4_8_4_14</text:p>
          </table:table-cell>
          <table:table-cell office:value-type="float" office:value="825.741" calcext:value-type="float">
            <text:p>825.741</text:p>
          </table:table-cell>
          <table:table-cell office:value-type="float" office:value="1168.48734578241" calcext:value-type="float">
            <text:p>1168.48734578241</text:p>
          </table:table-cell>
          <table:table-cell office:value-type="float" office:value="907.507317644242" calcext:value-type="float">
            <text:p>907.507317644242</text:p>
          </table:table-cell>
          <table:table-cell/>
          <table:table-cell table:formula="of:=[.C46]/[.B46]" office:value-type="float" office:value="1.4150773012148" calcext:value-type="float">
            <text:p>1.4150773012148</text:p>
          </table:table-cell>
          <table:table-cell table:formula="of:=[.D46]/[.B46]" office:value-type="float" office:value="1.0990217485195" calcext:value-type="float">
            <text:p>1.0990217485195</text:p>
          </table:table-cell>
        </table:table-row>
        <table:table-row table:style-name="ro1">
          <table:table-cell office:value-type="string" calcext:value-type="string">
            <text:p>45_4_8_4_15</text:p>
          </table:table-cell>
          <table:table-cell office:value-type="float" office:value="981.731" calcext:value-type="float">
            <text:p>981.731</text:p>
          </table:table-cell>
          <table:table-cell office:value-type="float" office:value="1014.85670864957" calcext:value-type="float">
            <text:p>1014.85670864957</text:p>
          </table:table-cell>
          <table:table-cell office:value-type="float" office:value="1141.69095826437" calcext:value-type="float">
            <text:p>1141.69095826437</text:p>
          </table:table-cell>
          <table:table-cell/>
          <table:table-cell table:formula="of:=[.C47]/[.B47]" office:value-type="float" office:value="1.03374214387604" calcext:value-type="float">
            <text:p>1.03374214387604</text:p>
          </table:table-cell>
          <table:table-cell table:formula="of:=[.D47]/[.B47]" office:value-type="float" office:value="1.16293664788457" calcext:value-type="float">
            <text:p>1.16293664788457</text:p>
          </table:table-cell>
        </table:table-row>
        <table:table-row table:style-name="ro1">
          <table:table-cell office:value-type="string" calcext:value-type="string">
            <text:p>46_4_8_4_16</text:p>
          </table:table-cell>
          <table:table-cell office:value-type="float" office:value="647.471" calcext:value-type="float">
            <text:p>647.471</text:p>
          </table:table-cell>
          <table:table-cell office:value-type="float" office:value="912.869107268478" calcext:value-type="float">
            <text:p>912.869107268478</text:p>
          </table:table-cell>
          <table:table-cell office:value-type="float" office:value="867.636500431529" calcext:value-type="float">
            <text:p>867.636500431529</text:p>
          </table:table-cell>
          <table:table-cell/>
          <table:table-cell table:formula="of:=[.C48]/[.B48]" office:value-type="float" office:value="1.4098996051846" calcext:value-type="float">
            <text:p>1.4098996051846</text:p>
          </table:table-cell>
          <table:table-cell table:formula="of:=[.D48]/[.B48]" office:value-type="float" office:value="1.34003916844388" calcext:value-type="float">
            <text:p>1.34003916844388</text:p>
          </table:table-cell>
        </table:table-row>
        <table:table-row table:style-name="ro1">
          <table:table-cell office:value-type="string" calcext:value-type="string">
            <text:p>47_4_8_4_17</text:p>
          </table:table-cell>
          <table:table-cell office:value-type="float" office:value="549.688" calcext:value-type="float">
            <text:p>549.688</text:p>
          </table:table-cell>
          <table:table-cell office:value-type="float" office:value="646.880840005599" calcext:value-type="float">
            <text:p>646.880840005599</text:p>
          </table:table-cell>
          <table:table-cell office:value-type="float" office:value="691.009599014096" calcext:value-type="float">
            <text:p>691.009599014096</text:p>
          </table:table-cell>
          <table:table-cell/>
          <table:table-cell table:formula="of:=[.C49]/[.B49]" office:value-type="float" office:value="1.1768145566314" calcext:value-type="float">
            <text:p>1.1768145566314</text:p>
          </table:table-cell>
          <table:table-cell table:formula="of:=[.D49]/[.B49]" office:value-type="float" office:value="1.25709420437429" calcext:value-type="float">
            <text:p>1.25709420437429</text:p>
          </table:table-cell>
        </table:table-row>
        <table:table-row table:style-name="ro1">
          <table:table-cell office:value-type="string" calcext:value-type="string">
            <text:p>48_4_8_4_18</text:p>
          </table:table-cell>
          <table:table-cell office:value-type="float" office:value="704.974" calcext:value-type="float">
            <text:p>704.974</text:p>
          </table:table-cell>
          <table:table-cell office:value-type="float" office:value="928.138519525587" calcext:value-type="float">
            <text:p>928.138519525587</text:p>
          </table:table-cell>
          <table:table-cell office:value-type="float" office:value="816.510009919629" calcext:value-type="float">
            <text:p>816.510009919629</text:p>
          </table:table-cell>
          <table:table-cell/>
          <table:table-cell table:formula="of:=[.C50]/[.B50]" office:value-type="float" office:value="1.31655709221274" calcext:value-type="float">
            <text:p>1.31655709221274</text:p>
          </table:table-cell>
          <table:table-cell table:formula="of:=[.D50]/[.B50]" office:value-type="float" office:value="1.15821294107248" calcext:value-type="float">
            <text:p>1.15821294107248</text:p>
          </table:table-cell>
        </table:table-row>
        <table:table-row table:style-name="ro1">
          <table:table-cell office:value-type="string" calcext:value-type="string">
            <text:p>49_4_8_4_19</text:p>
          </table:table-cell>
          <table:table-cell office:value-type="float" office:value="640.906" calcext:value-type="float">
            <text:p>640.906</text:p>
          </table:table-cell>
          <table:table-cell office:value-type="float" office:value="890.45214160706" calcext:value-type="float">
            <text:p>890.45214160706</text:p>
          </table:table-cell>
          <table:table-cell office:value-type="float" office:value="661.704174678394" calcext:value-type="float">
            <text:p>661.704174678394</text:p>
          </table:table-cell>
          <table:table-cell/>
          <table:table-cell table:formula="of:=[.C51]/[.B51]" office:value-type="float" office:value="1.38936465192565" calcext:value-type="float">
            <text:p>1.38936465192565</text:p>
          </table:table-cell>
          <table:table-cell table:formula="of:=[.D51]/[.B51]" office:value-type="float" office:value="1.03245120919198" calcext:value-type="float">
            <text:p>1.03245120919198</text:p>
          </table:table-cell>
        </table:table-row>
        <table:table-row table:style-name="ro1">
          <table:table-cell office:value-type="string" calcext:value-type="string">
            <text:p>50_4_8_4_20</text:p>
          </table:table-cell>
          <table:table-cell office:value-type="float" office:value="420.358" calcext:value-type="float">
            <text:p>420.358</text:p>
          </table:table-cell>
          <table:table-cell office:value-type="float" office:value="514.801512589176" calcext:value-type="float">
            <text:p>514.801512589176</text:p>
          </table:table-cell>
          <table:table-cell office:value-type="float" office:value="468.037051737604" calcext:value-type="float">
            <text:p>468.037051737604</text:p>
          </table:table-cell>
          <table:table-cell/>
          <table:table-cell table:formula="of:=[.C52]/[.B52]" office:value-type="float" office:value="1.22467399832803" calcext:value-type="float">
            <text:p>1.22467399832803</text:p>
          </table:table-cell>
          <table:table-cell table:formula="of:=[.D52]/[.B52]" office:value-type="float" office:value="1.11342487055701" calcext:value-type="float">
            <text:p>1.11342487055701</text:p>
          </table:table-cell>
        </table:table-row>
        <table:table-row table:style-name="ro1">
          <table:table-cell office:value-type="string" calcext:value-type="string">
            <text:p>51_4_8_4_21</text:p>
          </table:table-cell>
          <table:table-cell office:value-type="float" office:value="755.632" calcext:value-type="float">
            <text:p>755.632</text:p>
          </table:table-cell>
          <table:table-cell office:value-type="float" office:value="755.641878645995" calcext:value-type="float">
            <text:p>755.641878645995</text:p>
          </table:table-cell>
          <table:table-cell office:value-type="float" office:value="781.663464663515" calcext:value-type="float">
            <text:p>781.663464663515</text:p>
          </table:table-cell>
          <table:table-cell/>
          <table:table-cell table:formula="of:=[.C53]/[.B53]" office:value-type="float" office:value="1.00001307335581" calcext:value-type="float">
            <text:p>1.00001307335581</text:p>
          </table:table-cell>
          <table:table-cell table:formula="of:=[.D53]/[.B53]" office:value-type="float" office:value="1.03444992359179" calcext:value-type="float">
            <text:p>1.03444992359179</text:p>
          </table:table-cell>
        </table:table-row>
        <table:table-row table:style-name="ro1">
          <table:table-cell office:value-type="string" calcext:value-type="string">
            <text:p>52_4_8_4_22</text:p>
          </table:table-cell>
          <table:table-cell office:value-type="float" office:value="658.562" calcext:value-type="float">
            <text:p>658.562</text:p>
          </table:table-cell>
          <table:table-cell office:value-type="float" office:value="1047.33962120083" calcext:value-type="float">
            <text:p>1047.33962120083</text:p>
          </table:table-cell>
          <table:table-cell office:value-type="float" office:value="1044.34390538751" calcext:value-type="float">
            <text:p>1044.34390538751</text:p>
          </table:table-cell>
          <table:table-cell/>
          <table:table-cell table:formula="of:=[.C54]/[.B54]" office:value-type="float" office:value="1.5903432345031" calcext:value-type="float">
            <text:p>1.5903432345031</text:p>
          </table:table-cell>
          <table:table-cell table:formula="of:=[.D54]/[.B54]" office:value-type="float" office:value="1.58579436011721" calcext:value-type="float">
            <text:p>1.58579436011721</text:p>
          </table:table-cell>
        </table:table-row>
        <table:table-row table:style-name="ro1">
          <table:table-cell office:value-type="string" calcext:value-type="string">
            <text:p>53_4_8_4_23</text:p>
          </table:table-cell>
          <table:table-cell office:value-type="float" office:value="850.44" calcext:value-type="float">
            <text:p>850.44</text:p>
          </table:table-cell>
          <table:table-cell office:value-type="float" office:value="1028.96436896438" calcext:value-type="float">
            <text:p>1028.96436896438</text:p>
          </table:table-cell>
          <table:table-cell office:value-type="float" office:value="1087.30589835772" calcext:value-type="float">
            <text:p>1087.30589835772</text:p>
          </table:table-cell>
          <table:table-cell/>
          <table:table-cell table:formula="of:=[.C55]/[.B55]" office:value-type="float" office:value="1.20992000489674" calcext:value-type="float">
            <text:p>1.20992000489674</text:p>
          </table:table-cell>
          <table:table-cell table:formula="of:=[.D55]/[.B55]" office:value-type="float" office:value="1.27852158689351" calcext:value-type="float">
            <text:p>1.27852158689351</text:p>
          </table:table-cell>
        </table:table-row>
        <table:table-row table:style-name="ro1">
          <table:table-cell office:value-type="string" calcext:value-type="string">
            <text:p>54_4_8_4_24</text:p>
          </table:table-cell>
          <table:table-cell office:value-type="float" office:value="667.563" calcext:value-type="float">
            <text:p>667.563</text:p>
          </table:table-cell>
          <table:table-cell office:value-type="float" office:value="727.156465249677" calcext:value-type="float">
            <text:p>727.156465249677</text:p>
          </table:table-cell>
          <table:table-cell office:value-type="float" office:value="869.782314591325" calcext:value-type="float">
            <text:p>869.782314591325</text:p>
          </table:table-cell>
          <table:table-cell/>
          <table:table-cell table:formula="of:=[.C56]/[.B56]" office:value-type="float" office:value="1.0892701741254" calcext:value-type="float">
            <text:p>1.0892701741254</text:p>
          </table:table-cell>
          <table:table-cell table:formula="of:=[.D56]/[.B56]" office:value-type="float" office:value="1.30292169366985" calcext:value-type="float">
            <text:p>1.30292169366985</text:p>
          </table:table-cell>
        </table:table-row>
        <table:table-row table:style-name="ro1">
          <table:table-cell office:value-type="string" calcext:value-type="string">
            <text:p>55_4_8_4_25</text:p>
          </table:table-cell>
          <table:table-cell office:value-type="float" office:value="767.327" calcext:value-type="float">
            <text:p>767.327</text:p>
          </table:table-cell>
          <table:table-cell office:value-type="float" office:value="895.0753670368" calcext:value-type="float">
            <text:p>895.0753670368</text:p>
          </table:table-cell>
          <table:table-cell office:value-type="float" office:value="767.334854748956" calcext:value-type="float">
            <text:p>767.334854748956</text:p>
          </table:table-cell>
          <table:table-cell/>
          <table:table-cell table:formula="of:=[.C57]/[.B57]" office:value-type="float" office:value="1.16648491065322" calcext:value-type="float">
            <text:p>1.16648491065322</text:p>
          </table:table-cell>
          <table:table-cell table:formula="of:=[.D57]/[.B57]" office:value-type="float" office:value="1.00001023650798" calcext:value-type="float">
            <text:p>1.00001023650798</text:p>
          </table:table-cell>
        </table:table-row>
        <table:table-row table:style-name="ro1">
          <table:table-cell office:value-type="string" calcext:value-type="string">
            <text:p>56_4_8_4_26</text:p>
          </table:table-cell>
          <table:table-cell office:value-type="float" office:value="520.488" calcext:value-type="float">
            <text:p>520.488</text:p>
          </table:table-cell>
          <table:table-cell office:value-type="float" office:value="520.492907704498" calcext:value-type="float">
            <text:p>520.492907704498</text:p>
          </table:table-cell>
          <table:table-cell office:value-type="float" office:value="521.502418425569" calcext:value-type="float">
            <text:p>521.502418425569</text:p>
          </table:table-cell>
          <table:table-cell/>
          <table:table-cell table:formula="of:=[.C58]/[.B58]" office:value-type="float" office:value="1.00000942904447" calcext:value-type="float">
            <text:p>1.00000942904447</text:p>
          </table:table-cell>
          <table:table-cell table:formula="of:=[.D58]/[.B58]" office:value-type="float" office:value="1.00194897562589" calcext:value-type="float">
            <text:p>1.00194897562589</text:p>
          </table:table-cell>
        </table:table-row>
        <table:table-row table:style-name="ro1">
          <table:table-cell office:value-type="string" calcext:value-type="string">
            <text:p>57_4_8_4_27</text:p>
          </table:table-cell>
          <table:table-cell office:value-type="float" office:value="643.588" calcext:value-type="float">
            <text:p>643.588</text:p>
          </table:table-cell>
          <table:table-cell office:value-type="float" office:value="785.103873620875" calcext:value-type="float">
            <text:p>785.103873620875</text:p>
          </table:table-cell>
          <table:table-cell office:value-type="float" office:value="757.758034591442" calcext:value-type="float">
            <text:p>757.758034591442</text:p>
          </table:table-cell>
          <table:table-cell/>
          <table:table-cell table:formula="of:=[.C59]/[.B59]" office:value-type="float" office:value="1.21988581766732" calcext:value-type="float">
            <text:p>1.21988581766732</text:p>
          </table:table-cell>
          <table:table-cell table:formula="of:=[.D59]/[.B59]" office:value-type="float" office:value="1.17739615187269" calcext:value-type="float">
            <text:p>1.17739615187269</text:p>
          </table:table-cell>
        </table:table-row>
        <table:table-row table:style-name="ro1">
          <table:table-cell office:value-type="string" calcext:value-type="string">
            <text:p>58_4_8_4_28</text:p>
          </table:table-cell>
          <table:table-cell office:value-type="float" office:value="450.506" calcext:value-type="float">
            <text:p>450.506</text:p>
          </table:table-cell>
          <table:table-cell office:value-type="float" office:value="460.656749197801" calcext:value-type="float">
            <text:p>460.656749197801</text:p>
          </table:table-cell>
          <table:table-cell office:value-type="float" office:value="552.122782081176" calcext:value-type="float">
            <text:p>552.122782081176</text:p>
          </table:table-cell>
          <table:table-cell/>
          <table:table-cell table:formula="of:=[.C60]/[.B60]" office:value-type="float" office:value="1.02253188458711" calcext:value-type="float">
            <text:p>1.02253188458711</text:p>
          </table:table-cell>
          <table:table-cell table:formula="of:=[.D60]/[.B60]" office:value-type="float" office:value="1.22556143998343" calcext:value-type="float">
            <text:p>1.22556143998343</text:p>
          </table:table-cell>
        </table:table-row>
        <table:table-row table:style-name="ro1">
          <table:table-cell office:value-type="string" calcext:value-type="string">
            <text:p>59_4_8_4_29</text:p>
          </table:table-cell>
          <table:table-cell office:value-type="float" office:value="770.832" calcext:value-type="float">
            <text:p>770.832</text:p>
          </table:table-cell>
          <table:table-cell office:value-type="float" office:value="891.666343972727" calcext:value-type="float">
            <text:p>891.666343972727</text:p>
          </table:table-cell>
          <table:table-cell office:value-type="float" office:value="824.480338227641" calcext:value-type="float">
            <text:p>824.480338227641</text:p>
          </table:table-cell>
          <table:table-cell/>
          <table:table-cell table:formula="of:=[.C61]/[.B61]" office:value-type="float" office:value="1.15675833900607" calcext:value-type="float">
            <text:p>1.15675833900607</text:p>
          </table:table-cell>
          <table:table-cell table:formula="of:=[.D61]/[.B61]" office:value-type="float" office:value="1.06959796457288" calcext:value-type="float">
            <text:p>1.06959796457288</text:p>
          </table:table-cell>
        </table:table-row>
        <table:table-row table:style-name="ro1">
          <table:table-cell office:value-type="string" calcext:value-type="string">
            <text:p>60_4_8_8_0</text:p>
          </table:table-cell>
          <table:table-cell office:value-type="float" office:value="773.683" calcext:value-type="float">
            <text:p>773.683</text:p>
          </table:table-cell>
          <table:table-cell office:value-type="float" office:value="1191.05805708284" calcext:value-type="float">
            <text:p>1191.05805708284</text:p>
          </table:table-cell>
          <table:table-cell office:value-type="float" office:value="994.210100445329" calcext:value-type="float">
            <text:p>994.210100445329</text:p>
          </table:table-cell>
          <table:table-cell/>
          <table:table-cell table:formula="of:=[.C62]/[.B62]" office:value-type="float" office:value="1.53946520355603" calcext:value-type="float">
            <text:p>1.53946520355603</text:p>
          </table:table-cell>
          <table:table-cell table:formula="of:=[.D62]/[.B62]" office:value-type="float" office:value="1.28503547376035" calcext:value-type="float">
            <text:p>1.28503547376035</text:p>
          </table:table-cell>
        </table:table-row>
        <table:table-row table:style-name="ro1">
          <table:table-cell office:value-type="string" calcext:value-type="string">
            <text:p>61_4_8_8_1</text:p>
          </table:table-cell>
          <table:table-cell office:value-type="float" office:value="818.334" calcext:value-type="float">
            <text:p>818.334</text:p>
          </table:table-cell>
          <table:table-cell office:value-type="float" office:value="937.241342515339" calcext:value-type="float">
            <text:p>937.241342515339</text:p>
          </table:table-cell>
          <table:table-cell office:value-type="float" office:value="1079.03294015512" calcext:value-type="float">
            <text:p>1079.03294015512</text:p>
          </table:table-cell>
          <table:table-cell/>
          <table:table-cell table:formula="of:=[.C63]/[.B63]" office:value-type="float" office:value="1.14530416983205" calcext:value-type="float">
            <text:p>1.14530416983205</text:p>
          </table:table-cell>
          <table:table-cell table:formula="of:=[.D63]/[.B63]" office:value-type="float" office:value="1.31857278342965" calcext:value-type="float">
            <text:p>1.31857278342965</text:p>
          </table:table-cell>
        </table:table-row>
        <table:table-row table:style-name="ro1">
          <table:table-cell office:value-type="string" calcext:value-type="string">
            <text:p>62_4_8_8_2</text:p>
          </table:table-cell>
          <table:table-cell office:value-type="float" office:value="869.046" calcext:value-type="float">
            <text:p>869.046</text:p>
          </table:table-cell>
          <table:table-cell office:value-type="float" office:value="922.858713782778" calcext:value-type="float">
            <text:p>922.858713782778</text:p>
          </table:table-cell>
          <table:table-cell office:value-type="float" office:value="869.165614121553" calcext:value-type="float">
            <text:p>869.165614121553</text:p>
          </table:table-cell>
          <table:table-cell/>
          <table:table-cell table:formula="of:=[.C64]/[.B64]" office:value-type="float" office:value="1.06192159423411" calcext:value-type="float">
            <text:p>1.06192159423411</text:p>
          </table:table-cell>
          <table:table-cell table:formula="of:=[.D64]/[.B64]" office:value-type="float" office:value="1.00013763842369" calcext:value-type="float">
            <text:p>1.00013763842369</text:p>
          </table:table-cell>
        </table:table-row>
        <table:table-row table:style-name="ro1">
          <table:table-cell office:value-type="string" calcext:value-type="string">
            <text:p>63_4_8_8_3</text:p>
          </table:table-cell>
          <table:table-cell office:value-type="float" office:value="870.153" calcext:value-type="float">
            <text:p>870.153</text:p>
          </table:table-cell>
          <table:table-cell office:value-type="float" office:value="917.38650840358" calcext:value-type="float">
            <text:p>917.38650840358</text:p>
          </table:table-cell>
          <table:table-cell office:value-type="float" office:value="891.91130203614" calcext:value-type="float">
            <text:p>891.91130203614</text:p>
          </table:table-cell>
          <table:table-cell/>
          <table:table-cell table:formula="of:=[.C65]/[.B65]" office:value-type="float" office:value="1.05428184285244" calcext:value-type="float">
            <text:p>1.05428184285244</text:p>
          </table:table-cell>
          <table:table-cell table:formula="of:=[.D65]/[.B65]" office:value-type="float" office:value="1.02500514511372" calcext:value-type="float">
            <text:p>1.02500514511372</text:p>
          </table:table-cell>
        </table:table-row>
        <table:table-row table:style-name="ro1">
          <table:table-cell office:value-type="string" calcext:value-type="string">
            <text:p>64_4_8_8_4</text:p>
          </table:table-cell>
          <table:table-cell office:value-type="float" office:value="1055.583" calcext:value-type="float">
            <text:p>1055.583</text:p>
          </table:table-cell>
          <table:table-cell office:value-type="float" office:value="1071.15606064269" calcext:value-type="float">
            <text:p>1071.15606064269</text:p>
          </table:table-cell>
          <table:table-cell office:value-type="float" office:value="1266.08557350306" calcext:value-type="float">
            <text:p>1266.08557350306</text:p>
          </table:table-cell>
          <table:table-cell/>
          <table:table-cell table:formula="of:=[.C66]/[.B66]" office:value-type="float" office:value="1.01475304229292" calcext:value-type="float">
            <text:p>1.01475304229292</text:p>
          </table:table-cell>
          <table:table-cell table:formula="of:=[.D66]/[.B66]" office:value-type="float" office:value="1.19941830581116" calcext:value-type="float">
            <text:p>1.19941830581116</text:p>
          </table:table-cell>
        </table:table-row>
        <table:table-row table:style-name="ro1">
          <table:table-cell office:value-type="string" calcext:value-type="string">
            <text:p>65_4_8_8_5</text:p>
          </table:table-cell>
          <table:table-cell office:value-type="float" office:value="625.046" calcext:value-type="float">
            <text:p>625.046</text:p>
          </table:table-cell>
          <table:table-cell office:value-type="float" office:value="801.707825372446" calcext:value-type="float">
            <text:p>801.707825372446</text:p>
          </table:table-cell>
          <table:table-cell office:value-type="float" office:value="785.313332663207" calcext:value-type="float">
            <text:p>785.313332663207</text:p>
          </table:table-cell>
          <table:table-cell/>
          <table:table-cell table:formula="of:=[.C67]/[.B67]" office:value-type="float" office:value="1.2826381184304" calcext:value-type="float">
            <text:p>1.2826381184304</text:p>
          </table:table-cell>
          <table:table-cell table:formula="of:=[.D67]/[.B67]" office:value-type="float" office:value="1.25640886056899" calcext:value-type="float">
            <text:p>1.25640886056899</text:p>
          </table:table-cell>
        </table:table-row>
        <table:table-row table:style-name="ro1">
          <table:table-cell office:value-type="string" calcext:value-type="string">
            <text:p>66_4_8_8_6</text:p>
          </table:table-cell>
          <table:table-cell office:value-type="float" office:value="556.538" calcext:value-type="float">
            <text:p>556.538</text:p>
          </table:table-cell>
          <table:table-cell office:value-type="float" office:value="755.180320403064" calcext:value-type="float">
            <text:p>755.180320403064</text:p>
          </table:table-cell>
          <table:table-cell office:value-type="float" office:value="657.880158567244" calcext:value-type="float">
            <text:p>657.880158567244</text:p>
          </table:table-cell>
          <table:table-cell/>
          <table:table-cell table:formula="of:=[.C68]/[.B68]" office:value-type="float" office:value="1.35692499057219" calcext:value-type="float">
            <text:p>1.35692499057219</text:p>
          </table:table-cell>
          <table:table-cell table:formula="of:=[.D68]/[.B68]" office:value-type="float" office:value="1.18209387062023" calcext:value-type="float">
            <text:p>1.18209387062023</text:p>
          </table:table-cell>
        </table:table-row>
        <table:table-row table:style-name="ro1">
          <table:table-cell office:value-type="string" calcext:value-type="string">
            <text:p>67_4_8_8_7</text:p>
          </table:table-cell>
          <table:table-cell office:value-type="float" office:value="780.962" calcext:value-type="float">
            <text:p>780.962</text:p>
          </table:table-cell>
          <table:table-cell office:value-type="float" office:value="846.988508961304" calcext:value-type="float">
            <text:p>846.988508961304</text:p>
          </table:table-cell>
          <table:table-cell office:value-type="float" office:value="957.475373506933" calcext:value-type="float">
            <text:p>957.475373506933</text:p>
          </table:table-cell>
          <table:table-cell/>
          <table:table-cell table:formula="of:=[.C69]/[.B69]" office:value-type="float" office:value="1.08454509817546" calcext:value-type="float">
            <text:p>1.08454509817546</text:p>
          </table:table-cell>
          <table:table-cell table:formula="of:=[.D69]/[.B69]" office:value-type="float" office:value="1.22602043826324" calcext:value-type="float">
            <text:p>1.22602043826324</text:p>
          </table:table-cell>
        </table:table-row>
        <table:table-row table:style-name="ro1">
          <table:table-cell office:value-type="string" calcext:value-type="string">
            <text:p>68_4_8_8_8</text:p>
          </table:table-cell>
          <table:table-cell office:value-type="float" office:value="786.795" calcext:value-type="float">
            <text:p>786.795</text:p>
          </table:table-cell>
          <table:table-cell office:value-type="float" office:value="1030.99241865365" calcext:value-type="float">
            <text:p>1030.99241865365</text:p>
          </table:table-cell>
          <table:table-cell office:value-type="float" office:value="816.540178710394" calcext:value-type="float">
            <text:p>816.540178710394</text:p>
          </table:table-cell>
          <table:table-cell/>
          <table:table-cell table:formula="of:=[.C70]/[.B70]" office:value-type="float" office:value="1.31036981507718" calcext:value-type="float">
            <text:p>1.31036981507718</text:p>
          </table:table-cell>
          <table:table-cell table:formula="of:=[.D70]/[.B70]" office:value-type="float" office:value="1.03780550042946" calcext:value-type="float">
            <text:p>1.03780550042946</text:p>
          </table:table-cell>
        </table:table-row>
        <table:table-row table:style-name="ro1">
          <table:table-cell office:value-type="string" calcext:value-type="string">
            <text:p>69_4_8_8_9</text:p>
          </table:table-cell>
          <table:table-cell office:value-type="float" office:value="776.004" calcext:value-type="float">
            <text:p>776.004</text:p>
          </table:table-cell>
          <table:table-cell office:value-type="float" office:value="1109.23868182005" calcext:value-type="float">
            <text:p>1109.23868182005</text:p>
          </table:table-cell>
          <table:table-cell office:value-type="float" office:value="831.764204788514" calcext:value-type="float">
            <text:p>831.764204788514</text:p>
          </table:table-cell>
          <table:table-cell/>
          <table:table-cell table:formula="of:=[.C71]/[.B71]" office:value-type="float" office:value="1.42942392284067" calcext:value-type="float">
            <text:p>1.42942392284067</text:p>
          </table:table-cell>
          <table:table-cell table:formula="of:=[.D71]/[.B71]" office:value-type="float" office:value="1.07185556361631" calcext:value-type="float">
            <text:p>1.07185556361631</text:p>
          </table:table-cell>
        </table:table-row>
        <table:table-row table:style-name="ro1">
          <table:table-cell office:value-type="string" calcext:value-type="string">
            <text:p>70_4_8_8_10</text:p>
          </table:table-cell>
          <table:table-cell office:value-type="float" office:value="1156.597" calcext:value-type="float">
            <text:p>1156.597</text:p>
          </table:table-cell>
          <table:table-cell office:value-type="float" office:value="1472.68954575437" calcext:value-type="float">
            <text:p>1472.68954575437</text:p>
          </table:table-cell>
          <table:table-cell office:value-type="float" office:value="1373.93270751913" calcext:value-type="float">
            <text:p>1373.93270751913</text:p>
          </table:table-cell>
          <table:table-cell/>
          <table:table-cell table:formula="of:=[.C72]/[.B72]" office:value-type="float" office:value="1.27329531872759" calcext:value-type="float">
            <text:p>1.27329531872759</text:p>
          </table:table-cell>
          <table:table-cell table:formula="of:=[.D72]/[.B72]" office:value-type="float" office:value="1.18790962411205" calcext:value-type="float">
            <text:p>1.18790962411205</text:p>
          </table:table-cell>
        </table:table-row>
        <table:table-row table:style-name="ro1">
          <table:table-cell office:value-type="string" calcext:value-type="string">
            <text:p>71_4_8_8_11</text:p>
          </table:table-cell>
          <table:table-cell office:value-type="float" office:value="1000.948" calcext:value-type="float">
            <text:p>1000.948</text:p>
          </table:table-cell>
          <table:table-cell office:value-type="float" office:value="1349.115122037" calcext:value-type="float">
            <text:p>1349.115122037</text:p>
          </table:table-cell>
          <table:table-cell office:value-type="float" office:value="1241.40459946595" calcext:value-type="float">
            <text:p>1241.40459946595</text:p>
          </table:table-cell>
          <table:table-cell/>
          <table:table-cell table:formula="of:=[.C73]/[.B73]" office:value-type="float" office:value="1.34783737220815" calcext:value-type="float">
            <text:p>1.34783737220815</text:p>
          </table:table-cell>
          <table:table-cell table:formula="of:=[.D73]/[.B73]" office:value-type="float" office:value="1.2402288625043" calcext:value-type="float">
            <text:p>1.2402288625043</text:p>
          </table:table-cell>
        </table:table-row>
        <table:table-row table:style-name="ro1">
          <table:table-cell office:value-type="string" calcext:value-type="string">
            <text:p>72_4_8_8_12</text:p>
          </table:table-cell>
          <table:table-cell office:value-type="float" office:value="833.557" calcext:value-type="float">
            <text:p>833.557</text:p>
          </table:table-cell>
          <table:table-cell office:value-type="float" office:value="1171.92052246667" calcext:value-type="float">
            <text:p>1171.92052246667</text:p>
          </table:table-cell>
          <table:table-cell office:value-type="float" office:value="1361.16761449509" calcext:value-type="float">
            <text:p>1361.16761449509</text:p>
          </table:table-cell>
          <table:table-cell/>
          <table:table-cell table:formula="of:=[.C74]/[.B74]" office:value-type="float" office:value="1.4059272760791" calcext:value-type="float">
            <text:p>1.4059272760791</text:p>
          </table:table-cell>
          <table:table-cell table:formula="of:=[.D74]/[.B74]" office:value-type="float" office:value="1.63296285016512" calcext:value-type="float">
            <text:p>1.63296285016512</text:p>
          </table:table-cell>
        </table:table-row>
        <table:table-row table:style-name="ro1">
          <table:table-cell office:value-type="string" calcext:value-type="string">
            <text:p>73_4_8_8_13</text:p>
          </table:table-cell>
          <table:table-cell office:value-type="float" office:value="904.56" calcext:value-type="float">
            <text:p>904.56</text:p>
          </table:table-cell>
          <table:table-cell office:value-type="float" office:value="1017.61593089842" calcext:value-type="float">
            <text:p>1017.61593089842</text:p>
          </table:table-cell>
          <table:table-cell office:value-type="float" office:value="1069.13130653088" calcext:value-type="float">
            <text:p>1069.13130653088</text:p>
          </table:table-cell>
          <table:table-cell/>
          <table:table-cell table:formula="of:=[.C75]/[.B75]" office:value-type="float" office:value="1.12498444646947" calcext:value-type="float">
            <text:p>1.12498444646947</text:p>
          </table:table-cell>
          <table:table-cell table:formula="of:=[.D75]/[.B75]" office:value-type="float" office:value="1.18193520223189" calcext:value-type="float">
            <text:p>1.18193520223189</text:p>
          </table:table-cell>
        </table:table-row>
        <table:table-row table:style-name="ro1">
          <table:table-cell office:value-type="string" calcext:value-type="string">
            <text:p>74_4_8_8_14</text:p>
          </table:table-cell>
          <table:table-cell office:value-type="float" office:value="912.252" calcext:value-type="float">
            <text:p>912.252</text:p>
          </table:table-cell>
          <table:table-cell office:value-type="float" office:value="1196.78436182517" calcext:value-type="float">
            <text:p>1196.78436182517</text:p>
          </table:table-cell>
          <table:table-cell office:value-type="float" office:value="1100.65369820136" calcext:value-type="float">
            <text:p>1100.65369820136</text:p>
          </table:table-cell>
          <table:table-cell/>
          <table:table-cell table:formula="of:=[.C76]/[.B76]" office:value-type="float" office:value="1.31190105565696" calcext:value-type="float">
            <text:p>1.31190105565696</text:p>
          </table:table-cell>
          <table:table-cell table:formula="of:=[.D76]/[.B76]" office:value-type="float" office:value="1.20652374366004" calcext:value-type="float">
            <text:p>1.20652374366004</text:p>
          </table:table-cell>
        </table:table-row>
        <table:table-row table:style-name="ro1">
          <table:table-cell office:value-type="string" calcext:value-type="string">
            <text:p>75_4_8_8_15</text:p>
          </table:table-cell>
          <table:table-cell office:value-type="float" office:value="951.619" calcext:value-type="float">
            <text:p>951.619</text:p>
          </table:table-cell>
          <table:table-cell office:value-type="float" office:value="1320.38157491564" calcext:value-type="float">
            <text:p>1320.38157491564</text:p>
          </table:table-cell>
          <table:table-cell office:value-type="float" office:value="1107.71406399412" calcext:value-type="float">
            <text:p>1107.71406399412</text:p>
          </table:table-cell>
          <table:table-cell/>
          <table:table-cell table:formula="of:=[.C77]/[.B77]" office:value-type="float" office:value="1.38751073162226" calcext:value-type="float">
            <text:p>1.38751073162226</text:p>
          </table:table-cell>
          <table:table-cell table:formula="of:=[.D77]/[.B77]" office:value-type="float" office:value="1.16403105023557" calcext:value-type="float">
            <text:p>1.16403105023557</text:p>
          </table:table-cell>
        </table:table-row>
        <table:table-row table:style-name="ro1">
          <table:table-cell office:value-type="string" calcext:value-type="string">
            <text:p>76_4_8_8_16</text:p>
          </table:table-cell>
          <table:table-cell office:value-type="float" office:value="692.314" calcext:value-type="float">
            <text:p>692.314</text:p>
          </table:table-cell>
          <table:table-cell office:value-type="float" office:value="812.032408239478" calcext:value-type="float">
            <text:p>812.032408239478</text:p>
          </table:table-cell>
          <table:table-cell office:value-type="float" office:value="815.580011269895" calcext:value-type="float">
            <text:p>815.580011269895</text:p>
          </table:table-cell>
          <table:table-cell/>
          <table:table-cell table:formula="of:=[.C78]/[.B78]" office:value-type="float" office:value="1.17292501414023" calcext:value-type="float">
            <text:p>1.17292501414023</text:p>
          </table:table-cell>
          <table:table-cell table:formula="of:=[.D78]/[.B78]" office:value-type="float" office:value="1.17804928294083" calcext:value-type="float">
            <text:p>1.17804928294083</text:p>
          </table:table-cell>
        </table:table-row>
        <table:table-row table:style-name="ro1">
          <table:table-cell office:value-type="string" calcext:value-type="string">
            <text:p>77_4_8_8_17</text:p>
          </table:table-cell>
          <table:table-cell office:value-type="float" office:value="583.679" calcext:value-type="float">
            <text:p>583.679</text:p>
          </table:table-cell>
          <table:table-cell office:value-type="float" office:value="828.887548428299" calcext:value-type="float">
            <text:p>828.887548428299</text:p>
          </table:table-cell>
          <table:table-cell office:value-type="float" office:value="889.765108229717" calcext:value-type="float">
            <text:p>889.765108229717</text:p>
          </table:table-cell>
          <table:table-cell/>
          <table:table-cell table:formula="of:=[.C79]/[.B79]" office:value-type="float" office:value="1.42010856725751" calcext:value-type="float">
            <text:p>1.42010856725751</text:p>
          </table:table-cell>
          <table:table-cell table:formula="of:=[.D79]/[.B79]" office:value-type="float" office:value="1.52440829330799" calcext:value-type="float">
            <text:p>1.52440829330799</text:p>
          </table:table-cell>
        </table:table-row>
        <table:table-row table:style-name="ro1">
          <table:table-cell office:value-type="string" calcext:value-type="string">
            <text:p>78_4_8_8_18</text:p>
          </table:table-cell>
          <table:table-cell office:value-type="float" office:value="763.942" calcext:value-type="float">
            <text:p>763.942</text:p>
          </table:table-cell>
          <table:table-cell office:value-type="float" office:value="1036.08666440566" calcext:value-type="float">
            <text:p>1036.08666440566</text:p>
          </table:table-cell>
          <table:table-cell office:value-type="float" office:value="860.202490037668" calcext:value-type="float">
            <text:p>860.202490037668</text:p>
          </table:table-cell>
          <table:table-cell/>
          <table:table-cell table:formula="of:=[.C80]/[.B80]" office:value-type="float" office:value="1.3562373379205" calcext:value-type="float">
            <text:p>1.3562373379205</text:p>
          </table:table-cell>
          <table:table-cell table:formula="of:=[.D80]/[.B80]" office:value-type="float" office:value="1.12600497163092" calcext:value-type="float">
            <text:p>1.12600497163092</text:p>
          </table:table-cell>
        </table:table-row>
        <table:table-row table:style-name="ro1">
          <table:table-cell office:value-type="string" calcext:value-type="string">
            <text:p>79_4_8_8_19</text:p>
          </table:table-cell>
          <table:table-cell office:value-type="float" office:value="553.021" calcext:value-type="float">
            <text:p>553.021</text:p>
          </table:table-cell>
          <table:table-cell office:value-type="float" office:value="634.063594902554" calcext:value-type="float">
            <text:p>634.063594902554</text:p>
          </table:table-cell>
          <table:table-cell office:value-type="float" office:value="553.505524647391" calcext:value-type="float">
            <text:p>553.505524647391</text:p>
          </table:table-cell>
          <table:table-cell/>
          <table:table-cell table:formula="of:=[.C81]/[.B81]" office:value-type="float" office:value="1.14654523951632" calcext:value-type="float">
            <text:p>1.14654523951632</text:p>
          </table:table-cell>
          <table:table-cell table:formula="of:=[.D81]/[.B81]" office:value-type="float" office:value="1.00087614149805" calcext:value-type="float">
            <text:p>1.00087614149805</text:p>
          </table:table-cell>
        </table:table-row>
        <table:table-row table:style-name="ro1">
          <table:table-cell office:value-type="string" calcext:value-type="string">
            <text:p>80_4_8_8_20</text:p>
          </table:table-cell>
          <table:table-cell office:value-type="float" office:value="864.494" calcext:value-type="float">
            <text:p>864.494</text:p>
          </table:table-cell>
          <table:table-cell office:value-type="float" office:value="900.282616387095" calcext:value-type="float">
            <text:p>900.282616387095</text:p>
          </table:table-cell>
          <table:table-cell office:value-type="float" office:value="1023.76227197873" calcext:value-type="float">
            <text:p>1023.76227197873</text:p>
          </table:table-cell>
          <table:table-cell/>
          <table:table-cell table:formula="of:=[.C82]/[.B82]" office:value-type="float" office:value="1.04139833982317" calcext:value-type="float">
            <text:p>1.04139833982317</text:p>
          </table:table-cell>
          <table:table-cell table:formula="of:=[.D82]/[.B82]" office:value-type="float" office:value="1.18423294086336" calcext:value-type="float">
            <text:p>1.18423294086336</text:p>
          </table:table-cell>
        </table:table-row>
        <table:table-row table:style-name="ro1">
          <table:table-cell office:value-type="string" calcext:value-type="string">
            <text:p>81_4_8_8_21</text:p>
          </table:table-cell>
          <table:table-cell office:value-type="float" office:value="937.877" calcext:value-type="float">
            <text:p>937.877</text:p>
          </table:table-cell>
          <table:table-cell office:value-type="float" office:value="1263.96585845791" calcext:value-type="float">
            <text:p>1263.96585845791</text:p>
          </table:table-cell>
          <table:table-cell office:value-type="float" office:value="1116.86704386669" calcext:value-type="float">
            <text:p>1116.86704386669</text:p>
          </table:table-cell>
          <table:table-cell/>
          <table:table-cell table:formula="of:=[.C83]/[.B83]" office:value-type="float" office:value="1.34768829863395" calcext:value-type="float">
            <text:p>1.34768829863395</text:p>
          </table:table-cell>
          <table:table-cell table:formula="of:=[.D83]/[.B83]" office:value-type="float" office:value="1.19084596793256" calcext:value-type="float">
            <text:p>1.19084596793256</text:p>
          </table:table-cell>
        </table:table-row>
        <table:table-row table:style-name="ro1">
          <table:table-cell office:value-type="string" calcext:value-type="string">
            <text:p>82_4_8_8_22</text:p>
          </table:table-cell>
          <table:table-cell office:value-type="float" office:value="574.372" calcext:value-type="float">
            <text:p>574.372</text:p>
          </table:table-cell>
          <table:table-cell office:value-type="float" office:value="628.232616598973" calcext:value-type="float">
            <text:p>628.232616598973</text:p>
          </table:table-cell>
          <table:table-cell office:value-type="float" office:value="824.112003238185" calcext:value-type="float">
            <text:p>824.112003238185</text:p>
          </table:table-cell>
          <table:table-cell/>
          <table:table-cell table:formula="of:=[.C84]/[.B84]" office:value-type="float" office:value="1.09377305404681" calcext:value-type="float">
            <text:p>1.09377305404681</text:p>
          </table:table-cell>
          <table:table-cell table:formula="of:=[.D84]/[.B84]" office:value-type="float" office:value="1.43480532344575" calcext:value-type="float">
            <text:p>1.43480532344575</text:p>
          </table:table-cell>
        </table:table-row>
        <table:table-row table:style-name="ro1">
          <table:table-cell office:value-type="string" calcext:value-type="string">
            <text:p>83_4_8_8_23</text:p>
          </table:table-cell>
          <table:table-cell office:value-type="float" office:value="1004.651" calcext:value-type="float">
            <text:p>1004.651</text:p>
          </table:table-cell>
          <table:table-cell office:value-type="float" office:value="1052.25504825139" calcext:value-type="float">
            <text:p>1052.25504825139</text:p>
          </table:table-cell>
          <table:table-cell office:value-type="float" office:value="1219.35860838015" calcext:value-type="float">
            <text:p>1219.35860838015</text:p>
          </table:table-cell>
          <table:table-cell/>
          <table:table-cell table:formula="of:=[.C85]/[.B85]" office:value-type="float" office:value="1.04738366681702" calcext:value-type="float">
            <text:p>1.04738366681702</text:p>
          </table:table-cell>
          <table:table-cell table:formula="of:=[.D85]/[.B85]" office:value-type="float" office:value="1.21371362630421" calcext:value-type="float">
            <text:p>1.21371362630421</text:p>
          </table:table-cell>
        </table:table-row>
        <table:table-row table:style-name="ro1">
          <table:table-cell office:value-type="string" calcext:value-type="string">
            <text:p>84_4_8_8_24</text:p>
          </table:table-cell>
          <table:table-cell office:value-type="float" office:value="764.103" calcext:value-type="float">
            <text:p>764.103</text:p>
          </table:table-cell>
          <table:table-cell office:value-type="float" office:value="1062.26641515469" calcext:value-type="float">
            <text:p>1062.26641515469</text:p>
          </table:table-cell>
          <table:table-cell office:value-type="float" office:value="1029.3633492491" calcext:value-type="float">
            <text:p>1029.3633492491</text:p>
          </table:table-cell>
          <table:table-cell/>
          <table:table-cell table:formula="of:=[.C86]/[.B86]" office:value-type="float" office:value="1.39021364286581" calcext:value-type="float">
            <text:p>1.39021364286581</text:p>
          </table:table-cell>
          <table:table-cell table:formula="of:=[.D86]/[.B86]" office:value-type="float" office:value="1.34715260802418" calcext:value-type="float">
            <text:p>1.34715260802418</text:p>
          </table:table-cell>
        </table:table-row>
        <table:table-row table:style-name="ro1">
          <table:table-cell office:value-type="string" calcext:value-type="string">
            <text:p>85_4_8_8_25</text:p>
          </table:table-cell>
          <table:table-cell office:value-type="float" office:value="578.375" calcext:value-type="float">
            <text:p>578.375</text:p>
          </table:table-cell>
          <table:table-cell office:value-type="float" office:value="721.704612894978" calcext:value-type="float">
            <text:p>721.704612894978</text:p>
          </table:table-cell>
          <table:table-cell office:value-type="float" office:value="806.274278457411" calcext:value-type="float">
            <text:p>806.274278457411</text:p>
          </table:table-cell>
          <table:table-cell/>
          <table:table-cell table:formula="of:=[.C87]/[.B87]" office:value-type="float" office:value="1.24781432962175" calcext:value-type="float">
            <text:p>1.24781432962175</text:p>
          </table:table-cell>
          <table:table-cell table:formula="of:=[.D87]/[.B87]" office:value-type="float" office:value="1.39403376435256" calcext:value-type="float">
            <text:p>1.39403376435256</text:p>
          </table:table-cell>
        </table:table-row>
        <table:table-row table:style-name="ro1">
          <table:table-cell office:value-type="string" calcext:value-type="string">
            <text:p>86_4_8_8_26</text:p>
          </table:table-cell>
          <table:table-cell office:value-type="float" office:value="809.214" calcext:value-type="float">
            <text:p>809.214</text:p>
          </table:table-cell>
          <table:table-cell office:value-type="float" office:value="948.151523568264" calcext:value-type="float">
            <text:p>948.151523568264</text:p>
          </table:table-cell>
          <table:table-cell office:value-type="float" office:value="1030.50911806974" calcext:value-type="float">
            <text:p>1030.50911806974</text:p>
          </table:table-cell>
          <table:table-cell/>
          <table:table-cell table:formula="of:=[.C88]/[.B88]" office:value-type="float" office:value="1.17169441404655" calcext:value-type="float">
            <text:p>1.17169441404655</text:p>
          </table:table-cell>
          <table:table-cell table:formula="of:=[.D88]/[.B88]" office:value-type="float" office:value="1.27346921589313" calcext:value-type="float">
            <text:p>1.27346921589313</text:p>
          </table:table-cell>
        </table:table-row>
        <table:table-row table:style-name="ro1">
          <table:table-cell office:value-type="string" calcext:value-type="string">
            <text:p>87_4_8_8_27</text:p>
          </table:table-cell>
          <table:table-cell office:value-type="float" office:value="741.799" calcext:value-type="float">
            <text:p>741.799</text:p>
          </table:table-cell>
          <table:table-cell office:value-type="float" office:value="872.11986591297" calcext:value-type="float">
            <text:p>872.11986591297</text:p>
          </table:table-cell>
          <table:table-cell office:value-type="float" office:value="900.095082308611" calcext:value-type="float">
            <text:p>900.095082308611</text:p>
          </table:table-cell>
          <table:table-cell/>
          <table:table-cell table:formula="of:=[.C89]/[.B89]" office:value-type="float" office:value="1.17568218063515" calcext:value-type="float">
            <text:p>1.17568218063515</text:p>
          </table:table-cell>
          <table:table-cell table:formula="of:=[.D89]/[.B89]" office:value-type="float" office:value="1.21339484457193" calcext:value-type="float">
            <text:p>1.21339484457193</text:p>
          </table:table-cell>
        </table:table-row>
        <table:table-row table:style-name="ro1">
          <table:table-cell office:value-type="string" calcext:value-type="string">
            <text:p>88_4_8_8_28</text:p>
          </table:table-cell>
          <table:table-cell office:value-type="float" office:value="935.894" calcext:value-type="float">
            <text:p>935.894</text:p>
          </table:table-cell>
          <table:table-cell office:value-type="float" office:value="1022.50500885351" calcext:value-type="float">
            <text:p>1022.50500885351</text:p>
          </table:table-cell>
          <table:table-cell office:value-type="float" office:value="1123.46413142314" calcext:value-type="float">
            <text:p>1123.46413142314</text:p>
          </table:table-cell>
          <table:table-cell/>
          <table:table-cell table:formula="of:=[.C90]/[.B90]" office:value-type="float" office:value="1.09254360948303" calcext:value-type="float">
            <text:p>1.09254360948303</text:p>
          </table:table-cell>
          <table:table-cell table:formula="of:=[.D90]/[.B90]" office:value-type="float" office:value="1.20041813648035" calcext:value-type="float">
            <text:p>1.20041813648035</text:p>
          </table:table-cell>
        </table:table-row>
        <table:table-row table:style-name="ro1">
          <table:table-cell office:value-type="string" calcext:value-type="string">
            <text:p>89_4_8_8_29</text:p>
          </table:table-cell>
          <table:table-cell office:value-type="float" office:value="879.044" calcext:value-type="float">
            <text:p>879.044</text:p>
          </table:table-cell>
          <table:table-cell office:value-type="float" office:value="1161.86099173646" calcext:value-type="float">
            <text:p>1161.86099173646</text:p>
          </table:table-cell>
          <table:table-cell office:value-type="float" office:value="912.977829591701" calcext:value-type="float">
            <text:p>912.977829591701</text:p>
          </table:table-cell>
          <table:table-cell/>
          <table:table-cell table:formula="of:=[.C91]/[.B91]" office:value-type="float" office:value="1.32173246360417" calcext:value-type="float">
            <text:p>1.32173246360417</text:p>
          </table:table-cell>
          <table:table-cell table:formula="of:=[.D91]/[.B91]" office:value-type="float" office:value="1.03860310700227" calcext:value-type="float">
            <text:p>1.03860310700227</text:p>
          </table:table-cell>
        </table:table-row>
      </table:table>
      <table:table table:name="wall clock time" table:style-name="ta1">
        <table:table-column table:style-name="co1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Experiment config nam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BAA</text:p>
          </table:table-cell>
          <table:table-cell office:value-type="string" calcext:value-type="string">
            <text:p>AD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_4_8_2_0</text:p>
          </table:table-cell>
          <table:table-cell office:value-type="float" office:value="1.68813014030457" calcext:value-type="float">
            <text:p>1.68813014030457</text:p>
          </table:table-cell>
          <table:table-cell office:value-type="float" office:value="0.392772197723389" calcext:value-type="float">
            <text:p>0.392772197723389</text:p>
          </table:table-cell>
          <table:table-cell office:value-type="float" office:value="3.38897156715393" calcext:value-type="float">
            <text:p>3.38897156715393</text:p>
          </table:table-cell>
          <table:table-cell/>
          <table:table-cell table:formula="of:=[.C2]/[.B2]" office:value-type="float" office:value="0.232667013250842" calcext:value-type="float">
            <text:p>0.232667013250842</text:p>
          </table:table-cell>
          <table:table-cell table:formula="of:=[.D2]/[.B2]" office:value-type="float" office:value="2.00752980249645" calcext:value-type="float">
            <text:p>2.00752980249645</text:p>
          </table:table-cell>
        </table:table-row>
        <table:table-row table:style-name="ro1">
          <table:table-cell office:value-type="string" calcext:value-type="string">
            <text:p>01_4_8_2_1</text:p>
          </table:table-cell>
          <table:table-cell office:value-type="float" office:value="0.332889795303345" calcext:value-type="float">
            <text:p>0.332889795303345</text:p>
          </table:table-cell>
          <table:table-cell office:value-type="float" office:value="0.196409463882446" calcext:value-type="float">
            <text:p>0.196409463882446</text:p>
          </table:table-cell>
          <table:table-cell office:value-type="float" office:value="0.561009407043457" calcext:value-type="float">
            <text:p>0.561009407043457</text:p>
          </table:table-cell>
          <table:table-cell/>
          <table:table-cell table:formula="of:=[.C3]/[.B3]" office:value-type="float" office:value="0.590013471886299" calcext:value-type="float">
            <text:p>0.590013471886299</text:p>
          </table:table-cell>
          <table:table-cell table:formula="of:=[.D3]/[.B3]" office:value-type="float" office:value="1.68527066602399" calcext:value-type="float">
            <text:p>1.68527066602399</text:p>
          </table:table-cell>
        </table:table-row>
        <table:table-row table:style-name="ro1">
          <table:table-cell office:value-type="string" calcext:value-type="string">
            <text:p>02_4_8_2_2</text:p>
          </table:table-cell>
          <table:table-cell office:value-type="float" office:value="0.293864011764526" calcext:value-type="float">
            <text:p>0.293864011764526</text:p>
          </table:table-cell>
          <table:table-cell office:value-type="float" office:value="0.171527624130249" calcext:value-type="float">
            <text:p>0.171527624130249</text:p>
          </table:table-cell>
          <table:table-cell office:value-type="float" office:value="2.04152035713196" calcext:value-type="float">
            <text:p>2.04152035713196</text:p>
          </table:table-cell>
          <table:table-cell/>
          <table:table-cell table:formula="of:=[.C4]/[.B4]" office:value-type="float" office:value="0.583697279228919" calcext:value-type="float">
            <text:p>0.583697279228919</text:p>
          </table:table-cell>
          <table:table-cell table:formula="of:=[.D4]/[.B4]" office:value-type="float" office:value="6.94716016729478" calcext:value-type="float">
            <text:p>6.94716016729478</text:p>
          </table:table-cell>
        </table:table-row>
        <table:table-row table:style-name="ro1">
          <table:table-cell office:value-type="string" calcext:value-type="string">
            <text:p>03_4_8_2_3</text:p>
          </table:table-cell>
          <table:table-cell office:value-type="float" office:value="3.26017808914185" calcext:value-type="float">
            <text:p>3.26017808914185</text:p>
          </table:table-cell>
          <table:table-cell office:value-type="float" office:value="0.403681993484497" calcext:value-type="float">
            <text:p>0.403681993484497</text:p>
          </table:table-cell>
          <table:table-cell office:value-type="float" office:value="1.50567245483398" calcext:value-type="float">
            <text:p>1.50567245483398</text:p>
          </table:table-cell>
          <table:table-cell/>
          <table:table-cell table:formula="of:=[.C5]/[.B5]" office:value-type="float" office:value="0.123822068134552" calcext:value-type="float">
            <text:p>0.123822068134552</text:p>
          </table:table-cell>
          <table:table-cell table:formula="of:=[.D5]/[.B5]" office:value-type="float" office:value="0.461837486684755" calcext:value-type="float">
            <text:p>0.461837486684755</text:p>
          </table:table-cell>
        </table:table-row>
        <table:table-row table:style-name="ro1">
          <table:table-cell office:value-type="string" calcext:value-type="string">
            <text:p>04_4_8_2_4</text:p>
          </table:table-cell>
          <table:table-cell office:value-type="float" office:value="3.20186495780945" calcext:value-type="float">
            <text:p>3.20186495780945</text:p>
          </table:table-cell>
          <table:table-cell office:value-type="float" office:value="0.344180345535278" calcext:value-type="float">
            <text:p>0.344180345535278</text:p>
          </table:table-cell>
          <table:table-cell office:value-type="float" office:value="2.22240614891052" calcext:value-type="float">
            <text:p>2.22240614891052</text:p>
          </table:table-cell>
          <table:table-cell/>
          <table:table-cell table:formula="of:=[.C6]/[.B6]" office:value-type="float" office:value="0.107493710718752" calcext:value-type="float">
            <text:p>0.107493710718752</text:p>
          </table:table-cell>
          <table:table-cell table:formula="of:=[.D6]/[.B6]" office:value-type="float" office:value="0.694097402043769" calcext:value-type="float">
            <text:p>0.694097402043769</text:p>
          </table:table-cell>
        </table:table-row>
        <table:table-row table:style-name="ro1">
          <table:table-cell office:value-type="string" calcext:value-type="string">
            <text:p>05_4_8_2_5</text:p>
          </table:table-cell>
          <table:table-cell office:value-type="float" office:value="1.55347776412964" calcext:value-type="float">
            <text:p>1.55347776412964</text:p>
          </table:table-cell>
          <table:table-cell office:value-type="float" office:value="0.383472204208374" calcext:value-type="float">
            <text:p>0.383472204208374</text:p>
          </table:table-cell>
          <table:table-cell office:value-type="float" office:value="4.35705852508545" calcext:value-type="float">
            <text:p>4.35705852508545</text:p>
          </table:table-cell>
          <table:table-cell/>
          <table:table-cell table:formula="of:=[.C7]/[.B7]" office:value-type="float" office:value="0.246847565548014" calcext:value-type="float">
            <text:p>0.246847565548014</text:p>
          </table:table-cell>
          <table:table-cell table:formula="of:=[.D7]/[.B7]" office:value-type="float" office:value="2.80471251387789" calcext:value-type="float">
            <text:p>2.80471251387789</text:p>
          </table:table-cell>
        </table:table-row>
        <table:table-row table:style-name="ro1">
          <table:table-cell office:value-type="string" calcext:value-type="string">
            <text:p>06_4_8_2_6</text:p>
          </table:table-cell>
          <table:table-cell office:value-type="float" office:value="2.61810207366943" calcext:value-type="float">
            <text:p>2.61810207366943</text:p>
          </table:table-cell>
          <table:table-cell office:value-type="float" office:value="0.524871587753296" calcext:value-type="float">
            <text:p>0.524871587753296</text:p>
          </table:table-cell>
          <table:table-cell office:value-type="float" office:value="5.94011831283569" calcext:value-type="float">
            <text:p>5.94011831283569</text:p>
          </table:table-cell>
          <table:table-cell/>
          <table:table-cell table:formula="of:=[.C8]/[.B8]" office:value-type="float" office:value="0.200477893139459" calcext:value-type="float">
            <text:p>0.200477893139459</text:p>
          </table:table-cell>
          <table:table-cell table:formula="of:=[.D8]/[.B8]" office:value-type="float" office:value="2.2688642939388" calcext:value-type="float">
            <text:p>2.2688642939388</text:p>
          </table:table-cell>
        </table:table-row>
        <table:table-row table:style-name="ro1">
          <table:table-cell office:value-type="string" calcext:value-type="string">
            <text:p>07_4_8_2_7</text:p>
          </table:table-cell>
          <table:table-cell office:value-type="float" office:value="10.0176918506622" calcext:value-type="float">
            <text:p>10.0176918506622</text:p>
          </table:table-cell>
          <table:table-cell office:value-type="float" office:value="10.841340303421" calcext:value-type="float">
            <text:p>10.841340303421</text:p>
          </table:table-cell>
          <table:table-cell office:value-type="float" office:value="6.80153560638428" calcext:value-type="float">
            <text:p>6.80153560638428</text:p>
          </table:table-cell>
          <table:table-cell/>
          <table:table-cell table:formula="of:=[.C9]/[.B9]" office:value-type="float" office:value="1.08221938396961" calcext:value-type="float">
            <text:p>1.08221938396961</text:p>
          </table:table-cell>
          <table:table-cell table:formula="of:=[.D9]/[.B9]" office:value-type="float" office:value="0.678952368247849" calcext:value-type="float">
            <text:p>0.678952368247849</text:p>
          </table:table-cell>
        </table:table-row>
        <table:table-row table:style-name="ro1">
          <table:table-cell office:value-type="string" calcext:value-type="string">
            <text:p>08_4_8_2_8</text:p>
          </table:table-cell>
          <table:table-cell office:value-type="float" office:value="3.01060509681702" calcext:value-type="float">
            <text:p>3.01060509681702</text:p>
          </table:table-cell>
          <table:table-cell office:value-type="float" office:value="0.381844758987427" calcext:value-type="float">
            <text:p>0.381844758987427</text:p>
          </table:table-cell>
          <table:table-cell office:value-type="float" office:value="1.88693714141846" calcext:value-type="float">
            <text:p>1.88693714141846</text:p>
          </table:table-cell>
          <table:table-cell/>
          <table:table-cell table:formula="of:=[.C10]/[.B10]" office:value-type="float" office:value="0.126833226779273" calcext:value-type="float">
            <text:p>0.126833226779273</text:p>
          </table:table-cell>
          <table:table-cell table:formula="of:=[.D10]/[.B10]" office:value-type="float" office:value="0.626763418228925" calcext:value-type="float">
            <text:p>0.626763418228925</text:p>
          </table:table-cell>
        </table:table-row>
        <table:table-row table:style-name="ro1">
          <table:table-cell office:value-type="string" calcext:value-type="string">
            <text:p>09_4_8_2_9</text:p>
          </table:table-cell>
          <table:table-cell office:value-type="float" office:value="3.33553099632263" calcext:value-type="float">
            <text:p>3.33553099632263</text:p>
          </table:table-cell>
          <table:table-cell office:value-type="float" office:value="0.650779247283935" calcext:value-type="float">
            <text:p>0.650779247283935</text:p>
          </table:table-cell>
          <table:table-cell office:value-type="float" office:value="1.85100984573364" calcext:value-type="float">
            <text:p>1.85100984573364</text:p>
          </table:table-cell>
          <table:table-cell/>
          <table:table-cell table:formula="of:=[.C11]/[.B11]" office:value-type="float" office:value="0.195105141580579" calcext:value-type="float">
            <text:p>0.195105141580579</text:p>
          </table:table-cell>
          <table:table-cell table:formula="of:=[.D11]/[.B11]" office:value-type="float" office:value="0.554937084312617" calcext:value-type="float">
            <text:p>0.554937084312617</text:p>
          </table:table-cell>
        </table:table-row>
        <table:table-row table:style-name="ro1">
          <table:table-cell office:value-type="string" calcext:value-type="string">
            <text:p>10_4_8_2_10</text:p>
          </table:table-cell>
          <table:table-cell office:value-type="float" office:value="3.61528182029724" calcext:value-type="float">
            <text:p>3.61528182029724</text:p>
          </table:table-cell>
          <table:table-cell office:value-type="float" office:value="2.53628993034363" calcext:value-type="float">
            <text:p>2.53628993034363</text:p>
          </table:table-cell>
          <table:table-cell office:value-type="float" office:value="2.82677483558655" calcext:value-type="float">
            <text:p>2.82677483558655</text:p>
          </table:table-cell>
          <table:table-cell/>
          <table:table-cell table:formula="of:=[.C12]/[.B12]" office:value-type="float" office:value="0.701546948872468" calcext:value-type="float">
            <text:p>0.701546948872468</text:p>
          </table:table-cell>
          <table:table-cell table:formula="of:=[.D12]/[.B12]" office:value-type="float" office:value="0.781896122099311" calcext:value-type="float">
            <text:p>0.781896122099311</text:p>
          </table:table-cell>
        </table:table-row>
        <table:table-row table:style-name="ro1">
          <table:table-cell office:value-type="string" calcext:value-type="string">
            <text:p>11_4_8_2_11</text:p>
          </table:table-cell>
          <table:table-cell office:value-type="float" office:value="0.534224987030029" calcext:value-type="float">
            <text:p>0.534224987030029</text:p>
          </table:table-cell>
          <table:table-cell office:value-type="float" office:value="0.234799385070801" calcext:value-type="float">
            <text:p>0.234799385070801</text:p>
          </table:table-cell>
          <table:table-cell office:value-type="float" office:value="0.703977346420288" calcext:value-type="float">
            <text:p>0.703977346420288</text:p>
          </table:table-cell>
          <table:table-cell/>
          <table:table-cell table:formula="of:=[.C13]/[.B13]" office:value-type="float" office:value="0.439514045151922" calcext:value-type="float">
            <text:p>0.439514045151922</text:p>
          </table:table-cell>
          <table:table-cell table:formula="of:=[.D13]/[.B13]" office:value-type="float" office:value="1.31775443588661" calcext:value-type="float">
            <text:p>1.31775443588661</text:p>
          </table:table-cell>
        </table:table-row>
        <table:table-row table:style-name="ro1">
          <table:table-cell office:value-type="string" calcext:value-type="string">
            <text:p>12_4_8_2_12</text:p>
          </table:table-cell>
          <table:table-cell office:value-type="float" office:value="1.36067295074463" calcext:value-type="float">
            <text:p>1.36067295074463</text:p>
          </table:table-cell>
          <table:table-cell office:value-type="float" office:value="0.343688726425171" calcext:value-type="float">
            <text:p>0.343688726425171</text:p>
          </table:table-cell>
          <table:table-cell office:value-type="float" office:value="1.25079774856567" calcext:value-type="float">
            <text:p>1.25079774856567</text:p>
          </table:table-cell>
          <table:table-cell/>
          <table:table-cell table:formula="of:=[.C14]/[.B14]" office:value-type="float" office:value="0.252587314414597" calcext:value-type="float">
            <text:p>0.252587314414597</text:p>
          </table:table-cell>
          <table:table-cell table:formula="of:=[.D14]/[.B14]" office:value-type="float" office:value="0.919249366926247" calcext:value-type="float">
            <text:p>0.919249366926247</text:p>
          </table:table-cell>
        </table:table-row>
        <table:table-row table:style-name="ro1">
          <table:table-cell office:value-type="string" calcext:value-type="string">
            <text:p>13_4_8_2_13</text:p>
          </table:table-cell>
          <table:table-cell office:value-type="float" office:value="3.6713240146637" calcext:value-type="float">
            <text:p>3.6713240146637</text:p>
          </table:table-cell>
          <table:table-cell office:value-type="float" office:value="0.448940753936768" calcext:value-type="float">
            <text:p>0.448940753936768</text:p>
          </table:table-cell>
          <table:table-cell office:value-type="float" office:value="2.34447526931763" calcext:value-type="float">
            <text:p>2.34447526931763</text:p>
          </table:table-cell>
          <table:table-cell/>
          <table:table-cell table:formula="of:=[.C15]/[.B15]" office:value-type="float" office:value="0.12228306522215" calcext:value-type="float">
            <text:p>0.12228306522215</text:p>
          </table:table-cell>
          <table:table-cell table:formula="of:=[.D15]/[.B15]" office:value-type="float" office:value="0.638591216671021" calcext:value-type="float">
            <text:p>0.638591216671021</text:p>
          </table:table-cell>
        </table:table-row>
        <table:table-row table:style-name="ro1">
          <table:table-cell office:value-type="string" calcext:value-type="string">
            <text:p>14_4_8_2_14</text:p>
          </table:table-cell>
          <table:table-cell office:value-type="float" office:value="1.98233199119568" calcext:value-type="float">
            <text:p>1.98233199119568</text:p>
          </table:table-cell>
          <table:table-cell office:value-type="float" office:value="0.334883689880371" calcext:value-type="float">
            <text:p>0.334883689880371</text:p>
          </table:table-cell>
          <table:table-cell office:value-type="float" office:value="8.80992889404297" calcext:value-type="float">
            <text:p>8.80992889404297</text:p>
          </table:table-cell>
          <table:table-cell/>
          <table:table-cell table:formula="of:=[.C16]/[.B16]" office:value-type="float" office:value="0.168934210499413" calcext:value-type="float">
            <text:p>0.168934210499413</text:p>
          </table:table-cell>
          <table:table-cell table:formula="of:=[.D16]/[.B16]" office:value-type="float" office:value="4.44422474800959" calcext:value-type="float">
            <text:p>4.44422474800959</text:p>
          </table:table-cell>
        </table:table-row>
        <table:table-row table:style-name="ro1">
          <table:table-cell office:value-type="string" calcext:value-type="string">
            <text:p>15_4_8_2_15</text:p>
          </table:table-cell>
          <table:table-cell office:value-type="float" office:value="107.870158195496" calcext:value-type="float">
            <text:p>107.870158195496</text:p>
          </table:table-cell>
          <table:table-cell office:value-type="float" office:value="8.59261131286621" calcext:value-type="float">
            <text:p>8.59261131286621</text:p>
          </table:table-cell>
          <table:table-cell office:value-type="float" office:value="5.52940607070923" calcext:value-type="float">
            <text:p>5.52940607070923</text:p>
          </table:table-cell>
          <table:table-cell/>
          <table:table-cell table:formula="of:=[.C17]/[.B17]" office:value-type="float" office:value="0.0796569825854301" calcext:value-type="float">
            <text:p>0.07965698258543</text:p>
          </table:table-cell>
          <table:table-cell table:formula="of:=[.D17]/[.B17]" office:value-type="float" office:value="0.0512598309227297" calcext:value-type="float">
            <text:p>0.05125983092273</text:p>
          </table:table-cell>
        </table:table-row>
        <table:table-row table:style-name="ro1">
          <table:table-cell office:value-type="string" calcext:value-type="string">
            <text:p>16_4_8_2_16</text:p>
          </table:table-cell>
          <table:table-cell office:value-type="float" office:value="1245.01767611504" calcext:value-type="float">
            <text:p>1245.01767611504</text:p>
          </table:table-cell>
          <table:table-cell office:value-type="float" office:value="18.8198466300964" calcext:value-type="float">
            <text:p>18.8198466300964</text:p>
          </table:table-cell>
          <table:table-cell office:value-type="float" office:value="11.4375832080841" calcext:value-type="float">
            <text:p>11.4375832080841</text:p>
          </table:table-cell>
          <table:table-cell/>
          <table:table-cell table:formula="of:=[.C18]/[.B18]" office:value-type="float" office:value="0.0151161280607854" calcext:value-type="float">
            <text:p>0.015116128060785</text:p>
          </table:table-cell>
          <table:table-cell table:formula="of:=[.D18]/[.B18]" office:value-type="float" office:value="0.00918668339213785" calcext:value-type="float">
            <text:p>0.009186683392138</text:p>
          </table:table-cell>
        </table:table-row>
        <table:table-row table:style-name="ro1">
          <table:table-cell office:value-type="string" calcext:value-type="string">
            <text:p>17_4_8_2_17</text:p>
          </table:table-cell>
          <table:table-cell office:value-type="float" office:value="3.20853304862976" calcext:value-type="float">
            <text:p>3.20853304862976</text:p>
          </table:table-cell>
          <table:table-cell office:value-type="float" office:value="0.393051862716675" calcext:value-type="float">
            <text:p>0.393051862716675</text:p>
          </table:table-cell>
          <table:table-cell office:value-type="float" office:value="1.65418696403503" calcext:value-type="float">
            <text:p>1.65418696403503</text:p>
          </table:table-cell>
          <table:table-cell/>
          <table:table-cell table:formula="of:=[.C19]/[.B19]" office:value-type="float" office:value="0.122502045875617" calcext:value-type="float">
            <text:p>0.122502045875617</text:p>
          </table:table-cell>
          <table:table-cell table:formula="of:=[.D19]/[.B19]" office:value-type="float" office:value="0.515558649065955" calcext:value-type="float">
            <text:p>0.515558649065955</text:p>
          </table:table-cell>
        </table:table-row>
        <table:table-row table:style-name="ro1">
          <table:table-cell office:value-type="string" calcext:value-type="string">
            <text:p>18_4_8_2_18</text:p>
          </table:table-cell>
          <table:table-cell office:value-type="float" office:value="5.10204005241394" calcext:value-type="float">
            <text:p>5.10204005241394</text:p>
          </table:table-cell>
          <table:table-cell office:value-type="float" office:value="0.43302583694458" calcext:value-type="float">
            <text:p>0.43302583694458</text:p>
          </table:table-cell>
          <table:table-cell office:value-type="float" office:value="1.21688652038574" calcext:value-type="float">
            <text:p>1.21688652038574</text:p>
          </table:table-cell>
          <table:table-cell/>
          <table:table-cell table:formula="of:=[.C20]/[.B20]" office:value-type="float" office:value="0.0848730767489176" calcext:value-type="float">
            <text:p>0.084873076748918</text:p>
          </table:table-cell>
          <table:table-cell table:formula="of:=[.D20]/[.B20]" office:value-type="float" office:value="0.238509793706929" calcext:value-type="float">
            <text:p>0.238509793706929</text:p>
          </table:table-cell>
        </table:table-row>
        <table:table-row table:style-name="ro1">
          <table:table-cell office:value-type="string" calcext:value-type="string">
            <text:p>19_4_8_2_19</text:p>
          </table:table-cell>
          <table:table-cell office:value-type="float" office:value="36.9153170585632" calcext:value-type="float">
            <text:p>36.9153170585632</text:p>
          </table:table-cell>
          <table:table-cell office:value-type="float" office:value="0.93329644203186" calcext:value-type="float">
            <text:p>0.93329644203186</text:p>
          </table:table-cell>
          <table:table-cell office:value-type="float" office:value="2.66019916534424" calcext:value-type="float">
            <text:p>2.66019916534424</text:p>
          </table:table-cell>
          <table:table-cell/>
          <table:table-cell table:formula="of:=[.C21]/[.B21]" office:value-type="float" office:value="0.025282091998594" calcext:value-type="float">
            <text:p>0.025282091998594</text:p>
          </table:table-cell>
          <table:table-cell table:formula="of:=[.D21]/[.B21]" office:value-type="float" office:value="0.0720622055371771" calcext:value-type="float">
            <text:p>0.072062205537177</text:p>
          </table:table-cell>
        </table:table-row>
        <table:table-row table:style-name="ro1">
          <table:table-cell office:value-type="string" calcext:value-type="string">
            <text:p>20_4_8_2_20</text:p>
          </table:table-cell>
          <table:table-cell office:value-type="float" office:value="4.17583703994751" calcext:value-type="float">
            <text:p>4.17583703994751</text:p>
          </table:table-cell>
          <table:table-cell office:value-type="float" office:value="0.498599052429199" calcext:value-type="float">
            <text:p>0.498599052429199</text:p>
          </table:table-cell>
          <table:table-cell office:value-type="float" office:value="1.51575112342834" calcext:value-type="float">
            <text:p>1.51575112342834</text:p>
          </table:table-cell>
          <table:table-cell/>
          <table:table-cell table:formula="of:=[.C22]/[.B22]" office:value-type="float" office:value="0.119400984200156" calcext:value-type="float">
            <text:p>0.119400984200156</text:p>
          </table:table-cell>
          <table:table-cell table:formula="of:=[.D22]/[.B22]" office:value-type="float" office:value="0.362981387666266" calcext:value-type="float">
            <text:p>0.362981387666266</text:p>
          </table:table-cell>
        </table:table-row>
        <table:table-row table:style-name="ro1">
          <table:table-cell office:value-type="string" calcext:value-type="string">
            <text:p>21_4_8_2_21</text:p>
          </table:table-cell>
          <table:table-cell office:value-type="float" office:value="0.490604162216186" calcext:value-type="float">
            <text:p>0.490604162216186</text:p>
          </table:table-cell>
          <table:table-cell office:value-type="float" office:value="0.481221675872803" calcext:value-type="float">
            <text:p>0.481221675872803</text:p>
          </table:table-cell>
          <table:table-cell office:value-type="float" office:value="2.59123158454895" calcext:value-type="float">
            <text:p>2.59123158454895</text:p>
          </table:table-cell>
          <table:table-cell/>
          <table:table-cell table:formula="of:=[.C23]/[.B23]" office:value-type="float" office:value="0.980875648708319" calcext:value-type="float">
            <text:p>0.980875648708319</text:p>
          </table:table-cell>
          <table:table-cell table:formula="of:=[.D23]/[.B23]" office:value-type="float" office:value="5.2817154523184" calcext:value-type="float">
            <text:p>5.2817154523184</text:p>
          </table:table-cell>
        </table:table-row>
        <table:table-row table:style-name="ro1">
          <table:table-cell office:value-type="string" calcext:value-type="string">
            <text:p>22_4_8_2_22</text:p>
          </table:table-cell>
          <table:table-cell office:value-type="float" office:value="787.697205066681" calcext:value-type="float">
            <text:p>787.697205066681</text:p>
          </table:table-cell>
          <table:table-cell office:value-type="float" office:value="4.26923894882202" calcext:value-type="float">
            <text:p>4.26923894882202</text:p>
          </table:table-cell>
          <table:table-cell office:value-type="float" office:value="3.47178983688354" calcext:value-type="float">
            <text:p>3.47178983688354</text:p>
          </table:table-cell>
          <table:table-cell/>
          <table:table-cell table:formula="of:=[.C24]/[.B24]" office:value-type="float" office:value="0.00541989856173301" calcext:value-type="float">
            <text:p>0.005419898561733</text:p>
          </table:table-cell>
          <table:table-cell table:formula="of:=[.D24]/[.B24]" office:value-type="float" office:value="0.00440751828818492" calcext:value-type="float">
            <text:p>0.004407518288185</text:p>
          </table:table-cell>
        </table:table-row>
        <table:table-row table:style-name="ro1">
          <table:table-cell office:value-type="string" calcext:value-type="string">
            <text:p>23_4_8_2_23</text:p>
          </table:table-cell>
          <table:table-cell office:value-type="float" office:value="4.68417692184448" calcext:value-type="float">
            <text:p>4.68417692184448</text:p>
          </table:table-cell>
          <table:table-cell office:value-type="float" office:value="0.456209421157837" calcext:value-type="float">
            <text:p>0.456209421157837</text:p>
          </table:table-cell>
          <table:table-cell office:value-type="float" office:value="2.63730549812317" calcext:value-type="float">
            <text:p>2.63730549812317</text:p>
          </table:table-cell>
          <table:table-cell/>
          <table:table-cell table:formula="of:=[.C25]/[.B25]" office:value-type="float" office:value="0.0973937211957819" calcext:value-type="float">
            <text:p>0.097393721195782</text:p>
          </table:table-cell>
          <table:table-cell table:formula="of:=[.D25]/[.B25]" office:value-type="float" office:value="0.563024314010044" calcext:value-type="float">
            <text:p>0.563024314010044</text:p>
          </table:table-cell>
        </table:table-row>
        <table:table-row table:style-name="ro1">
          <table:table-cell office:value-type="string" calcext:value-type="string">
            <text:p>24_4_8_2_24</text:p>
          </table:table-cell>
          <table:table-cell office:value-type="float" office:value="2.23065185546875" calcext:value-type="float">
            <text:p>2.23065185546875</text:p>
          </table:table-cell>
          <table:table-cell office:value-type="float" office:value="0.275440216064453" calcext:value-type="float">
            <text:p>0.275440216064453</text:p>
          </table:table-cell>
          <table:table-cell office:value-type="float" office:value="2.96037840843201" calcext:value-type="float">
            <text:p>2.96037840843201</text:p>
          </table:table-cell>
          <table:table-cell/>
          <table:table-cell table:formula="of:=[.C26]/[.B26]" office:value-type="float" office:value="0.123479697375982" calcext:value-type="float">
            <text:p>0.123479697375982</text:p>
          </table:table-cell>
          <table:table-cell table:formula="of:=[.D26]/[.B26]" office:value-type="float" office:value="1.3271360123608" calcext:value-type="float">
            <text:p>1.3271360123608</text:p>
          </table:table-cell>
        </table:table-row>
        <table:table-row table:style-name="ro1">
          <table:table-cell office:value-type="string" calcext:value-type="string">
            <text:p>25_4_8_2_25</text:p>
          </table:table-cell>
          <table:table-cell office:value-type="float" office:value="13.7617881298065" calcext:value-type="float">
            <text:p>13.7617881298065</text:p>
          </table:table-cell>
          <table:table-cell office:value-type="float" office:value="1.65121650695801" calcext:value-type="float">
            <text:p>1.65121650695801</text:p>
          </table:table-cell>
          <table:table-cell office:value-type="float" office:value="4.73348927497864" calcext:value-type="float">
            <text:p>4.73348927497864</text:p>
          </table:table-cell>
          <table:table-cell/>
          <table:table-cell table:formula="of:=[.C27]/[.B27]" office:value-type="float" office:value="0.119985607348631" calcext:value-type="float">
            <text:p>0.119985607348631</text:p>
          </table:table-cell>
          <table:table-cell table:formula="of:=[.D27]/[.B27]" office:value-type="float" office:value="0.343958883128453" calcext:value-type="float">
            <text:p>0.343958883128453</text:p>
          </table:table-cell>
        </table:table-row>
        <table:table-row table:style-name="ro1">
          <table:table-cell office:value-type="string" calcext:value-type="string">
            <text:p>26_4_8_2_26</text:p>
          </table:table-cell>
          <table:table-cell office:value-type="float" office:value="0.49748682975769" calcext:value-type="float">
            <text:p>0.49748682975769</text:p>
          </table:table-cell>
          <table:table-cell office:value-type="float" office:value="0.398056507110596" calcext:value-type="float">
            <text:p>0.398056507110596</text:p>
          </table:table-cell>
          <table:table-cell office:value-type="float" office:value="1.47852444648743" calcext:value-type="float">
            <text:p>1.47852444648743</text:p>
          </table:table-cell>
          <table:table-cell/>
          <table:table-cell table:formula="of:=[.C28]/[.B28]" office:value-type="float" office:value="0.800134763978529" calcext:value-type="float">
            <text:p>0.800134763978529</text:p>
          </table:table-cell>
          <table:table-cell table:formula="of:=[.D28]/[.B28]" office:value-type="float" office:value="2.97198711211626" calcext:value-type="float">
            <text:p>2.97198711211626</text:p>
          </table:table-cell>
        </table:table-row>
        <table:table-row table:style-name="ro1">
          <table:table-cell office:value-type="string" calcext:value-type="string">
            <text:p>27_4_8_2_27</text:p>
          </table:table-cell>
          <table:table-cell office:value-type="float" office:value="5.23093390464783" calcext:value-type="float">
            <text:p>5.23093390464783</text:p>
          </table:table-cell>
          <table:table-cell office:value-type="float" office:value="0.47079348564148" calcext:value-type="float">
            <text:p>0.47079348564148</text:p>
          </table:table-cell>
          <table:table-cell office:value-type="float" office:value="5.36358880996704" calcext:value-type="float">
            <text:p>5.36358880996704</text:p>
          </table:table-cell>
          <table:table-cell/>
          <table:table-cell table:formula="of:=[.C29]/[.B29]" office:value-type="float" office:value="0.0900018035447106" calcext:value-type="float">
            <text:p>0.090001803544711</text:p>
          </table:table-cell>
          <table:table-cell table:formula="of:=[.D29]/[.B29]" office:value-type="float" office:value="1.02535969823693" calcext:value-type="float">
            <text:p>1.02535969823693</text:p>
          </table:table-cell>
        </table:table-row>
        <table:table-row table:style-name="ro1">
          <table:table-cell office:value-type="string" calcext:value-type="string">
            <text:p>28_4_8_2_28</text:p>
          </table:table-cell>
          <table:table-cell office:value-type="float" office:value="7.73697710037231" calcext:value-type="float">
            <text:p>7.73697710037231</text:p>
          </table:table-cell>
          <table:table-cell office:value-type="float" office:value="1.78161430358887" calcext:value-type="float">
            <text:p>1.78161430358887</text:p>
          </table:table-cell>
          <table:table-cell office:value-type="float" office:value="3.01087641716003" calcext:value-type="float">
            <text:p>3.01087641716003</text:p>
          </table:table-cell>
          <table:table-cell/>
          <table:table-cell table:formula="of:=[.C30]/[.B30]" office:value-type="float" office:value="0.230272660817768" calcext:value-type="float">
            <text:p>0.230272660817768</text:p>
          </table:table-cell>
          <table:table-cell table:formula="of:=[.D30]/[.B30]" office:value-type="float" office:value="0.389154107359985" calcext:value-type="float">
            <text:p>0.389154107359985</text:p>
          </table:table-cell>
        </table:table-row>
        <table:table-row table:style-name="ro1">
          <table:table-cell office:value-type="string" calcext:value-type="string">
            <text:p>29_4_8_2_29</text:p>
          </table:table-cell>
          <table:table-cell office:value-type="float" office:value="0.338881015777588" calcext:value-type="float">
            <text:p>0.338881015777588</text:p>
          </table:table-cell>
          <table:table-cell office:value-type="float" office:value="0.258951187133789" calcext:value-type="float">
            <text:p>0.258951187133789</text:p>
          </table:table-cell>
          <table:table-cell office:value-type="float" office:value="0.466630935668945" calcext:value-type="float">
            <text:p>0.466630935668945</text:p>
          </table:table-cell>
          <table:table-cell/>
          <table:table-cell table:formula="of:=[.C31]/[.B31]" office:value-type="float" office:value="0.764136009624517" calcext:value-type="float">
            <text:p>0.764136009624517</text:p>
          </table:table-cell>
          <table:table-cell table:formula="of:=[.D31]/[.B31]" office:value-type="float" office:value="1.37697573467851" calcext:value-type="float">
            <text:p>1.37697573467851</text:p>
          </table:table-cell>
        </table:table-row>
        <table:table-row table:style-name="ro1">
          <table:table-cell office:value-type="string" calcext:value-type="string">
            <text:p>30_4_8_4_0</text:p>
          </table:table-cell>
          <table:table-cell office:value-type="float" office:value="15.6898949146271" calcext:value-type="float">
            <text:p>15.6898949146271</text:p>
          </table:table-cell>
          <table:table-cell office:value-type="float" office:value="7.38331818580627" calcext:value-type="float">
            <text:p>7.38331818580627</text:p>
          </table:table-cell>
          <table:table-cell office:value-type="float" office:value="8.54023337364197" calcext:value-type="float">
            <text:p>8.54023337364197</text:p>
          </table:table-cell>
          <table:table-cell/>
          <table:table-cell table:formula="of:=[.C32]/[.B32]" office:value-type="float" office:value="0.470577924580175" calcext:value-type="float">
            <text:p>0.470577924580175</text:p>
          </table:table-cell>
          <table:table-cell table:formula="of:=[.D32]/[.B32]" office:value-type="float" office:value="0.544314249401392" calcext:value-type="float">
            <text:p>0.544314249401392</text:p>
          </table:table-cell>
        </table:table-row>
        <table:table-row table:style-name="ro1">
          <table:table-cell office:value-type="string" calcext:value-type="string">
            <text:p>31_4_8_4_1</text:p>
          </table:table-cell>
          <table:table-cell office:value-type="float" office:value="0.800894021987915" calcext:value-type="float">
            <text:p>0.800894021987915</text:p>
          </table:table-cell>
          <table:table-cell office:value-type="float" office:value="0.948716163635254" calcext:value-type="float">
            <text:p>0.948716163635254</text:p>
          </table:table-cell>
          <table:table-cell office:value-type="float" office:value="1.26228308677673" calcext:value-type="float">
            <text:p>1.26228308677673</text:p>
          </table:table-cell>
          <table:table-cell/>
          <table:table-cell table:formula="of:=[.C33]/[.B33]" office:value-type="float" office:value="1.18457141343174" calcext:value-type="float">
            <text:p>1.18457141343174</text:p>
          </table:table-cell>
          <table:table-cell table:formula="of:=[.D33]/[.B33]" office:value-type="float" office:value="1.57609253174795" calcext:value-type="float">
            <text:p>1.57609253174795</text:p>
          </table:table-cell>
        </table:table-row>
        <table:table-row table:style-name="ro1">
          <table:table-cell office:value-type="string" calcext:value-type="string">
            <text:p>32_4_8_4_2</text:p>
          </table:table-cell>
          <table:table-cell office:value-type="float" office:value="101.098555088043" calcext:value-type="float">
            <text:p>101.098555088043</text:p>
          </table:table-cell>
          <table:table-cell office:value-type="float" office:value="5.70629453659058" calcext:value-type="float">
            <text:p>5.70629453659058</text:p>
          </table:table-cell>
          <table:table-cell office:value-type="float" office:value="4.89494371414185" calcext:value-type="float">
            <text:p>4.89494371414185</text:p>
          </table:table-cell>
          <table:table-cell/>
          <table:table-cell table:formula="of:=[.C34]/[.B34]" office:value-type="float" office:value="0.0564428891354696" calcext:value-type="float">
            <text:p>0.05644288913547</text:p>
          </table:table-cell>
          <table:table-cell table:formula="of:=[.D34]/[.B34]" office:value-type="float" office:value="0.0484175437510361" calcext:value-type="float">
            <text:p>0.048417543751036</text:p>
          </table:table-cell>
        </table:table-row>
        <table:table-row table:style-name="ro1">
          <table:table-cell office:value-type="string" calcext:value-type="string">
            <text:p>33_4_8_4_3</text:p>
          </table:table-cell>
          <table:table-cell office:value-type="float" office:value="38.7954139709473" calcext:value-type="float">
            <text:p>38.7954139709473</text:p>
          </table:table-cell>
          <table:table-cell office:value-type="float" office:value="1.46854376792908" calcext:value-type="float">
            <text:p>1.46854376792908</text:p>
          </table:table-cell>
          <table:table-cell office:value-type="float" office:value="2.47218990325928" calcext:value-type="float">
            <text:p>2.47218990325928</text:p>
          </table:table-cell>
          <table:table-cell/>
          <table:table-cell table:formula="of:=[.C35]/[.B35]" office:value-type="float" office:value="0.0378535403444548" calcext:value-type="float">
            <text:p>0.037853540344455</text:p>
          </table:table-cell>
          <table:table-cell table:formula="of:=[.D35]/[.B35]" office:value-type="float" office:value="0.063723766554228" calcext:value-type="float">
            <text:p>0.063723766554228</text:p>
          </table:table-cell>
        </table:table-row>
        <table:table-row table:style-name="ro1">
          <table:table-cell office:value-type="string" calcext:value-type="string">
            <text:p>34_4_8_4_4</text:p>
          </table:table-cell>
          <table:table-cell office:value-type="float" office:value="1.74528098106384" calcext:value-type="float">
            <text:p>1.74528098106384</text:p>
          </table:table-cell>
          <table:table-cell office:value-type="float" office:value="3.65557980537415" calcext:value-type="float">
            <text:p>3.65557980537415</text:p>
          </table:table-cell>
          <table:table-cell office:value-type="float" office:value="6.64622902870178" calcext:value-type="float">
            <text:p>6.64622902870178</text:p>
          </table:table-cell>
          <table:table-cell/>
          <table:table-cell table:formula="of:=[.C36]/[.B36]" office:value-type="float" office:value="2.09455087463675" calcext:value-type="float">
            <text:p>2.09455087463675</text:p>
          </table:table-cell>
          <table:table-cell table:formula="of:=[.D36]/[.B36]" office:value-type="float" office:value="3.80811405201388" calcext:value-type="float">
            <text:p>3.80811405201388</text:p>
          </table:table-cell>
        </table:table-row>
        <table:table-row table:style-name="ro1">
          <table:table-cell office:value-type="string" calcext:value-type="string">
            <text:p>35_4_8_4_5</text:p>
          </table:table-cell>
          <table:table-cell office:value-type="float" office:value="4.35045099258423" calcext:value-type="float">
            <text:p>4.35045099258423</text:p>
          </table:table-cell>
          <table:table-cell office:value-type="float" office:value="1.14602589607239" calcext:value-type="float">
            <text:p>1.14602589607239</text:p>
          </table:table-cell>
          <table:table-cell office:value-type="float" office:value="3.38152575492859" calcext:value-type="float">
            <text:p>3.38152575492859</text:p>
          </table:table-cell>
          <table:table-cell/>
          <table:table-cell table:formula="of:=[.C37]/[.B37]" office:value-type="float" office:value="0.263426917812867" calcext:value-type="float">
            <text:p>0.263426917812867</text:p>
          </table:table-cell>
          <table:table-cell table:formula="of:=[.D37]/[.B37]" office:value-type="float" office:value="0.777281656704726" calcext:value-type="float">
            <text:p>0.777281656704726</text:p>
          </table:table-cell>
        </table:table-row>
        <table:table-row table:style-name="ro1">
          <table:table-cell office:value-type="string" calcext:value-type="string">
            <text:p>36_4_8_4_6</text:p>
          </table:table-cell>
          <table:table-cell office:value-type="float" office:value="10.189521074295" calcext:value-type="float">
            <text:p>10.189521074295</text:p>
          </table:table-cell>
          <table:table-cell office:value-type="float" office:value="1.30628323554993" calcext:value-type="float">
            <text:p>1.30628323554993</text:p>
          </table:table-cell>
          <table:table-cell office:value-type="float" office:value="2.42464470863342" calcext:value-type="float">
            <text:p>2.42464470863342</text:p>
          </table:table-cell>
          <table:table-cell/>
          <table:table-cell table:formula="of:=[.C38]/[.B38]" office:value-type="float" office:value="0.128198688243089" calcext:value-type="float">
            <text:p>0.128198688243089</text:p>
          </table:table-cell>
          <table:table-cell table:formula="of:=[.D38]/[.B38]" office:value-type="float" office:value="0.237954727308043" calcext:value-type="float">
            <text:p>0.237954727308043</text:p>
          </table:table-cell>
        </table:table-row>
        <table:table-row table:style-name="ro1">
          <table:table-cell office:value-type="string" calcext:value-type="string">
            <text:p>37_4_8_4_7</text:p>
          </table:table-cell>
          <table:table-cell office:value-type="float" office:value="20.0524880886078" calcext:value-type="float">
            <text:p>20.0524880886078</text:p>
          </table:table-cell>
          <table:table-cell office:value-type="float" office:value="2.75990509986877" calcext:value-type="float">
            <text:p>2.75990509986877</text:p>
          </table:table-cell>
          <table:table-cell office:value-type="float" office:value="3.8372859954834" calcext:value-type="float">
            <text:p>3.8372859954834</text:p>
          </table:table-cell>
          <table:table-cell/>
          <table:table-cell table:formula="of:=[.C39]/[.B39]" office:value-type="float" office:value="0.137634047589173" calcext:value-type="float">
            <text:p>0.137634047589173</text:p>
          </table:table-cell>
          <table:table-cell table:formula="of:=[.D39]/[.B39]" office:value-type="float" office:value="0.191362088261927" calcext:value-type="float">
            <text:p>0.191362088261927</text:p>
          </table:table-cell>
        </table:table-row>
        <table:table-row table:style-name="ro1">
          <table:table-cell office:value-type="string" calcext:value-type="string">
            <text:p>38_4_8_4_8</text:p>
          </table:table-cell>
          <table:table-cell office:value-type="float" office:value="8.4753680229187" calcext:value-type="float">
            <text:p>8.4753680229187</text:p>
          </table:table-cell>
          <table:table-cell office:value-type="float" office:value="2.97840428352356" calcext:value-type="float">
            <text:p>2.97840428352356</text:p>
          </table:table-cell>
          <table:table-cell office:value-type="float" office:value="3.44770050048828" calcext:value-type="float">
            <text:p>3.44770050048828</text:p>
          </table:table-cell>
          <table:table-cell/>
          <table:table-cell table:formula="of:=[.C40]/[.B40]" office:value-type="float" office:value="0.351418873548558" calcext:value-type="float">
            <text:p>0.351418873548558</text:p>
          </table:table-cell>
          <table:table-cell table:formula="of:=[.D40]/[.B40]" office:value-type="float" office:value="0.406790653947435" calcext:value-type="float">
            <text:p>0.406790653947435</text:p>
          </table:table-cell>
        </table:table-row>
        <table:table-row table:style-name="ro1">
          <table:table-cell office:value-type="string" calcext:value-type="string">
            <text:p>39_4_8_4_9</text:p>
          </table:table-cell>
          <table:table-cell office:value-type="float" office:value="466.73939704895" calcext:value-type="float">
            <text:p>466.73939704895</text:p>
          </table:table-cell>
          <table:table-cell office:value-type="float" office:value="3.19552516937256" calcext:value-type="float">
            <text:p>3.19552516937256</text:p>
          </table:table-cell>
          <table:table-cell office:value-type="float" office:value="4.6147837638855" calcext:value-type="float">
            <text:p>4.6147837638855</text:p>
          </table:table-cell>
          <table:table-cell/>
          <table:table-cell table:formula="of:=[.C41]/[.B41]" office:value-type="float" office:value="0.00684648690377732" calcext:value-type="float">
            <text:p>0.006846486903777</text:p>
          </table:table-cell>
          <table:table-cell table:formula="of:=[.D41]/[.B41]" office:value-type="float" office:value="0.00988728141027597" calcext:value-type="float">
            <text:p>0.009887281410276</text:p>
          </table:table-cell>
        </table:table-row>
        <table:table-row table:style-name="ro1">
          <table:table-cell office:value-type="string" calcext:value-type="string">
            <text:p>40_4_8_4_10</text:p>
          </table:table-cell>
          <table:table-cell office:value-type="float" office:value="42.9227240085602" calcext:value-type="float">
            <text:p>42.9227240085602</text:p>
          </table:table-cell>
          <table:table-cell office:value-type="float" office:value="6.32579278945923" calcext:value-type="float">
            <text:p>6.32579278945923</text:p>
          </table:table-cell>
          <table:table-cell office:value-type="float" office:value="7.4628176689148" calcext:value-type="float">
            <text:p>7.4628176689148</text:p>
          </table:table-cell>
          <table:table-cell/>
          <table:table-cell table:formula="of:=[.C42]/[.B42]" office:value-type="float" office:value="0.147376312561096" calcext:value-type="float">
            <text:p>0.147376312561096</text:p>
          </table:table-cell>
          <table:table-cell table:formula="of:=[.D42]/[.B42]" office:value-type="float" office:value="0.173866357303569" calcext:value-type="float">
            <text:p>0.173866357303569</text:p>
          </table:table-cell>
        </table:table-row>
        <table:table-row table:style-name="ro1">
          <table:table-cell office:value-type="string" calcext:value-type="string">
            <text:p>41_4_8_4_11</text:p>
          </table:table-cell>
          <table:table-cell office:value-type="float" office:value="14.9011540412903" calcext:value-type="float">
            <text:p>14.9011540412903</text:p>
          </table:table-cell>
          <table:table-cell office:value-type="float" office:value="1.16166281700134" calcext:value-type="float">
            <text:p>1.16166281700134</text:p>
          </table:table-cell>
          <table:table-cell office:value-type="float" office:value="2.66117763519287" calcext:value-type="float">
            <text:p>2.66117763519287</text:p>
          </table:table-cell>
          <table:table-cell/>
          <table:table-cell table:formula="of:=[.C43]/[.B43]" office:value-type="float" office:value="0.0779579094197962" calcext:value-type="float">
            <text:p>0.077957909419796</text:p>
          </table:table-cell>
          <table:table-cell table:formula="of:=[.D43]/[.B43]" office:value-type="float" office:value="0.178588693722573" calcext:value-type="float">
            <text:p>0.178588693722573</text:p>
          </table:table-cell>
        </table:table-row>
        <table:table-row table:style-name="ro1">
          <table:table-cell office:value-type="string" calcext:value-type="string">
            <text:p>42_4_8_4_12</text:p>
          </table:table-cell>
          <table:table-cell office:value-type="float" office:value="0.400743961334229" calcext:value-type="float">
            <text:p>0.400743961334229</text:p>
          </table:table-cell>
          <table:table-cell office:value-type="float" office:value="0.852709531784058" calcext:value-type="float">
            <text:p>0.852709531784058</text:p>
          </table:table-cell>
          <table:table-cell office:value-type="float" office:value="1.78412222862244" calcext:value-type="float">
            <text:p>1.78412222862244</text:p>
          </table:table-cell>
          <table:table-cell/>
          <table:table-cell table:formula="of:=[.C44]/[.B44]" office:value-type="float" office:value="2.12781629683218" calcext:value-type="float">
            <text:p>2.12781629683218</text:p>
          </table:table-cell>
          <table:table-cell table:formula="of:=[.D44]/[.B44]" office:value-type="float" office:value="4.45202523497152" calcext:value-type="float">
            <text:p>4.45202523497152</text:p>
          </table:table-cell>
        </table:table-row>
        <table:table-row table:style-name="ro1">
          <table:table-cell office:value-type="string" calcext:value-type="string">
            <text:p>43_4_8_4_13</text:p>
          </table:table-cell>
          <table:table-cell office:value-type="float" office:value="2.05659818649292" calcext:value-type="float">
            <text:p>2.05659818649292</text:p>
          </table:table-cell>
          <table:table-cell office:value-type="float" office:value="3.02251172065735" calcext:value-type="float">
            <text:p>3.02251172065735</text:p>
          </table:table-cell>
          <table:table-cell office:value-type="float" office:value="4.06690049171448" calcext:value-type="float">
            <text:p>4.06690049171448</text:p>
          </table:table-cell>
          <table:table-cell/>
          <table:table-cell table:formula="of:=[.C45]/[.B45]" office:value-type="float" office:value="1.469665654919" calcext:value-type="float">
            <text:p>1.469665654919</text:p>
          </table:table-cell>
          <table:table-cell table:formula="of:=[.D45]/[.B45]" office:value-type="float" office:value="1.97748909749342" calcext:value-type="float">
            <text:p>1.97748909749342</text:p>
          </table:table-cell>
        </table:table-row>
        <table:table-row table:style-name="ro1">
          <table:table-cell office:value-type="string" calcext:value-type="string">
            <text:p>44_4_8_4_14</text:p>
          </table:table-cell>
          <table:table-cell office:value-type="float" office:value="3.54169583320618" calcext:value-type="float">
            <text:p>3.54169583320618</text:p>
          </table:table-cell>
          <table:table-cell office:value-type="float" office:value="3.32356357574463" calcext:value-type="float">
            <text:p>3.32356357574463</text:p>
          </table:table-cell>
          <table:table-cell office:value-type="float" office:value="2.45046973228455" calcext:value-type="float">
            <text:p>2.45046973228455</text:p>
          </table:table-cell>
          <table:table-cell/>
          <table:table-cell table:formula="of:=[.C46]/[.B46]" office:value-type="float" office:value="0.938410222747987" calcext:value-type="float">
            <text:p>0.938410222747987</text:p>
          </table:table-cell>
          <table:table-cell table:formula="of:=[.D46]/[.B46]" office:value-type="float" office:value="0.691891638268163" calcext:value-type="float">
            <text:p>0.691891638268163</text:p>
          </table:table-cell>
        </table:table-row>
        <table:table-row table:style-name="ro1">
          <table:table-cell office:value-type="string" calcext:value-type="string">
            <text:p>45_4_8_4_15</text:p>
          </table:table-cell>
          <table:table-cell office:value-type="float" office:value="1.71570897102356" calcext:value-type="float">
            <text:p>1.71570897102356</text:p>
          </table:table-cell>
          <table:table-cell office:value-type="float" office:value="1.42795991897583" calcext:value-type="float">
            <text:p>1.42795991897583</text:p>
          </table:table-cell>
          <table:table-cell office:value-type="float" office:value="1.93753099441528" calcext:value-type="float">
            <text:p>1.93753099441528</text:p>
          </table:table-cell>
          <table:table-cell/>
          <table:table-cell table:formula="of:=[.C47]/[.B47]" office:value-type="float" office:value="0.832285628327709" calcext:value-type="float">
            <text:p>0.832285628327709</text:p>
          </table:table-cell>
          <table:table-cell table:formula="of:=[.D47]/[.B47]" office:value-type="float" office:value="1.12928884043742" calcext:value-type="float">
            <text:p>1.12928884043742</text:p>
          </table:table-cell>
        </table:table-row>
        <table:table-row table:style-name="ro1">
          <table:table-cell office:value-type="string" calcext:value-type="string">
            <text:p>46_4_8_4_16</text:p>
          </table:table-cell>
          <table:table-cell office:value-type="float" office:value="15.8545949459076" calcext:value-type="float">
            <text:p>15.8545949459076</text:p>
          </table:table-cell>
          <table:table-cell office:value-type="float" office:value="3.95884585380554" calcext:value-type="float">
            <text:p>3.95884585380554</text:p>
          </table:table-cell>
          <table:table-cell office:value-type="float" office:value="4.70772480964661" calcext:value-type="float">
            <text:p>4.70772480964661</text:p>
          </table:table-cell>
          <table:table-cell/>
          <table:table-cell table:formula="of:=[.C48]/[.B48]" office:value-type="float" office:value="0.249697066832187" calcext:value-type="float">
            <text:p>0.249697066832187</text:p>
          </table:table-cell>
          <table:table-cell table:formula="of:=[.D48]/[.B48]" office:value-type="float" office:value="0.296931257197572" calcext:value-type="float">
            <text:p>0.296931257197572</text:p>
          </table:table-cell>
        </table:table-row>
        <table:table-row table:style-name="ro1">
          <table:table-cell office:value-type="string" calcext:value-type="string">
            <text:p>47_4_8_4_17</text:p>
          </table:table-cell>
          <table:table-cell office:value-type="float" office:value="32.0159749984741" calcext:value-type="float">
            <text:p>32.0159749984741</text:p>
          </table:table-cell>
          <table:table-cell office:value-type="float" office:value="5.2267017364502" calcext:value-type="float">
            <text:p>5.2267017364502</text:p>
          </table:table-cell>
          <table:table-cell office:value-type="float" office:value="4.83201932907105" calcext:value-type="float">
            <text:p>4.83201932907105</text:p>
          </table:table-cell>
          <table:table-cell/>
          <table:table-cell table:formula="of:=[.C49]/[.B49]" office:value-type="float" office:value="0.163252930348031" calcext:value-type="float">
            <text:p>0.163252930348031</text:p>
          </table:table-cell>
          <table:table-cell table:formula="of:=[.D49]/[.B49]" office:value-type="float" office:value="0.150925259321365" calcext:value-type="float">
            <text:p>0.150925259321365</text:p>
          </table:table-cell>
        </table:table-row>
        <table:table-row table:style-name="ro1">
          <table:table-cell office:value-type="string" calcext:value-type="string">
            <text:p>48_4_8_4_18</text:p>
          </table:table-cell>
          <table:table-cell office:value-type="float" office:value="3.10228800773621" calcext:value-type="float">
            <text:p>3.10228800773621</text:p>
          </table:table-cell>
          <table:table-cell office:value-type="float" office:value="1.02362871170044" calcext:value-type="float">
            <text:p>1.02362871170044</text:p>
          </table:table-cell>
          <table:table-cell office:value-type="float" office:value="2.43263792991638" calcext:value-type="float">
            <text:p>2.43263792991638</text:p>
          </table:table-cell>
          <table:table-cell/>
          <table:table-cell table:formula="of:=[.C50]/[.B50]" office:value-type="float" office:value="0.329959278167535" calcext:value-type="float">
            <text:p>0.329959278167535</text:p>
          </table:table-cell>
          <table:table-cell table:formula="of:=[.D50]/[.B50]" office:value-type="float" office:value="0.784143162675446" calcext:value-type="float">
            <text:p>0.784143162675446</text:p>
          </table:table-cell>
        </table:table-row>
        <table:table-row table:style-name="ro1">
          <table:table-cell office:value-type="string" calcext:value-type="string">
            <text:p>49_4_8_4_19</text:p>
          </table:table-cell>
          <table:table-cell office:value-type="float" office:value="2.31895017623901" calcext:value-type="float">
            <text:p>2.31895017623901</text:p>
          </table:table-cell>
          <table:table-cell office:value-type="float" office:value="3.2940878868103" calcext:value-type="float">
            <text:p>3.2940878868103</text:p>
          </table:table-cell>
          <table:table-cell office:value-type="float" office:value="2.89254474639893" calcext:value-type="float">
            <text:p>2.89254474639893</text:p>
          </table:table-cell>
          <table:table-cell/>
          <table:table-cell table:formula="of:=[.C51]/[.B51]" office:value-type="float" office:value="1.42050826299029" calcext:value-type="float">
            <text:p>1.42050826299029</text:p>
          </table:table-cell>
          <table:table-cell table:formula="of:=[.D51]/[.B51]" office:value-type="float" office:value="1.24735096770824" calcext:value-type="float">
            <text:p>1.24735096770824</text:p>
          </table:table-cell>
        </table:table-row>
        <table:table-row table:style-name="ro1">
          <table:table-cell office:value-type="string" calcext:value-type="string">
            <text:p>50_4_8_4_20</text:p>
          </table:table-cell>
          <table:table-cell office:value-type="float" office:value="2.98714518547058" calcext:value-type="float">
            <text:p>2.98714518547058</text:p>
          </table:table-cell>
          <table:table-cell office:value-type="float" office:value="0.757088184356689" calcext:value-type="float">
            <text:p>0.757088184356689</text:p>
          </table:table-cell>
          <table:table-cell office:value-type="float" office:value="1.9842255115509" calcext:value-type="float">
            <text:p>1.9842255115509</text:p>
          </table:table-cell>
          <table:table-cell/>
          <table:table-cell table:formula="of:=[.C52]/[.B52]" office:value-type="float" office:value="0.253448740301995" calcext:value-type="float">
            <text:p>0.253448740301995</text:p>
          </table:table-cell>
          <table:table-cell table:formula="of:=[.D52]/[.B52]" office:value-type="float" office:value="0.664254794578495" calcext:value-type="float">
            <text:p>0.664254794578495</text:p>
          </table:table-cell>
        </table:table-row>
        <table:table-row table:style-name="ro1">
          <table:table-cell office:value-type="string" calcext:value-type="string">
            <text:p>51_4_8_4_21</text:p>
          </table:table-cell>
          <table:table-cell office:value-type="float" office:value="34.5751008987427" calcext:value-type="float">
            <text:p>34.5751008987427</text:p>
          </table:table-cell>
          <table:table-cell office:value-type="float" office:value="1.34592080116272" calcext:value-type="float">
            <text:p>1.34592080116272</text:p>
          </table:table-cell>
          <table:table-cell office:value-type="float" office:value="3.02933526039124" calcext:value-type="float">
            <text:p>3.02933526039124</text:p>
          </table:table-cell>
          <table:table-cell/>
          <table:table-cell table:formula="of:=[.C53]/[.B53]" office:value-type="float" office:value="0.0389274583783402" calcext:value-type="float">
            <text:p>0.03892745837834</text:p>
          </table:table-cell>
          <table:table-cell table:formula="of:=[.D53]/[.B53]" office:value-type="float" office:value="0.0876160931319625" calcext:value-type="float">
            <text:p>0.087616093131963</text:p>
          </table:table-cell>
        </table:table-row>
        <table:table-row table:style-name="ro1">
          <table:table-cell office:value-type="string" calcext:value-type="string">
            <text:p>52_4_8_4_22</text:p>
          </table:table-cell>
          <table:table-cell office:value-type="float" office:value="6476.73018407822" calcext:value-type="float">
            <text:p>6476.73018407822</text:p>
          </table:table-cell>
          <table:table-cell office:value-type="float" office:value="13.0935430526733" calcext:value-type="float">
            <text:p>13.0935430526733</text:p>
          </table:table-cell>
          <table:table-cell office:value-type="float" office:value="10.1803069114685" calcext:value-type="float">
            <text:p>10.1803069114685</text:p>
          </table:table-cell>
          <table:table-cell/>
          <table:table-cell table:formula="of:=[.C54]/[.B54]" office:value-type="float" office:value="0.00202162861205199" calcext:value-type="float">
            <text:p>0.002021628612052</text:p>
          </table:table-cell>
          <table:table-cell table:formula="of:=[.D54]/[.B54]" office:value-type="float" office:value="0.00157182816361484" calcext:value-type="float">
            <text:p>0.001571828163615</text:p>
          </table:table-cell>
        </table:table-row>
        <table:table-row table:style-name="ro1">
          <table:table-cell office:value-type="string" calcext:value-type="string">
            <text:p>53_4_8_4_23</text:p>
          </table:table-cell>
          <table:table-cell office:value-type="float" office:value="21.6340849399567" calcext:value-type="float">
            <text:p>21.6340849399567</text:p>
          </table:table-cell>
          <table:table-cell office:value-type="float" office:value="4.03056263923645" calcext:value-type="float">
            <text:p>4.03056263923645</text:p>
          </table:table-cell>
          <table:table-cell office:value-type="float" office:value="3.61050176620483" calcext:value-type="float">
            <text:p>3.61050176620483</text:p>
          </table:table-cell>
          <table:table-cell/>
          <table:table-cell table:formula="of:=[.C55]/[.B55]" office:value-type="float" office:value="0.186306129906714" calcext:value-type="float">
            <text:p>0.186306129906714</text:p>
          </table:table-cell>
          <table:table-cell table:formula="of:=[.D55]/[.B55]" office:value-type="float" office:value="0.166889506823396" calcext:value-type="float">
            <text:p>0.166889506823396</text:p>
          </table:table-cell>
        </table:table-row>
        <table:table-row table:style-name="ro1">
          <table:table-cell office:value-type="string" calcext:value-type="string">
            <text:p>54_4_8_4_24</text:p>
          </table:table-cell>
          <table:table-cell office:value-type="float" office:value="0.512878894805908" calcext:value-type="float">
            <text:p>0.512878894805908</text:p>
          </table:table-cell>
          <table:table-cell office:value-type="float" office:value="0.364176750183106" calcext:value-type="float">
            <text:p>0.364176750183106</text:p>
          </table:table-cell>
          <table:table-cell office:value-type="float" office:value="1.52362942695618" calcext:value-type="float">
            <text:p>1.52362942695618</text:p>
          </table:table-cell>
          <table:table-cell/>
          <table:table-cell table:formula="of:=[.C56]/[.B56]" office:value-type="float" office:value="0.710063825732045" calcext:value-type="float">
            <text:p>0.710063825732045</text:p>
          </table:table-cell>
          <table:table-cell table:formula="of:=[.D56]/[.B56]" office:value-type="float" office:value="2.97073917914438" calcext:value-type="float">
            <text:p>2.97073917914438</text:p>
          </table:table-cell>
        </table:table-row>
        <table:table-row table:style-name="ro1">
          <table:table-cell office:value-type="string" calcext:value-type="string">
            <text:p>55_4_8_4_25</text:p>
          </table:table-cell>
          <table:table-cell office:value-type="float" office:value="31.6901528835297" calcext:value-type="float">
            <text:p>31.6901528835297</text:p>
          </table:table-cell>
          <table:table-cell office:value-type="float" office:value="4.87368631362915" calcext:value-type="float">
            <text:p>4.87368631362915</text:p>
          </table:table-cell>
          <table:table-cell office:value-type="float" office:value="6.78326392173767" calcext:value-type="float">
            <text:p>6.78326392173767</text:p>
          </table:table-cell>
          <table:table-cell/>
          <table:table-cell table:formula="of:=[.C57]/[.B57]" office:value-type="float" office:value="0.153791820807597" calcext:value-type="float">
            <text:p>0.153791820807597</text:p>
          </table:table-cell>
          <table:table-cell table:formula="of:=[.D57]/[.B57]" office:value-type="float" office:value="0.214049580217176" calcext:value-type="float">
            <text:p>0.214049580217176</text:p>
          </table:table-cell>
        </table:table-row>
        <table:table-row table:style-name="ro1">
          <table:table-cell office:value-type="string" calcext:value-type="string">
            <text:p>56_4_8_4_26</text:p>
          </table:table-cell>
          <table:table-cell office:value-type="float" office:value="0.124868154525757" calcext:value-type="float">
            <text:p>0.124868154525757</text:p>
          </table:table-cell>
          <table:table-cell office:value-type="float" office:value="1.40518021583557" calcext:value-type="float">
            <text:p>1.40518021583557</text:p>
          </table:table-cell>
          <table:table-cell office:value-type="float" office:value="2.5140266418457" calcext:value-type="float">
            <text:p>2.5140266418457</text:p>
          </table:table-cell>
          <table:table-cell/>
          <table:table-cell table:formula="of:=[.C58]/[.B58]" office:value-type="float" office:value="11.2533113120185" calcext:value-type="float">
            <text:p>11.2533113120185</text:p>
          </table:table-cell>
          <table:table-cell table:formula="of:=[.D58]/[.B58]" office:value-type="float" office:value="20.1334491679952" calcext:value-type="float">
            <text:p>20.1334491679952</text:p>
          </table:table-cell>
        </table:table-row>
        <table:table-row table:style-name="ro1">
          <table:table-cell office:value-type="string" calcext:value-type="string">
            <text:p>57_4_8_4_27</text:p>
          </table:table-cell>
          <table:table-cell office:value-type="float" office:value="6.740807056427" calcext:value-type="float">
            <text:p>6.740807056427</text:p>
          </table:table-cell>
          <table:table-cell office:value-type="float" office:value="1.25789260864258" calcext:value-type="float">
            <text:p>1.25789260864258</text:p>
          </table:table-cell>
          <table:table-cell office:value-type="float" office:value="3.51665377616882" calcext:value-type="float">
            <text:p>3.51665377616882</text:p>
          </table:table-cell>
          <table:table-cell/>
          <table:table-cell table:formula="of:=[.C59]/[.B59]" office:value-type="float" office:value="0.186608606078295" calcext:value-type="float">
            <text:p>0.186608606078295</text:p>
          </table:table-cell>
          <table:table-cell table:formula="of:=[.D59]/[.B59]" office:value-type="float" office:value="0.521696251907385" calcext:value-type="float">
            <text:p>0.521696251907385</text:p>
          </table:table-cell>
        </table:table-row>
        <table:table-row table:style-name="ro1">
          <table:table-cell office:value-type="string" calcext:value-type="string">
            <text:p>58_4_8_4_28</text:p>
          </table:table-cell>
          <table:table-cell office:value-type="float" office:value="1.68233609199524" calcext:value-type="float">
            <text:p>1.68233609199524</text:p>
          </table:table-cell>
          <table:table-cell office:value-type="float" office:value="3.38582873344421" calcext:value-type="float">
            <text:p>3.38582873344421</text:p>
          </table:table-cell>
          <table:table-cell office:value-type="float" office:value="6.4755494594574" calcext:value-type="float">
            <text:p>6.4755494594574</text:p>
          </table:table-cell>
          <table:table-cell/>
          <table:table-cell table:formula="of:=[.C60]/[.B60]" office:value-type="float" office:value="2.01257569730234" calcext:value-type="float">
            <text:p>2.01257569730234</text:p>
          </table:table-cell>
          <table:table-cell table:formula="of:=[.D60]/[.B60]" office:value-type="float" office:value="3.84914137565547" calcext:value-type="float">
            <text:p>3.84914137565547</text:p>
          </table:table-cell>
        </table:table-row>
        <table:table-row table:style-name="ro1">
          <table:table-cell office:value-type="string" calcext:value-type="string">
            <text:p>59_4_8_4_29</text:p>
          </table:table-cell>
          <table:table-cell office:value-type="float" office:value="24.4061181545258" calcext:value-type="float">
            <text:p>24.4061181545258</text:p>
          </table:table-cell>
          <table:table-cell office:value-type="float" office:value="8.89929819107056" calcext:value-type="float">
            <text:p>8.89929819107056</text:p>
          </table:table-cell>
          <table:table-cell office:value-type="float" office:value="10.1052796840668" calcext:value-type="float">
            <text:p>10.1052796840668</text:p>
          </table:table-cell>
          <table:table-cell/>
          <table:table-cell table:formula="of:=[.C61]/[.B61]" office:value-type="float" office:value="0.364633905921672" calcext:value-type="float">
            <text:p>0.364633905921672</text:p>
          </table:table-cell>
          <table:table-cell table:formula="of:=[.D61]/[.B61]" office:value-type="float" office:value="0.414046986910653" calcext:value-type="float">
            <text:p>0.414046986910653</text:p>
          </table:table-cell>
        </table:table-row>
        <table:table-row table:style-name="ro1">
          <table:table-cell office:value-type="string" calcext:value-type="string">
            <text:p>60_4_8_8_0</text:p>
          </table:table-cell>
          <table:table-cell office:value-type="float" office:value="58.9024140834808" calcext:value-type="float">
            <text:p>58.9024140834808</text:p>
          </table:table-cell>
          <table:table-cell office:value-type="float" office:value="2.19693565368652" calcext:value-type="float">
            <text:p>2.19693565368652</text:p>
          </table:table-cell>
          <table:table-cell office:value-type="float" office:value="7.57767868041992" calcext:value-type="float">
            <text:p>7.57767868041992</text:p>
          </table:table-cell>
          <table:table-cell/>
          <table:table-cell table:formula="of:=[.C62]/[.B62]" office:value-type="float" office:value="0.0372978881743771" calcext:value-type="float">
            <text:p>0.037297888174377</text:p>
          </table:table-cell>
          <table:table-cell table:formula="of:=[.D62]/[.B62]" office:value-type="float" office:value="0.128648015507145" calcext:value-type="float">
            <text:p>0.128648015507145</text:p>
          </table:table-cell>
        </table:table-row>
        <table:table-row table:style-name="ro1">
          <table:table-cell office:value-type="string" calcext:value-type="string">
            <text:p>61_4_8_8_1</text:p>
          </table:table-cell>
          <table:table-cell office:value-type="float" office:value="29.9021430015564" calcext:value-type="float">
            <text:p>29.9021430015564</text:p>
          </table:table-cell>
          <table:table-cell office:value-type="float" office:value="9.37336444854736" calcext:value-type="float">
            <text:p>9.37336444854736</text:p>
          </table:table-cell>
          <table:table-cell office:value-type="float" office:value="8.88261294364929" calcext:value-type="float">
            <text:p>8.88261294364929</text:p>
          </table:table-cell>
          <table:table-cell/>
          <table:table-cell table:formula="of:=[.C63]/[.B63]" office:value-type="float" office:value="0.313467982815127" calcext:value-type="float">
            <text:p>0.313467982815127</text:p>
          </table:table-cell>
          <table:table-cell table:formula="of:=[.D63]/[.B63]" office:value-type="float" office:value="0.297056065285587" calcext:value-type="float">
            <text:p>0.297056065285587</text:p>
          </table:table-cell>
        </table:table-row>
        <table:table-row table:style-name="ro1">
          <table:table-cell office:value-type="string" calcext:value-type="string">
            <text:p>62_4_8_8_2</text:p>
          </table:table-cell>
          <table:table-cell office:value-type="float" office:value="1417.45159387589" calcext:value-type="float">
            <text:p>1417.45159387589</text:p>
          </table:table-cell>
          <table:table-cell office:value-type="float" office:value="14.2460014820099" calcext:value-type="float">
            <text:p>14.2460014820099</text:p>
          </table:table-cell>
          <table:table-cell office:value-type="float" office:value="14.5824158191681" calcext:value-type="float">
            <text:p>14.5824158191681</text:p>
          </table:table-cell>
          <table:table-cell/>
          <table:table-cell table:formula="of:=[.C64]/[.B64]" office:value-type="float" office:value="0.0100504324405573" calcext:value-type="float">
            <text:p>0.010050432440557</text:p>
          </table:table-cell>
          <table:table-cell table:formula="of:=[.D64]/[.B64]" office:value-type="float" office:value="0.0102877698837629" calcext:value-type="float">
            <text:p>0.010287769883763</text:p>
          </table:table-cell>
        </table:table-row>
        <table:table-row table:style-name="ro1">
          <table:table-cell office:value-type="string" calcext:value-type="string">
            <text:p>63_4_8_8_3</text:p>
          </table:table-cell>
          <table:table-cell office:value-type="float" office:value="214.9017329216" calcext:value-type="float">
            <text:p>214.9017329216</text:p>
          </table:table-cell>
          <table:table-cell office:value-type="float" office:value="15.9076271057129" calcext:value-type="float">
            <text:p>15.9076271057129</text:p>
          </table:table-cell>
          <table:table-cell office:value-type="float" office:value="14.713041305542" calcext:value-type="float">
            <text:p>14.713041305542</text:p>
          </table:table-cell>
          <table:table-cell/>
          <table:table-cell table:formula="of:=[.C65]/[.B65]" office:value-type="float" office:value="0.0740227958585903" calcext:value-type="float">
            <text:p>0.07402279585859</text:p>
          </table:table-cell>
          <table:table-cell table:formula="of:=[.D65]/[.B65]" office:value-type="float" office:value="0.0684640421718218" calcext:value-type="float">
            <text:p>0.068464042171822</text:p>
          </table:table-cell>
        </table:table-row>
        <table:table-row table:style-name="ro1">
          <table:table-cell office:value-type="string" calcext:value-type="string">
            <text:p>64_4_8_8_4</text:p>
          </table:table-cell>
          <table:table-cell office:value-type="float" office:value="7575.28181815147" calcext:value-type="float">
            <text:p>7575.28181815147</text:p>
          </table:table-cell>
          <table:table-cell office:value-type="float" office:value="29.5390317440033" calcext:value-type="float">
            <text:p>29.5390317440033</text:p>
          </table:table-cell>
          <table:table-cell office:value-type="float" office:value="13.3527526855469" calcext:value-type="float">
            <text:p>13.3527526855469</text:p>
          </table:table-cell>
          <table:table-cell/>
          <table:table-cell table:formula="of:=[.C66]/[.B66]" office:value-type="float" office:value="0.0038993970723602" calcext:value-type="float">
            <text:p>0.00389939707236</text:p>
          </table:table-cell>
          <table:table-cell table:formula="of:=[.D66]/[.B66]" office:value-type="float" office:value="0.00176267405042962" calcext:value-type="float">
            <text:p>0.00176267405043</text:p>
          </table:table-cell>
        </table:table-row>
        <table:table-row table:style-name="ro1">
          <table:table-cell office:value-type="string" calcext:value-type="string">
            <text:p>65_4_8_8_5</text:p>
          </table:table-cell>
          <table:table-cell office:value-type="float" office:value="46.2067799568176" calcext:value-type="float">
            <text:p>46.2067799568176</text:p>
          </table:table-cell>
          <table:table-cell office:value-type="float" office:value="8.95134806632996" calcext:value-type="float">
            <text:p>8.95134806632996</text:p>
          </table:table-cell>
          <table:table-cell office:value-type="float" office:value="7.08898305892944" calcext:value-type="float">
            <text:p>7.08898305892944</text:p>
          </table:table-cell>
          <table:table-cell/>
          <table:table-cell table:formula="of:=[.C67]/[.B67]" office:value-type="float" office:value="0.193723693247948" calcext:value-type="float">
            <text:p>0.193723693247948</text:p>
          </table:table-cell>
          <table:table-cell table:formula="of:=[.D67]/[.B67]" office:value-type="float" office:value="0.153418677206125" calcext:value-type="float">
            <text:p>0.153418677206125</text:p>
          </table:table-cell>
        </table:table-row>
        <table:table-row table:style-name="ro1">
          <table:table-cell office:value-type="string" calcext:value-type="string">
            <text:p>66_4_8_8_6</text:p>
          </table:table-cell>
          <table:table-cell office:value-type="float" office:value="603.155224084854" calcext:value-type="float">
            <text:p>603.155224084854</text:p>
          </table:table-cell>
          <table:table-cell office:value-type="float" office:value="4.91605758666992" calcext:value-type="float">
            <text:p>4.91605758666992</text:p>
          </table:table-cell>
          <table:table-cell office:value-type="float" office:value="6.72711706161499" calcext:value-type="float">
            <text:p>6.72711706161499</text:p>
          </table:table-cell>
          <table:table-cell/>
          <table:table-cell table:formula="of:=[.C68]/[.B68]" office:value-type="float" office:value="0.00815056786439822" calcext:value-type="float">
            <text:p>0.008150567864398</text:p>
          </table:table-cell>
          <table:table-cell table:formula="of:=[.D68]/[.B68]" office:value-type="float" office:value="0.0111532103063881" calcext:value-type="float">
            <text:p>0.011153210306388</text:p>
          </table:table-cell>
        </table:table-row>
        <table:table-row table:style-name="ro1">
          <table:table-cell office:value-type="string" calcext:value-type="string">
            <text:p>67_4_8_8_7</text:p>
          </table:table-cell>
          <table:table-cell office:value-type="float" office:value="92.0965278148651" calcext:value-type="float">
            <text:p>92.0965278148651</text:p>
          </table:table-cell>
          <table:table-cell office:value-type="float" office:value="5.24618792533875" calcext:value-type="float">
            <text:p>5.24618792533875</text:p>
          </table:table-cell>
          <table:table-cell office:value-type="float" office:value="7.17793536186218" calcext:value-type="float">
            <text:p>7.17793536186218</text:p>
          </table:table-cell>
          <table:table-cell/>
          <table:table-cell table:formula="of:=[.C69]/[.B69]" office:value-type="float" office:value="0.0569640142773328" calcext:value-type="float">
            <text:p>0.056964014277333</text:p>
          </table:table-cell>
          <table:table-cell table:formula="of:=[.D69]/[.B69]" office:value-type="float" office:value="0.0779392614702202" calcext:value-type="float">
            <text:p>0.07793926147022</text:p>
          </table:table-cell>
        </table:table-row>
        <table:table-row table:style-name="ro1">
          <table:table-cell office:value-type="string" calcext:value-type="string">
            <text:p>68_4_8_8_8</text:p>
          </table:table-cell>
          <table:table-cell office:value-type="float" office:value="628.840235948563" calcext:value-type="float">
            <text:p>628.840235948563</text:p>
          </table:table-cell>
          <table:table-cell office:value-type="float" office:value="13.5715951919556" calcext:value-type="float">
            <text:p>13.5715951919556</text:p>
          </table:table-cell>
          <table:table-cell office:value-type="float" office:value="19.184716463089" calcext:value-type="float">
            <text:p>19.184716463089</text:p>
          </table:table-cell>
          <table:table-cell/>
          <table:table-cell table:formula="of:=[.C70]/[.B70]" office:value-type="float" office:value="0.021581944691379" calcext:value-type="float">
            <text:p>0.021581944691379</text:p>
          </table:table-cell>
          <table:table-cell table:formula="of:=[.D70]/[.B70]" office:value-type="float" office:value="0.0305080930995933" calcext:value-type="float">
            <text:p>0.030508093099593</text:p>
          </table:table-cell>
        </table:table-row>
        <table:table-row table:style-name="ro1">
          <table:table-cell office:value-type="string" calcext:value-type="string">
            <text:p>69_4_8_8_9</text:p>
          </table:table-cell>
          <table:table-cell office:value-type="float" office:value="76.0933289527893" calcext:value-type="float">
            <text:p>76.0933289527893</text:p>
          </table:table-cell>
          <table:table-cell office:value-type="float" office:value="8.44191908836365" calcext:value-type="float">
            <text:p>8.44191908836365</text:p>
          </table:table-cell>
          <table:table-cell office:value-type="float" office:value="7.1368293762207" calcext:value-type="float">
            <text:p>7.1368293762207</text:p>
          </table:table-cell>
          <table:table-cell/>
          <table:table-cell table:formula="of:=[.C71]/[.B71]" office:value-type="float" office:value="0.110941645010712" calcext:value-type="float">
            <text:p>0.110941645010712</text:p>
          </table:table-cell>
          <table:table-cell table:formula="of:=[.D71]/[.B71]" office:value-type="float" office:value="0.0937904738094533" calcext:value-type="float">
            <text:p>0.093790473809453</text:p>
          </table:table-cell>
        </table:table-row>
        <table:table-row table:style-name="ro1">
          <table:table-cell office:value-type="string" calcext:value-type="string">
            <text:p>70_4_8_8_10</text:p>
          </table:table-cell>
          <table:table-cell office:value-type="float" office:value="846.627571105957" calcext:value-type="float">
            <text:p>846.627571105957</text:p>
          </table:table-cell>
          <table:table-cell office:value-type="float" office:value="66.7160847187042" calcext:value-type="float">
            <text:p>66.7160847187042</text:p>
          </table:table-cell>
          <table:table-cell office:value-type="float" office:value="17.5323436260223" calcext:value-type="float">
            <text:p>17.5323436260223</text:p>
          </table:table-cell>
          <table:table-cell/>
          <table:table-cell table:formula="of:=[.C72]/[.B72]" office:value-type="float" office:value="0.0788021640159349" calcext:value-type="float">
            <text:p>0.078802164015935</text:p>
          </table:table-cell>
          <table:table-cell table:formula="of:=[.D72]/[.B72]" office:value-type="float" office:value="0.0207084487020894" calcext:value-type="float">
            <text:p>0.02070844870209</text:p>
          </table:table-cell>
        </table:table-row>
        <table:table-row table:style-name="ro1">
          <table:table-cell office:value-type="string" calcext:value-type="string">
            <text:p>71_4_8_8_11</text:p>
          </table:table-cell>
          <table:table-cell office:value-type="float" office:value="82.2493751049042" calcext:value-type="float">
            <text:p>82.2493751049042</text:p>
          </table:table-cell>
          <table:table-cell office:value-type="float" office:value="23.0147752761841" calcext:value-type="float">
            <text:p>23.0147752761841</text:p>
          </table:table-cell>
          <table:table-cell office:value-type="float" office:value="10.8157961368561" calcext:value-type="float">
            <text:p>10.8157961368561</text:p>
          </table:table-cell>
          <table:table-cell/>
          <table:table-cell table:formula="of:=[.C73]/[.B73]" office:value-type="float" office:value="0.279817022887166" calcext:value-type="float">
            <text:p>0.279817022887166</text:p>
          </table:table-cell>
          <table:table-cell table:formula="of:=[.D73]/[.B73]" office:value-type="float" office:value="0.13150004025029" calcext:value-type="float">
            <text:p>0.13150004025029</text:p>
          </table:table-cell>
        </table:table-row>
        <table:table-row table:style-name="ro1">
          <table:table-cell office:value-type="string" calcext:value-type="string">
            <text:p>72_4_8_8_12</text:p>
          </table:table-cell>
          <table:table-cell office:value-type="float" office:value="25.0761590003967" calcext:value-type="float">
            <text:p>25.0761590003967</text:p>
          </table:table-cell>
          <table:table-cell office:value-type="float" office:value="6.75434184074402" calcext:value-type="float">
            <text:p>6.75434184074402</text:p>
          </table:table-cell>
          <table:table-cell office:value-type="float" office:value="7.13533639907837" calcext:value-type="float">
            <text:p>7.13533639907837</text:p>
          </table:table-cell>
          <table:table-cell/>
          <table:table-cell table:formula="of:=[.C74]/[.B74]" office:value-type="float" office:value="0.269353127033417" calcext:value-type="float">
            <text:p>0.269353127033417</text:p>
          </table:table-cell>
          <table:table-cell table:formula="of:=[.D74]/[.B74]" office:value-type="float" office:value="0.284546624503597" calcext:value-type="float">
            <text:p>0.284546624503597</text:p>
          </table:table-cell>
        </table:table-row>
        <table:table-row table:style-name="ro1">
          <table:table-cell office:value-type="string" calcext:value-type="string">
            <text:p>73_4_8_8_13</text:p>
          </table:table-cell>
          <table:table-cell office:value-type="float" office:value="2005.92927002907" calcext:value-type="float">
            <text:p>2005.92927002907</text:p>
          </table:table-cell>
          <table:table-cell office:value-type="float" office:value="34.2552077770233" calcext:value-type="float">
            <text:p>34.2552077770233</text:p>
          </table:table-cell>
          <table:table-cell office:value-type="float" office:value="11.8533253669739" calcext:value-type="float">
            <text:p>11.8533253669739</text:p>
          </table:table-cell>
          <table:table-cell/>
          <table:table-cell table:formula="of:=[.C75]/[.B75]" office:value-type="float" office:value="0.0170769768848963" calcext:value-type="float">
            <text:p>0.017076976884896</text:p>
          </table:table-cell>
          <table:table-cell table:formula="of:=[.D75]/[.B75]" office:value-type="float" office:value="0.00590914422760386" calcext:value-type="float">
            <text:p>0.005909144227604</text:p>
          </table:table-cell>
        </table:table-row>
        <table:table-row table:style-name="ro1">
          <table:table-cell office:value-type="string" calcext:value-type="string">
            <text:p>74_4_8_8_14</text:p>
          </table:table-cell>
          <table:table-cell office:value-type="float" office:value="4910.59717607498" calcext:value-type="float">
            <text:p>4910.59717607498</text:p>
          </table:table-cell>
          <table:table-cell office:value-type="float" office:value="37.9616684913635" calcext:value-type="float">
            <text:p>37.9616684913635</text:p>
          </table:table-cell>
          <table:table-cell office:value-type="float" office:value="17.165292263031" calcext:value-type="float">
            <text:p>17.165292263031</text:p>
          </table:table-cell>
          <table:table-cell/>
          <table:table-cell table:formula="of:=[.C76]/[.B76]" office:value-type="float" office:value="0.00773056048586459" calcext:value-type="float">
            <text:p>0.007730560485865</text:p>
          </table:table-cell>
          <table:table-cell table:formula="of:=[.D76]/[.B76]" office:value-type="float" office:value="0.00349556105857397" calcext:value-type="float">
            <text:p>0.003495561058574</text:p>
          </table:table-cell>
        </table:table-row>
        <table:table-row table:style-name="ro1">
          <table:table-cell office:value-type="string" calcext:value-type="string">
            <text:p>75_4_8_8_15</text:p>
          </table:table-cell>
          <table:table-cell office:value-type="float" office:value="396.014241933823" calcext:value-type="float">
            <text:p>396.014241933823</text:p>
          </table:table-cell>
          <table:table-cell office:value-type="float" office:value="6.12655830383301" calcext:value-type="float">
            <text:p>6.12655830383301</text:p>
          </table:table-cell>
          <table:table-cell office:value-type="float" office:value="6.03836441040039" calcext:value-type="float">
            <text:p>6.03836441040039</text:p>
          </table:table-cell>
          <table:table-cell/>
          <table:table-cell table:formula="of:=[.C77]/[.B77]" office:value-type="float" office:value="0.0154705504375694" calcext:value-type="float">
            <text:p>0.015470550437569</text:p>
          </table:table-cell>
          <table:table-cell table:formula="of:=[.D77]/[.B77]" office:value-type="float" office:value="0.0152478465948946" calcext:value-type="float">
            <text:p>0.015247846594895</text:p>
          </table:table-cell>
        </table:table-row>
        <table:table-row table:style-name="ro1">
          <table:table-cell office:value-type="string" calcext:value-type="string">
            <text:p>76_4_8_8_16</text:p>
          </table:table-cell>
          <table:table-cell office:value-type="float" office:value="111.526388168335" calcext:value-type="float">
            <text:p>111.526388168335</text:p>
          </table:table-cell>
          <table:table-cell office:value-type="float" office:value="7.37571477890015" calcext:value-type="float">
            <text:p>7.37571477890015</text:p>
          </table:table-cell>
          <table:table-cell office:value-type="float" office:value="8.03600215911865" calcext:value-type="float">
            <text:p>8.03600215911865</text:p>
          </table:table-cell>
          <table:table-cell/>
          <table:table-cell table:formula="of:=[.C78]/[.B78]" office:value-type="float" office:value="0.0661342566547339" calcext:value-type="float">
            <text:p>0.066134256654734</text:p>
          </table:table-cell>
          <table:table-cell table:formula="of:=[.D78]/[.B78]" office:value-type="float" office:value="0.0720547154005321" calcext:value-type="float">
            <text:p>0.072054715400532</text:p>
          </table:table-cell>
        </table:table-row>
        <table:table-row table:style-name="ro1">
          <table:table-cell office:value-type="string" calcext:value-type="string">
            <text:p>77_4_8_8_17</text:p>
          </table:table-cell>
          <table:table-cell office:value-type="float" office:value="6902.05473995209" calcext:value-type="float">
            <text:p>6902.05473995209</text:p>
          </table:table-cell>
          <table:table-cell office:value-type="float" office:value="13.9260494709015" calcext:value-type="float">
            <text:p>13.9260494709015</text:p>
          </table:table-cell>
          <table:table-cell office:value-type="float" office:value="18.929621219635" calcext:value-type="float">
            <text:p>18.929621219635</text:p>
          </table:table-cell>
          <table:table-cell/>
          <table:table-cell table:formula="of:=[.C79]/[.B79]" office:value-type="float" office:value="0.00201766720137577" calcext:value-type="float">
            <text:p>0.002017667201376</text:p>
          </table:table-cell>
          <table:table-cell table:formula="of:=[.D79]/[.B79]" office:value-type="float" office:value="0.00274260664872188" calcext:value-type="float">
            <text:p>0.002742606648722</text:p>
          </table:table-cell>
        </table:table-row>
        <table:table-row table:style-name="ro1">
          <table:table-cell office:value-type="string" calcext:value-type="string">
            <text:p>78_4_8_8_18</text:p>
          </table:table-cell>
          <table:table-cell office:value-type="float" office:value="10861.7813870907" calcext:value-type="float">
            <text:p>10861.7813870907</text:p>
          </table:table-cell>
          <table:table-cell office:value-type="float" office:value="29.2454500198364" calcext:value-type="float">
            <text:p>29.2454500198364</text:p>
          </table:table-cell>
          <table:table-cell office:value-type="float" office:value="65.4942326545715" calcext:value-type="float">
            <text:p>65.4942326545715</text:p>
          </table:table-cell>
          <table:table-cell/>
          <table:table-cell table:formula="of:=[.C80]/[.B80]" office:value-type="float" office:value="0.00269250954126133" calcext:value-type="float">
            <text:p>0.002692509541261</text:p>
          </table:table-cell>
          <table:table-cell table:formula="of:=[.D80]/[.B80]" office:value-type="float" office:value="0.00602978740967958" calcext:value-type="float">
            <text:p>0.00602978740968</text:p>
          </table:table-cell>
        </table:table-row>
        <table:table-row table:style-name="ro1">
          <table:table-cell office:value-type="string" calcext:value-type="string">
            <text:p>79_4_8_8_19</text:p>
          </table:table-cell>
          <table:table-cell office:value-type="float" office:value="0.224007129669189" calcext:value-type="float">
            <text:p>0.224007129669189</text:p>
          </table:table-cell>
          <table:table-cell office:value-type="float" office:value="0.982564210891724" calcext:value-type="float">
            <text:p>0.982564210891724</text:p>
          </table:table-cell>
          <table:table-cell office:value-type="float" office:value="2.92200994491577" calcext:value-type="float">
            <text:p>2.92200994491577</text:p>
          </table:table-cell>
          <table:table-cell/>
          <table:table-cell table:formula="of:=[.C81]/[.B81]" office:value-type="float" office:value="4.38630775878769" calcext:value-type="float">
            <text:p>4.38630775878769</text:p>
          </table:table-cell>
          <table:table-cell table:formula="of:=[.D81]/[.B81]" office:value-type="float" office:value="13.0442720695139" calcext:value-type="float">
            <text:p>13.0442720695139</text:p>
          </table:table-cell>
        </table:table-row>
        <table:table-row table:style-name="ro1">
          <table:table-cell office:value-type="string" calcext:value-type="string">
            <text:p>80_4_8_8_20</text:p>
          </table:table-cell>
          <table:table-cell office:value-type="float" office:value="1723.93329906464" calcext:value-type="float">
            <text:p>1723.93329906464</text:p>
          </table:table-cell>
          <table:table-cell office:value-type="float" office:value="12.4981842041016" calcext:value-type="float">
            <text:p>12.4981842041016</text:p>
          </table:table-cell>
          <table:table-cell office:value-type="float" office:value="11.9162414073944" calcext:value-type="float">
            <text:p>11.9162414073944</text:p>
          </table:table-cell>
          <table:table-cell/>
          <table:table-cell table:formula="of:=[.C82]/[.B82]" office:value-type="float" office:value="0.00724980729294038" calcext:value-type="float">
            <text:p>0.00724980729294</text:p>
          </table:table-cell>
          <table:table-cell table:formula="of:=[.D82]/[.B82]" office:value-type="float" office:value="0.00691224040620355" calcext:value-type="float">
            <text:p>0.006912240406204</text:p>
          </table:table-cell>
        </table:table-row>
        <table:table-row table:style-name="ro1">
          <table:table-cell office:value-type="string" calcext:value-type="string">
            <text:p>81_4_8_8_21</text:p>
          </table:table-cell>
          <table:table-cell office:value-type="float" office:value="467.137821912766" calcext:value-type="float">
            <text:p>467.137821912766</text:p>
          </table:table-cell>
          <table:table-cell office:value-type="float" office:value="7.96176385879517" calcext:value-type="float">
            <text:p>7.96176385879517</text:p>
          </table:table-cell>
          <table:table-cell office:value-type="float" office:value="8.82629871368408" calcext:value-type="float">
            <text:p>8.82629871368408</text:p>
          </table:table-cell>
          <table:table-cell/>
          <table:table-cell table:formula="of:=[.C83]/[.B83]" office:value-type="float" office:value="0.0170437149066512" calcext:value-type="float">
            <text:p>0.017043714906651</text:p>
          </table:table-cell>
          <table:table-cell table:formula="of:=[.D83]/[.B83]" office:value-type="float" office:value="0.0188944210887131" calcext:value-type="float">
            <text:p>0.018894421088713</text:p>
          </table:table-cell>
        </table:table-row>
        <table:table-row table:style-name="ro1">
          <table:table-cell office:value-type="string" calcext:value-type="string">
            <text:p>82_4_8_8_22</text:p>
          </table:table-cell>
          <table:table-cell office:value-type="float" office:value="442.899147987366" calcext:value-type="float">
            <text:p>442.899147987366</text:p>
          </table:table-cell>
          <table:table-cell office:value-type="float" office:value="6.19319844245911" calcext:value-type="float">
            <text:p>6.19319844245911</text:p>
          </table:table-cell>
          <table:table-cell office:value-type="float" office:value="10.6641547679901" calcext:value-type="float">
            <text:p>10.6641547679901</text:p>
          </table:table-cell>
          <table:table-cell/>
          <table:table-cell table:formula="of:=[.C84]/[.B84]" office:value-type="float" office:value="0.0139833153226923" calcext:value-type="float">
            <text:p>0.013983315322692</text:p>
          </table:table-cell>
          <table:table-cell table:formula="of:=[.D84]/[.B84]" office:value-type="float" office:value="0.0240780656644982" calcext:value-type="float">
            <text:p>0.024078065664498</text:p>
          </table:table-cell>
        </table:table-row>
        <table:table-row table:style-name="ro1">
          <table:table-cell office:value-type="string" calcext:value-type="string">
            <text:p>83_4_8_8_23</text:p>
          </table:table-cell>
          <table:table-cell office:value-type="float" office:value="232.541210174561" calcext:value-type="float">
            <text:p>232.541210174561</text:p>
          </table:table-cell>
          <table:table-cell office:value-type="float" office:value="19.2402493953705" calcext:value-type="float">
            <text:p>19.2402493953705</text:p>
          </table:table-cell>
          <table:table-cell office:value-type="float" office:value="8.574303150177" calcext:value-type="float">
            <text:p>8.574303150177</text:p>
          </table:table-cell>
          <table:table-cell/>
          <table:table-cell table:formula="of:=[.C85]/[.B85]" office:value-type="float" office:value="0.082739095495923" calcext:value-type="float">
            <text:p>0.082739095495923</text:p>
          </table:table-cell>
          <table:table-cell table:formula="of:=[.D85]/[.B85]" office:value-type="float" office:value="0.0368721877027326" calcext:value-type="float">
            <text:p>0.036872187702733</text:p>
          </table:table-cell>
        </table:table-row>
        <table:table-row table:style-name="ro1">
          <table:table-cell office:value-type="string" calcext:value-type="string">
            <text:p>84_4_8_8_24</text:p>
          </table:table-cell>
          <table:table-cell office:value-type="float" office:value="1260.82091188431" calcext:value-type="float">
            <text:p>1260.82091188431</text:p>
          </table:table-cell>
          <table:table-cell office:value-type="float" office:value="4.65893292427063" calcext:value-type="float">
            <text:p>4.65893292427063</text:p>
          </table:table-cell>
          <table:table-cell office:value-type="float" office:value="6.2135021686554" calcext:value-type="float">
            <text:p>6.2135021686554</text:p>
          </table:table-cell>
          <table:table-cell/>
          <table:table-cell table:formula="of:=[.C86]/[.B86]" office:value-type="float" office:value="0.00369515835306682" calcext:value-type="float">
            <text:p>0.003695158353067</text:p>
          </table:table-cell>
          <table:table-cell table:formula="of:=[.D86]/[.B86]" office:value-type="float" office:value="0.00492814015859656" calcext:value-type="float">
            <text:p>0.004928140158597</text:p>
          </table:table-cell>
        </table:table-row>
        <table:table-row table:style-name="ro1">
          <table:table-cell office:value-type="string" calcext:value-type="string">
            <text:p>85_4_8_8_25</text:p>
          </table:table-cell>
          <table:table-cell office:value-type="float" office:value="576.8796210289" calcext:value-type="float">
            <text:p>576.8796210289</text:p>
          </table:table-cell>
          <table:table-cell office:value-type="float" office:value="13.7762982845306" calcext:value-type="float">
            <text:p>13.7762982845306</text:p>
          </table:table-cell>
          <table:table-cell office:value-type="float" office:value="13.1005249023438" calcext:value-type="float">
            <text:p>13.1005249023438</text:p>
          </table:table-cell>
          <table:table-cell/>
          <table:table-cell table:formula="of:=[.C87]/[.B87]" office:value-type="float" office:value="0.0238807158068086" calcext:value-type="float">
            <text:p>0.023880715806809</text:p>
          </table:table-cell>
          <table:table-cell table:formula="of:=[.D87]/[.B87]" office:value-type="float" office:value="0.0227092870415117" calcext:value-type="float">
            <text:p>0.022709287041512</text:p>
          </table:table-cell>
        </table:table-row>
        <table:table-row table:style-name="ro1">
          <table:table-cell office:value-type="string" calcext:value-type="string">
            <text:p>86_4_8_8_26</text:p>
          </table:table-cell>
          <table:table-cell office:value-type="float" office:value="328.133761882782" calcext:value-type="float">
            <text:p>328.133761882782</text:p>
          </table:table-cell>
          <table:table-cell office:value-type="float" office:value="14.5187268257141" calcext:value-type="float">
            <text:p>14.5187268257141</text:p>
          </table:table-cell>
          <table:table-cell office:value-type="float" office:value="19.3169429302216" calcext:value-type="float">
            <text:p>19.3169429302216</text:p>
          </table:table-cell>
          <table:table-cell/>
          <table:table-cell table:formula="of:=[.C88]/[.B88]" office:value-type="float" office:value="0.0442463669157597" calcext:value-type="float">
            <text:p>0.04424636691576</text:p>
          </table:table-cell>
          <table:table-cell table:formula="of:=[.D88]/[.B88]" office:value-type="float" office:value="0.0588691112410497" calcext:value-type="float">
            <text:p>0.05886911124105</text:p>
          </table:table-cell>
        </table:table-row>
        <table:table-row table:style-name="ro1">
          <table:table-cell office:value-type="string" calcext:value-type="string">
            <text:p>87_4_8_8_27</text:p>
          </table:table-cell>
          <table:table-cell office:value-type="float" office:value="700.37376499176" calcext:value-type="float">
            <text:p>700.37376499176</text:p>
          </table:table-cell>
          <table:table-cell office:value-type="float" office:value="9.11758732795715" calcext:value-type="float">
            <text:p>9.11758732795715</text:p>
          </table:table-cell>
          <table:table-cell office:value-type="float" office:value="17.237535238266" calcext:value-type="float">
            <text:p>17.237535238266</text:p>
          </table:table-cell>
          <table:table-cell/>
          <table:table-cell table:formula="of:=[.C89]/[.B89]" office:value-type="float" office:value="0.0130181737005303" calcext:value-type="float">
            <text:p>0.01301817370053</text:p>
          </table:table-cell>
          <table:table-cell table:formula="of:=[.D89]/[.B89]" office:value-type="float" office:value="0.0246119088119596" calcext:value-type="float">
            <text:p>0.02461190881196</text:p>
          </table:table-cell>
        </table:table-row>
        <table:table-row table:style-name="ro1">
          <table:table-cell office:value-type="string" calcext:value-type="string">
            <text:p>88_4_8_8_28</text:p>
          </table:table-cell>
          <table:table-cell office:value-type="float" office:value="110.61455988884" calcext:value-type="float">
            <text:p>110.61455988884</text:p>
          </table:table-cell>
          <table:table-cell office:value-type="float" office:value="4.02667260169983" calcext:value-type="float">
            <text:p>4.02667260169983</text:p>
          </table:table-cell>
          <table:table-cell office:value-type="float" office:value="6.68557357788086" calcext:value-type="float">
            <text:p>6.68557357788086</text:p>
          </table:table-cell>
          <table:table-cell/>
          <table:table-cell table:formula="of:=[.C90]/[.B90]" office:value-type="float" office:value="0.0364027358219963" calcext:value-type="float">
            <text:p>0.036402735821996</text:p>
          </table:table-cell>
          <table:table-cell table:formula="of:=[.D90]/[.B90]" office:value-type="float" office:value="0.0604402673987891" calcext:value-type="float">
            <text:p>0.060440267398789</text:p>
          </table:table-cell>
        </table:table-row>
        <table:table-row table:style-name="ro1">
          <table:table-cell office:value-type="string" calcext:value-type="string">
            <text:p>89_4_8_8_29</text:p>
          </table:table-cell>
          <table:table-cell office:value-type="float" office:value="1089.42019605637" calcext:value-type="float">
            <text:p>1089.42019605637</text:p>
          </table:table-cell>
          <table:table-cell office:value-type="float" office:value="13.0515372753143" calcext:value-type="float">
            <text:p>13.0515372753143</text:p>
          </table:table-cell>
          <table:table-cell office:value-type="float" office:value="8.35700750350952" calcext:value-type="float">
            <text:p>8.35700750350952</text:p>
          </table:table-cell>
          <table:table-cell/>
          <table:table-cell table:formula="of:=[.C91]/[.B91]" office:value-type="float" office:value="0.0119802600709625" calcext:value-type="float">
            <text:p>0.011980260070963</text:p>
          </table:table-cell>
          <table:table-cell table:formula="of:=[.D91]/[.B91]" office:value-type="float" office:value="0.00767105982958765" calcext:value-type="float">
            <text:p>0.00767105982958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SUM([.B62:.B91])" office:value-type="float" office:value="43817.6664092541" calcext:value-type="float">
            <text:p>43817.6664092541</text:p>
          </table:table-cell>
          <table:table-cell table:formula="of:=SUM([.C62:.C91])" office:value-type="float" office:value="443.791634321213" calcext:value-type="float">
            <text:p>443.791634321213</text:p>
          </table:table-cell>
          <table:table-cell table:formula="of:=SUM([.D62:.D91])" office:value-type="float" office:value="383.238491296768" calcext:value-type="float">
            <text:p>383.23849129676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/00/0000</text:date>, <text:time style:data-style-name="N2" text:time-value="18:17:59.645192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2T14:05:25.901814624</meta:creation-date>
    <dc:date>2022-09-22T18:38:03.850725049</dc:date>
    <meta:editing-duration>PT56M11S</meta:editing-duration>
    <meta:editing-cycles>3</meta:editing-cycles>
    <meta:generator>LibreOffice/6.4.7.2$Linux_X86_64 LibreOffice_project/40$Build-2</meta:generator>
    <meta:document-statistic meta:table-count="2" meta:cell-count="1091" meta:object-count="0"/>
  </office:meta>
</office:document-meta>
</file>